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7319in"/>
    </style:style>
    <style:style style:name="co14" style:family="table-column">
      <style:table-column-properties fo:break-before="auto" style:column-width="1.5654in"/>
    </style:style>
    <style:style style:name="co15" style:family="table-column">
      <style:table-column-properties fo:break-before="auto" style:column-width="1.748in"/>
    </style:style>
    <style:style style:name="co16" style:family="table-column">
      <style:table-column-properties fo:break-before="auto" style:column-width="1.802in"/>
    </style:style>
    <style:style style:name="co17" style:family="table-column">
      <style:table-column-properties fo:break-before="auto" style:column-width="1.783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73in" fo:break-before="auto" style:use-optimal-row-height="true"/>
    </style:style>
    <style:style style:name="ro9" style:family="table-row">
      <style:table-row-properties style:row-height="0.3846in" fo:break-before="auto" style:use-optimal-row-height="false"/>
    </style:style>
    <style:style style:name="ro10" style:family="table-row">
      <style:table-row-properties style:row-height="0.3547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3937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ro14" style:family="table-row">
      <style:table-row-properties style:row-height="0.656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padding="0.0417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17">
      <style:table-cell-properties fo:padding="0.0417in"/>
    </style:style>
    <style:style style:name="ce3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 style:data-style-name="N43">
      <style:table-cell-properties fo:wrap-option="wrap"/>
    </style:style>
    <style:style style:name="ce42" style:family="table-cell" style:parent-style-name="Default" style:data-style-name="N43">
      <style:table-cell-properties fo:background-color="transparent" fo:wrap-option="wrap" fo:border="0.0008in solid #000000" fo:padding="0.028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43">
      <style:table-cell-properties fo:background-color="#ccccff" fo:wrap-option="wrap" fo:border="0.0008in solid #000000" fo:padding="0.028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Table_20_Heading2" style:data-style-name="N43">
      <style:table-cell-properties fo:background-color="#666699" fo:wrap-option="wrap" style:vertical-align="top"/>
      <style:text-properties fo:color="#ffffff"/>
    </style:style>
    <style:style style:name="ce45" style:family="table-cell" style:parent-style-name="Default" style:data-style-name="N42">
      <style:table-cell-properties fo:background-color="#66ffff" fo:wrap-option="wrap" fo:border="0.0008in solid #000000"/>
      <style:text-properties fo:font-weight="bold" style:font-weight-asian="bold" style:font-weight-complex="bold"/>
    </style:style>
    <style:style style:name="ce46" style:family="table-cell" style:parent-style-name="Default" style:data-style-name="N43">
      <style:table-cell-properties fo:wrap-option="wrap" fo:padding="0.028in"/>
    </style:style>
    <style:style style:name="ce47" style:family="table-cell" style:parent-style-name="Default" style:data-style-name="N43">
      <style:table-cell-properties fo:wrap-option="wrap" fo:padding="0.028in"/>
      <style:text-properties fo:font-weight="bold" style:font-weight-asian="bold" style:font-weight-complex="bold"/>
    </style:style>
    <style:style style:name="ce48" style:family="table-cell" style:parent-style-name="Default" style:data-style-name="N43">
      <style:table-cell-properties fo:background-color="#ffff66" fo:wrap-option="wrap"/>
    </style:style>
    <style:style style:name="ce49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50" style:family="table-cell" style:parent-style-name="Default" style:data-style-name="N43">
      <style:table-cell-properties fo:background-color="#00ccff" fo:wrap-option="wrap" fo:padding="0.028in"/>
    </style:style>
    <style:style style:name="ce51" style:family="table-cell" style:parent-style-name="Default" style:data-style-name="N43">
      <style:table-cell-properties fo:background-color="#ff9900" fo:wrap-option="wrap" fo:padding="0.028in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Table_20_Heading2">
      <style:table-cell-properties fo:background-color="#666699" style:vertical-align="top"/>
      <style:text-properties fo:color="#ffffff"/>
    </style:style>
    <style:style style:name="ce5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5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61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62" style:family="table-cell" style:parent-style-name="Default" style:data-style-name="N43">
      <style:table-cell-properties fo:border-bottom="0.0008in solid #000000" fo:background-color="#00ccff" fo:wrap-option="wrap" fo:border-left="none" fo:padding="0.028in" fo:border-right="none" fo:border-top="none"/>
    </style:style>
    <style:style style:name="ce63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64" style:family="table-cell" style:parent-style-name="Default" style:data-style-name="N43">
      <style:table-cell-properties fo:background-color="#ff9900" fo:wrap-option="wrap" fo:border="0.0008in solid #000000" fo:padding="0.028in"/>
    </style:style>
    <style:style style:name="ce65" style:family="table-cell" style:parent-style-name="Default" style:data-style-name="N43">
      <style:table-cell-properties fo:border-bottom="0.0008in solid #000000" fo:background-color="#ff9900" fo:wrap-option="wrap" fo:border-left="none" fo:padding="0.028in" fo:border-right="none" fo:border-top="none"/>
    </style:style>
    <style:style style:name="ce66" style:family="table-cell" style:parent-style-name="Default" style:data-style-name="N43">
      <style:table-cell-properties fo:border-bottom="0.0008in solid #000000" fo:background-color="#00ccff" fo:wrap-option="wrap" fo:border-left="0.0008in solid #000000" fo:padding="0.028in" fo:border-right="none" fo:border-top="none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73" style:family="table-cell" style:parent-style-name="Default" style:data-style-name="N43">
      <style:table-cell-properties fo:border-bottom="none" fo:background-color="#ff9900" fo:wrap-option="wrap" fo:border-left="none" fo:padding="0.028in" fo:border-right="0.0008in solid #000000" fo:border-top="none"/>
    </style:style>
    <style:style style:name="ce74" style:family="table-cell" style:parent-style-name="Default" style:data-style-name="N43">
      <style:table-cell-properties fo:border-bottom="none" fo:background-color="#ccff00" fo:wrap-option="wrap" fo:border-left="none" fo:padding="0.028in" fo:border-right="0.0008in solid #000000" fo:border-top="none"/>
      <style:map style:condition="cell-content()=0" style:apply-style-name="Untitled6" style:base-cell-address="August.A28"/>
    </style:style>
    <style:style style:name="ce75" style:family="table-cell" style:parent-style-name="Default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vertical-align="top"/>
    </style:style>
    <style:style style:name="ce77" style:family="table-cell" style:parent-style-name="Default">
      <style:table-cell-properties fo:padding="0.028in"/>
    </style:style>
    <style:style style:name="ce78" style:family="table-cell" style:parent-style-name="Default">
      <style:text-properties fo:font-size="12pt" style:font-size-asian="12pt" style:font-size-complex="12pt"/>
    </style:style>
    <style:style style:name="ce79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84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none" fo:border-top="none"/>
    </style:style>
    <style:style style:name="ce89" style:family="table-cell" style:parent-style-name="Default" style:data-style-name="N43">
      <style:table-cell-properties fo:border-bottom="0.0008in solid #000000" fo:background-color="#ccff00" fo:wrap-option="wrap" fo:border-left="none" fo:padding="0.028in" fo:border-right="none" fo:border-top="none"/>
      <style:map style:condition="cell-content()=0" style:apply-style-name="Untitled6" style:base-cell-address="August.A28"/>
    </style:style>
    <style:style style:name="ce90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91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96" style:family="table-cell" style:parent-style-name="Default" style:data-style-name="N43">
      <style:table-cell-properties fo:border-bottom="0.0008in solid #000000" fo:background-color="#ff9900" fo:wrap-option="wrap" fo:border-left="0.0008in solid #000000" fo:padding="0.028in" fo:border-right="none" fo:border-top="none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table-cell-properties fo:wrap-option="wrap" fo:border="0.0008in solid #000000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99" style:family="table-cell" style:parent-style-name="Default" style:data-style-name="N43">
      <style:table-cell-properties fo:border-bottom="none" fo:background-color="#00ccff" fo:wrap-option="wrap" fo:border-left="none" fo:padding="0.028in" fo:border-right="0.0008in solid #000000" fo:border-top="none"/>
    </style:style>
    <style:style style:name="ce100" style:family="table-cell" style:parent-style-name="Default" style:data-style-name="N43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Table_20_Heading2" style:data-style-name="N43">
      <style:table-cell-properties fo:background-color="#666699" fo:wrap-option="wrap" style:vertical-align="top"/>
      <style:text-properties fo:color="#ffffff" fo:font-size="15pt" style:font-size-asian="15pt" style:font-size-complex="15pt"/>
    </style:style>
    <style:style style:name="ce10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07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108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Table_20_Heading2">
      <style:table-cell-properties fo:background-color="#666699" style:vertical-align="top"/>
      <style:text-properties fo:color="#ffffff" fo:font-size="15pt" style:font-size-asian="15pt" style:font-size-complex="15pt"/>
    </style:style>
    <style:style style:name="ce115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16" style:family="table-cell" style:parent-style-name="Default" style:data-style-name="N43">
      <style:table-cell-properties fo:border-bottom="0.0008in solid #000000" fo:background-color="#ccff00" fo:wrap-option="wrap" fo:border-left="none" fo:padding="0.028in" fo:border-right="none" fo:border-top="none"/>
      <style:map style:condition="cell-content()=0" style:apply-style-name="Untitled6" style:base-cell-address="August.A28"/>
    </style:style>
    <style:style style:name="ce117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18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119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0.0008in solid #000000" fo:border-top="none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43">
      <style:table-cell-properties fo:border-bottom="none" fo:background-color="#ff9900" fo:wrap-option="wrap" fo:border-left="none" fo:padding="0.028in" fo:border-right="none" fo:border-top="0.0008in solid #000000"/>
    </style:style>
    <style:style style:name="ce126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none" fo:border-top="0.0008in solid #000000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table-cell-properties fo:wrap-option="wrap" fo:border="0.0008in solid #000000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3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3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43" style:family="table-cell" style:parent-style-name="Default" style:data-style-name="N43">
      <style:table-cell-properties fo:border-bottom="0.0008in solid #000000" fo:background-color="#ccff00" fo:wrap-option="wrap" fo:border-left="none" fo:padding="0.028in" fo:border-right="none" fo:border-top="none"/>
      <style:map style:condition="cell-content()=0" style:apply-style-name="Untitled6" style:base-cell-address="August.A28"/>
    </style:style>
    <style:style style:name="ce144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145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146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47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43">
      <style:table-cell-properties fo:border-bottom="none" fo:background-color="#ccff00" fo:wrap-option="wrap" fo:border-left="none" fo:padding="0.028in" fo:border-right="0.0008in solid #000000" fo:border-top="none"/>
      <style:map style:condition="cell-content()=0" style:apply-style-name="Untitled6" style:base-cell-address="August.A28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0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167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August.A28"/>
    </style:style>
    <style:style style:name="ce168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August.A28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43">
      <style:table-cell-properties fo:border-bottom="none" fo:background-color="#ccff00" fo:wrap-option="wrap" fo:border-left="none" fo:padding="0.028in" fo:border-right="0.0008in solid #000000" fo:border-top="none"/>
      <style:map style:condition="cell-content()=0" style:apply-style-name="Untitled6" style:base-cell-address="August.A28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43">
      <style:table-cell-properties fo:border-bottom="0.0008in solid #000000" fo:background-color="#ccff00" fo:wrap-option="wrap" fo:border-left="none" fo:padding="0.028in" fo:border-right="none" fo:border-top="none"/>
      <style:map style:condition="cell-content()=0" style:apply-style-name="Untitled6" style:base-cell-address="August.A28"/>
    </style:style>
    <style:style style:name="ce17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August.D5"/>
      <style:map style:condition="cell-content()=&quot;&quot;" style:apply-style-name="None" style:base-cell-address="August.D5"/>
    </style:style>
    <style:style style:name="ce17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43">
      <style:table-cell-properties fo:border-bottom="0.0008in solid #000000" fo:background-color="#ff9900" fo:wrap-option="wrap" fo:border-left="0.0008in solid #000000" fo:padding="0.028in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Meeting Room Management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27"/>
          <table:table-cell table:style-name="ce12" table:number-columns-repeated="1016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1" table:number-columns-repeated="1014"/>
          <table:table-cell table:style-name="ce32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8" office:value-type="string">
            <text:p>Creation</text:p>
          </table:table-cell>
          <table:table-cell table:style-name="ce28" office:value-type="string">
            <text:p>Tham Do-Thi</text:p>
          </table:table-cell>
          <table:table-cell table:style-name="ce29" office:value-type="date" office:date-value="2015-07-31">
            <text:p>July 31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8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30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ugust" table:style-name="ta2" table:print="false">
        <table:table-column table:style-name="co12" table:default-cell-style-name="ce41"/>
        <table:table-column table:style-name="co13" table:number-columns-repeated="31" table:default-cell-style-name="ce59"/>
        <table:table-column table:style-name="co7" table:number-columns-repeated="988" table:default-cell-style-name="Default"/>
        <table:table-row table:style-name="ro8">
          <table:table-cell/>
          <table:table-cell table:style-name="Default" table:number-columns-repeated="31"/>
          <table:table-cell table:style-name="ce75" table:number-columns-repeated="948"/>
          <table:table-cell table:style-name="ce78" table:number-columns-repeated="40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/>
          <table:table-cell table:style-name="ce12" table:number-columns-repeated="1012"/>
          <table:table-cell table:number-columns-repeated="6"/>
        </table:table-row>
        <table:table-row table:style-name="ro8">
          <table:table-cell table:style-name="ce42"/>
          <table:table-cell table:style-name="ce52" table:number-columns-repeated="8"/>
          <table:table-cell table:style-name="ce67" office:value-type="string" table:number-columns-spanned="2" table:number-rows-spanned="1">
            <text:p>Month</text:p>
          </table:table-cell>
          <table:covered-table-cell table:style-name="ce68"/>
          <table:table-cell table:style-name="ce69" table:content-validation-name="val1" office:value-type="float" office:value="8" table:number-columns-spanned="2" table:number-rows-spanned="1">
            <text:p>8</text:p>
          </table:table-cell>
          <table:covered-table-cell table:style-name="ce68"/>
          <table:table-cell table:style-name="ce67" office:value-type="string" table:number-columns-spanned="2" table:number-rows-spanned="1">
            <text:p>Year</text:p>
          </table:table-cell>
          <table:covered-table-cell table:style-name="ce68"/>
          <table:table-cell table:style-name="ce67" office:value-type="float" office:value="2015" table:number-columns-spanned="2" table:number-rows-spanned="1">
            <text:p>2015</text:p>
          </table:table-cell>
          <table:covered-table-cell table:style-name="ce71"/>
          <table:table-cell table:style-name="ce52" table:number-columns-repeated="15"/>
          <table:table-cell table:style-name="ce75" table:number-columns-repeated="948"/>
          <table:table-cell table:style-name="ce78" table:number-columns-repeated="40"/>
        </table:table-row>
        <table:table-row table:style-name="ro8">
          <table:table-cell table:style-name="ce43"/>
          <table:table-cell table:style-name="ce53" table:formula="of:=DATE([.$P$3];[.L3];1)" office:value-type="date" office:date-value="2015-08-01">
            <text:p>01</text:p>
          </table:table-cell>
          <table:table-cell table:style-name="ce53" table:formula="of:=[.B4]+1" office:value-type="date" office:date-value="2015-08-02">
            <text:p>02</text:p>
          </table:table-cell>
          <table:table-cell table:style-name="ce53" table:formula="of:=[.C4]+1" office:value-type="date" office:date-value="2015-08-03">
            <text:p>03</text:p>
          </table:table-cell>
          <table:table-cell table:style-name="ce53" table:formula="of:=[.D4]+1" office:value-type="date" office:date-value="2015-08-04">
            <text:p>04</text:p>
          </table:table-cell>
          <table:table-cell table:style-name="ce53" table:formula="of:=[.E4]+1" office:value-type="date" office:date-value="2015-08-05">
            <text:p>05</text:p>
          </table:table-cell>
          <table:table-cell table:style-name="ce53" table:formula="of:=[.F4]+1" office:value-type="date" office:date-value="2015-08-06">
            <text:p>06</text:p>
          </table:table-cell>
          <table:table-cell table:style-name="ce53" table:formula="of:=[.G4]+1" office:value-type="date" office:date-value="2015-08-07">
            <text:p>07</text:p>
          </table:table-cell>
          <table:table-cell table:style-name="ce53" table:formula="of:=[.H4]+1" office:value-type="date" office:date-value="2015-08-08">
            <text:p>08</text:p>
          </table:table-cell>
          <table:table-cell table:style-name="ce53" table:formula="of:=[.I4]+1" office:value-type="date" office:date-value="2015-08-09">
            <text:p>09</text:p>
          </table:table-cell>
          <table:table-cell table:style-name="ce53" table:formula="of:=[.J4]+1" office:value-type="date" office:date-value="2015-08-10">
            <text:p>10</text:p>
          </table:table-cell>
          <table:table-cell table:style-name="ce53" table:formula="of:=[.K4]+1" office:value-type="date" office:date-value="2015-08-11">
            <text:p>11</text:p>
          </table:table-cell>
          <table:table-cell table:style-name="ce53" table:formula="of:=[.L4]+1" office:value-type="date" office:date-value="2015-08-12">
            <text:p>12</text:p>
          </table:table-cell>
          <table:table-cell table:style-name="ce53" table:formula="of:=[.M4]+1" office:value-type="date" office:date-value="2015-08-13">
            <text:p>13</text:p>
          </table:table-cell>
          <table:table-cell table:style-name="ce53" table:formula="of:=[.N4]+1" office:value-type="date" office:date-value="2015-08-14">
            <text:p>14</text:p>
          </table:table-cell>
          <table:table-cell table:style-name="ce53" table:formula="of:=[.O4]+1" office:value-type="date" office:date-value="2015-08-15">
            <text:p>15</text:p>
          </table:table-cell>
          <table:table-cell table:style-name="ce53" table:formula="of:=[.P4]+1" office:value-type="date" office:date-value="2015-08-16">
            <text:p>16</text:p>
          </table:table-cell>
          <table:table-cell table:style-name="ce53" table:formula="of:=[.Q4]+1" office:value-type="date" office:date-value="2015-08-17">
            <text:p>17</text:p>
          </table:table-cell>
          <table:table-cell table:style-name="ce53" table:formula="of:=[.R4]+1" office:value-type="date" office:date-value="2015-08-18">
            <text:p>18</text:p>
          </table:table-cell>
          <table:table-cell table:style-name="ce53" table:formula="of:=[.S4]+1" office:value-type="date" office:date-value="2015-08-19">
            <text:p>19</text:p>
          </table:table-cell>
          <table:table-cell table:style-name="ce53" table:formula="of:=[.T4]+1" office:value-type="date" office:date-value="2015-08-20">
            <text:p>20</text:p>
          </table:table-cell>
          <table:table-cell table:style-name="ce53" table:formula="of:=[.U4]+1" office:value-type="date" office:date-value="2015-08-21">
            <text:p>21</text:p>
          </table:table-cell>
          <table:table-cell table:style-name="ce53" table:formula="of:=[.V4]+1" office:value-type="date" office:date-value="2015-08-22">
            <text:p>22</text:p>
          </table:table-cell>
          <table:table-cell table:style-name="ce53" table:formula="of:=[.W4]+1" office:value-type="date" office:date-value="2015-08-23">
            <text:p>23</text:p>
          </table:table-cell>
          <table:table-cell table:style-name="ce53" table:formula="of:=[.X4]+1" office:value-type="date" office:date-value="2015-08-24">
            <text:p>24</text:p>
          </table:table-cell>
          <table:table-cell table:style-name="ce53" table:formula="of:=[.Y4]+1" office:value-type="date" office:date-value="2015-08-25">
            <text:p>25</text:p>
          </table:table-cell>
          <table:table-cell table:style-name="ce53" table:formula="of:=[.Z4]+1" office:value-type="date" office:date-value="2015-08-26">
            <text:p>26</text:p>
          </table:table-cell>
          <table:table-cell table:style-name="ce53" table:formula="of:=[.AA4]+1" office:value-type="date" office:date-value="2015-08-27">
            <text:p>27</text:p>
          </table:table-cell>
          <table:table-cell table:style-name="ce53" table:formula="of:=[.AB4]+1" office:value-type="date" office:date-value="2015-08-28">
            <text:p>28</text:p>
          </table:table-cell>
          <table:table-cell table:style-name="ce53" table:formula="of:=[.AC4]+1" office:value-type="date" office:date-value="2015-08-29">
            <text:p>29</text:p>
          </table:table-cell>
          <table:table-cell table:style-name="ce53" table:formula="of:=[.AD4]+1" office:value-type="date" office:date-value="2015-08-30">
            <text:p>30</text:p>
          </table:table-cell>
          <table:table-cell table:style-name="ce53" table:formula="of:=[.AE4]+1" office:value-type="date" office:date-value="2015-08-31">
            <text:p>31</text:p>
          </table:table-cell>
          <table:table-cell table:style-name="ce75" table:number-columns-repeated="948"/>
          <table:table-cell table:style-name="ce78" table:number-columns-repeated="40"/>
        </table:table-row>
        <table:table-row table:style-name="ro8">
          <table:table-cell table:style-name="ce43"/>
          <table:table-cell table:style-name="ce54" table:formula="of:=CHOOSE(WEEKDAY([.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number-columns-repeated="948"/>
          <table:table-cell table:style-name="ce78" table:number-columns-repeated="40"/>
        </table:table-row>
        <table:table-row table:style-name="ro7">
          <table:table-cell table:style-name="ce44" office:value-type="string">
            <text:p>Morning</text:p>
          </table:table-cell>
          <table:table-cell table:style-name="ce55" table:number-columns-repeated="31"/>
          <table:table-cell table:style-name="ce76" table:number-columns-repeated="984"/>
          <table:table-cell table:number-columns-repeated="4"/>
        </table:table-row>
        <table:table-row table:style-name="ro9">
          <table:table-cell table:style-name="ce45" office:value-type="time" office:time-value="PT08H00M00S">
            <text:p>08:00 AM</text:p>
          </table:table-cell>
          <table:table-cell table:style-name="ce56" table:number-columns-repeated="31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08H30M00S">
            <text:p>08:30 AM</text:p>
          </table:table-cell>
          <table:table-cell table:style-name="ce56" table:number-columns-repeated="2"/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table:number-columns-repeated="2"/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table:number-columns-repeated="2"/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table:number-columns-repeated="2"/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IOS</text:p>
          </table:table-cell>
          <table:table-cell table:style-name="ce56" table:number-columns-repeated="2"/>
          <table:table-cell table:style-name="ce56" office:value-type="string">
            <text:p>Họp Team IOS</text:p>
          </table:table-cell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09H00M00S">
            <text:p>09:00 AM</text:p>
          </table:table-cell>
          <table:table-cell table:style-name="ce56" table:number-columns-repeated="2"/>
          <table:table-cell table:style-name="ce51" office:value-type="string">
            <office:annotation draw:style-name="gr1" draw:text-style-name="P1" svg:width="1.1413in" svg:height="0.4484in" svg:x="6.5913in" svg:y="1.7713in" draw:caption-point-x="-0.2402in" draw:caption-point-y="0.5988in">
              <dc:date>2015-07-31T00:00:00</dc:date>
              <text:p text:style-name="P1"><text:span text:style-name="T1">Chị <text:s/>Bình</text:span></text:p>
            </office:annotation>
            <text:p>Phỏng vấn QC (Vòng 1)</text:p>
          </table:table-cell>
          <table:table-cell table:style-name="ce56" table:number-columns-repeated="27"/>
          <table:table-cell table:style-name="ce73" office:value-type="string">
            <office:annotation draw:style-name="gr1" draw:text-style-name="P1" svg:width="1.1413in" svg:height="0.4484in" svg:x="54.9047in" svg:y="1.7713in" draw:caption-point-x="-0.2402in" draw:caption-point-y="0.5988in">
              <dc:date>2015-07-31T00:00:00</dc:date>
              <text:p text:style-name="P1"><text:span text:style-name="T1">Chị <text:s/>Bình</text:span></text:p>
            </office:annotation>
            <text:p>Phỏng vấn QC (Vòng 1)</text:p>
          </table:table-cell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09H30M00S">
            <text:p>09:30 AM</text:p>
          </table:table-cell>
          <table:table-cell table:style-name="ce56" table:number-columns-repeated="31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0H00M00S">
            <text:p>10:00 AM</text:p>
          </table:table-cell>
          <table:table-cell table:style-name="ce56" table:number-columns-repeated="2"/>
          <table:table-cell table:style-name="ce51" office:value-type="string">
            <office:annotation draw:style-name="gr1" draw:text-style-name="P1" svg:width="1.1413in" svg:height="0.4484in" svg:x="6.5913in" svg:y="2.4787in" draw:caption-point-x="-0.2402in" draw:caption-point-y="0.5984in">
              <dc:date>2015-07-31T00:00:00</dc:date>
              <text:p text:style-name="P1"><text:span text:style-name="T1">A Hiến</text:span></text:p>
            </office:annotation>
            <text:p>Phỏng vấn QC (Vòng 2)</text:p>
          </table:table-cell>
          <table:table-cell table:style-name="ce56" table:number-columns-repeated="2"/>
          <table:table-cell table:style-name="ce65" office:value-type="string" table:number-columns-spanned="1" table:number-rows-spanned="4">
            <text:p>Dự án SD review code</text:p>
          </table:table-cell>
          <table:table-cell table:style-name="ce56" table:number-columns-repeated="24"/>
          <table:table-cell table:style-name="ce73" office:value-type="string">
            <office:annotation draw:style-name="gr1" draw:text-style-name="P1" svg:width="1.1413in" svg:height="0.4484in" svg:x="54.9047in" svg:y="2.4783in" draw:caption-point-x="-0.2402in" draw:caption-point-y="0.5988in">
              <dc:date>2015-07-31T00:00:00</dc:date>
              <text:p text:style-name="P1"><text:span text:style-name="T1">Chị <text:s/>Bình</text:span></text:p>
            </office:annotation>
            <text:p>Phỏng vấn QC (Vòng 1)</text:p>
          </table:table-cell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0H30M00S">
            <text:p>10:30 AM</text:p>
          </table:table-cell>
          <table:table-cell table:style-name="ce56" table:number-columns-repeated="5"/>
          <table:covered-table-cell table:style-name="Default"/>
          <table:table-cell table:style-name="ce56" table:number-columns-repeated="25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1H00M00S">
            <text:p>11:00 AM</text:p>
          </table:table-cell>
          <table:table-cell table:style-name="ce56" table:number-columns-repeated="5"/>
          <table:covered-table-cell table:style-name="Default"/>
          <table:table-cell table:style-name="ce56" table:number-columns-repeated="25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1H30M00S">
            <text:p>11:30 AM</text:p>
          </table:table-cell>
          <table:table-cell table:style-name="ce56" table:number-columns-repeated="5"/>
          <table:covered-table-cell table:style-name="Default"/>
          <table:table-cell table:style-name="ce56" table:number-columns-repeated="13"/>
          <table:table-cell table:style-name="ce72" office:value-type="string" table:number-columns-spanned="1" table:number-rows-spanned="2">
            <text:p>Technology Department meeting</text:p>
          </table:table-cell>
          <table:table-cell table:style-name="ce56" table:number-columns-repeated="6"/>
          <table:table-cell table:style-name="ce72" office:value-type="string" table:number-columns-spanned="1" table:number-rows-spanned="2">
            <text:p>Technology Department meeting</text:p>
          </table:table-cell>
          <table:table-cell table:style-name="ce56" table:number-columns-repeated="4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00H00M00S">
            <text:p>12:00 AM</text:p>
          </table:table-cell>
          <table:table-cell table:style-name="ce56" table:number-columns-repeated="19"/>
          <table:covered-table-cell table:style-name="ce63"/>
          <table:table-cell table:style-name="ce56" table:number-columns-repeated="6"/>
          <table:covered-table-cell table:style-name="ce63"/>
          <table:table-cell table:style-name="ce56" table:number-columns-repeated="4"/>
          <table:table-cell table:style-name="ce77" table:number-columns-repeated="948"/>
          <table:table-cell table:number-columns-repeated="40"/>
        </table:table-row>
        <table:table-row table:style-name="ro7">
          <table:table-cell table:style-name="ce44" office:value-type="string">
            <text:p>Afternoon</text:p>
          </table:table-cell>
          <table:table-cell table:style-name="ce55" table:number-columns-repeated="31"/>
          <table:table-cell table:style-name="ce76" table:number-columns-repeated="984"/>
          <table:table-cell table:number-columns-repeated="4"/>
        </table:table-row>
        <table:table-row table:style-name="ro10">
          <table:table-cell table:style-name="ce45" office:value-type="time" office:time-value="PT13H30M00S">
            <text:p>01:30 PM</text:p>
          </table:table-cell>
          <table:table-cell table:style-name="ce56" table:number-columns-repeated="2"/>
          <table:table-cell table:style-name="ce60" office:value-type="string" table:number-columns-spanned="1" table:number-rows-spanned="3">
            <text:p>Dự án MT review code</text:p>
          </table:table-cell>
          <table:table-cell table:style-name="ce61" office:value-type="string" table:number-columns-spanned="1" table:number-rows-spanned="3">
            <text:p>Dự án SD review code</text:p>
          </table:table-cell>
          <table:table-cell table:style-name="ce50" office:value-type="string" table:number-columns-spanned="1" table:number-rows-spanned="4">
            <text:p>Dự án ASL review code (phòng họp lớn)</text:p>
          </table:table-cell>
          <table:table-cell table:style-name="ce61" office:value-type="string" table:number-columns-spanned="1" table:number-rows-spanned="3">
            <text:p>Dự án BBM review code</text:p>
          </table:table-cell>
          <table:table-cell table:style-name="ce60" office:value-type="string" table:number-columns-spanned="1" table:number-rows-spanned="3">
            <text:p>1. Dự án Jooto review code (phòng họp lớn)</text:p>
            <text:p>2. Dự án OC review code (Phòng họp nhỏ)</text:p>
          </table:table-cell>
          <table:table-cell table:style-name="ce56" table:number-columns-repeated="2"/>
          <table:table-cell table:style-name="ce60" office:value-type="string" table:number-columns-spanned="1" table:number-rows-spanned="3">
            <text:p>Dự án MT review code</text:p>
          </table:table-cell>
          <table:table-cell table:style-name="ce70" office:value-type="string" table:number-columns-spanned="1" table:number-rows-spanned="5">
            <text:p>Dự án SD review code</text:p>
          </table:table-cell>
          <table:table-cell table:style-name="ce65" office:value-type="string" table:number-columns-spanned="1" table:number-rows-spanned="3">
            <text:p>Lesson-learned Hackathon</text:p>
          </table:table-cell>
          <table:table-cell table:style-name="ce61" office:value-type="string" table:number-columns-spanned="1" table:number-rows-spanned="3">
            <text:p>Dự án BBM review code</text:p>
          </table:table-cell>
          <table:table-cell table:style-name="ce60" office:value-type="string" table:number-columns-spanned="1" table:number-rows-spanned="3">
            <text:p>1. Dự án Jooto review code (phòng họp lớn)</text:p>
            <text:p>2. Dự án OC review code (Phòng họp nhỏ)</text:p>
          </table:table-cell>
          <table:table-cell table:style-name="ce56" table:number-columns-repeated="2"/>
          <table:table-cell table:style-name="ce60" office:value-type="string" table:number-columns-spanned="1" table:number-rows-spanned="3">
            <text:p>Dự án MT review code</text:p>
          </table:table-cell>
          <table:table-cell table:style-name="ce61" office:value-type="string" table:number-columns-spanned="1" table:number-rows-spanned="3">
            <text:p>Dự án SD review code</text:p>
          </table:table-cell>
          <table:table-cell table:style-name="ce50" office:value-type="string" table:number-columns-spanned="1" table:number-rows-spanned="3">
            <text:p>Dự án ASL review code</text:p>
          </table:table-cell>
          <table:table-cell table:style-name="ce61" office:value-type="string" table:number-columns-spanned="1" table:number-rows-spanned="3">
            <text:p>Dự án BBM review code</text:p>
          </table:table-cell>
          <table:table-cell table:style-name="ce60" office:value-type="string" table:number-columns-spanned="1" table:number-rows-spanned="3">
            <text:p>1. Dự án Jooto review code (phòng họp lớn)</text:p>
            <text:p>2. Dự án OC review code (Phòng họp nhỏ)</text:p>
          </table:table-cell>
          <table:table-cell table:style-name="ce56" table:number-columns-repeated="2"/>
          <table:table-cell table:style-name="ce60" office:value-type="string" table:number-columns-spanned="1" table:number-rows-spanned="3">
            <text:p>Dự án MT review code</text:p>
          </table:table-cell>
          <table:table-cell table:style-name="ce61" office:value-type="string" table:number-columns-spanned="1" table:number-rows-spanned="3">
            <text:p>Dự án SD review code</text:p>
          </table:table-cell>
          <table:table-cell table:style-name="ce56"/>
          <table:table-cell table:style-name="ce61" office:value-type="string" table:number-columns-spanned="1" table:number-rows-spanned="3">
            <text:p>Dự án BBM review code</text:p>
          </table:table-cell>
          <table:table-cell table:style-name="ce60" office:value-type="string" table:number-columns-spanned="1" table:number-rows-spanned="3">
            <text:p>1. Dự án Jooto review code (phòng họp lớn)</text:p>
          </table:table-cell>
          <table:table-cell table:style-name="ce56" table:number-columns-repeated="2"/>
          <table:table-cell table:style-name="ce74" office:value-type="string" table:number-columns-spanned="1" table:number-rows-spanned="3">
            <text:p>Dự án MT review code</text:p>
          </table:table-cell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4H00M00S">
            <text:p>02:00 PM</text:p>
          </table:table-cell>
          <table:table-cell table:style-name="ce56" table:number-columns-repeated="2"/>
          <table:covered-table-cell table:number-columns-repeated="2" table:style-name="Default"/>
          <table:covered-table-cell table:style-name="ce63"/>
          <table:covered-table-cell table:style-name="Default"/>
          <table:covered-table-cell table:style-name="ce63"/>
          <table:table-cell table:style-name="ce56" table:number-columns-repeated="2"/>
          <table:covered-table-cell table:number-columns-repeated="2" table:style-name="Default"/>
          <table:covered-table-cell table:style-name="ce63"/>
          <table:covered-table-cell table:style-name="Default"/>
          <table:covered-table-cell table:style-name="ce63"/>
          <table:table-cell table:style-name="ce56" table:number-columns-repeated="2"/>
          <table:covered-table-cell table:number-columns-repeated="2" table:style-name="Default"/>
          <table:covered-table-cell table:style-name="ce63"/>
          <table:covered-table-cell table:style-name="Default"/>
          <table:covered-table-cell table:style-name="ce63"/>
          <table:table-cell table:style-name="ce56" table:number-columns-repeated="2"/>
          <table:covered-table-cell table:number-columns-repeated="2" table:style-name="Default"/>
          <table:table-cell table:style-name="ce56"/>
          <table:covered-table-cell table:style-name="Default"/>
          <table:covered-table-cell table:style-name="ce63"/>
          <table:table-cell table:style-name="ce56" table:number-columns-repeated="2"/>
          <table:covered-table-cell table:style-name="Default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4H30M00S">
            <text:p>02:30 PM</text:p>
          </table:table-cell>
          <table:table-cell table:style-name="ce56" table:number-columns-repeated="2"/>
          <table:covered-table-cell table:number-columns-repeated="2" table:style-name="Default"/>
          <table:covered-table-cell table:style-name="ce50"/>
          <table:covered-table-cell table:style-name="Default"/>
          <table:covered-table-cell table:style-name="ce63"/>
          <table:table-cell table:style-name="ce56" table:number-columns-repeated="2"/>
          <table:covered-table-cell table:number-columns-repeated="2" table:style-name="Default"/>
          <table:covered-table-cell table:style-name="ce63"/>
          <table:covered-table-cell table:style-name="Default"/>
          <table:covered-table-cell table:style-name="ce63"/>
          <table:table-cell table:style-name="ce56" table:number-columns-repeated="2"/>
          <table:covered-table-cell table:number-columns-repeated="2" table:style-name="Default"/>
          <table:covered-table-cell table:style-name="ce50"/>
          <table:covered-table-cell table:style-name="Default"/>
          <table:covered-table-cell table:style-name="ce63"/>
          <table:table-cell table:style-name="ce56" table:number-columns-repeated="2"/>
          <table:covered-table-cell table:number-columns-repeated="2" table:style-name="Default"/>
          <table:table-cell table:style-name="ce56"/>
          <table:covered-table-cell table:style-name="Default"/>
          <table:covered-table-cell table:style-name="ce63"/>
          <table:table-cell table:style-name="ce56" table:number-columns-repeated="2"/>
          <table:covered-table-cell table:style-name="Default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5H00M00S">
            <text:p>03:00 PM</text:p>
          </table:table-cell>
          <table:table-cell table:style-name="ce56" table:number-columns-repeated="4"/>
          <table:covered-table-cell table:style-name="ce50"/>
          <table:table-cell table:style-name="ce56" table:number-columns-repeated="5"/>
          <table:covered-table-cell table:style-name="ce63"/>
          <table:table-cell table:style-name="ce56" table:number-columns-repeated="20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5H30M00S">
            <text:p>03:30 PM</text:p>
          </table:table-cell>
          <table:table-cell table:style-name="ce56" table:number-columns-repeated="4"/>
          <table:table-cell table:style-name="ce64" office:value-type="string" table:number-columns-spanned="1" table:number-rows-spanned="2">
            <text:p>HiepNH review VinhP (từ 2h30 – 4h30) phòng họp nhỏ</text:p>
          </table:table-cell>
          <table:table-cell table:style-name="ce56" table:number-columns-repeated="5"/>
          <table:covered-table-cell table:style-name="ce63"/>
          <table:table-cell table:style-name="ce56" table:number-columns-repeated="20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6H00M00S">
            <text:p>04:00 PM</text:p>
          </table:table-cell>
          <table:table-cell table:style-name="ce56" table:number-columns-repeated="3"/>
          <table:table-cell table:style-name="ce62" office:value-type="string" table:number-columns-spanned="1" table:number-rows-spanned="3">
            <text:p>Dự án Rally review code</text:p>
          </table:table-cell>
          <table:covered-table-cell table:style-name="ce51"/>
          <table:table-cell table:style-name="ce65" office:value-type="string" table:number-columns-spanned="1" table:number-rows-spanned="3">
            <text:p>Dự án Jooto Mobile review code</text:p>
          </table:table-cell>
          <table:table-cell table:style-name="ce66" office:value-type="string" table:number-columns-spanned="1" table:number-rows-spanned="3">
            <text:p>Dự án MYID review code</text:p>
          </table:table-cell>
          <table:table-cell table:style-name="ce56" table:number-columns-repeated="10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56"/>
          <table:table-cell table:style-name="ce65" office:value-type="string" table:number-columns-spanned="1" table:number-rows-spanned="3">
            <text:p>Dự án Jooto Mobile review code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56" table:number-columns-repeated="4"/>
          <table:table-cell table:style-name="ce61" office:value-type="string" table:number-columns-spanned="1" table:number-rows-spanned="3">
            <text:p>SingSquare review code</text:p>
          </table:table-cell>
          <table:table-cell table:style-name="ce56" table:number-columns-repeated="5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6H30M00S">
            <text:p>04:30 PM</text:p>
          </table:table-cell>
          <table:table-cell table:style-name="ce56" table:number-columns-repeated="3"/>
          <table:covered-table-cell table:style-name="Default"/>
          <table:table-cell table:style-name="ce56"/>
          <table:covered-table-cell table:style-name="ce63"/>
          <table:covered-table-cell table:style-name="Default"/>
          <table:table-cell table:style-name="ce56" table:number-columns-repeated="10"/>
          <table:covered-table-cell table:style-name="Default"/>
          <table:table-cell table:style-name="ce56"/>
          <table:covered-table-cell table:number-columns-repeated="2" table:style-name="Default"/>
          <table:table-cell table:style-name="ce56" table:number-columns-repeated="4"/>
          <table:covered-table-cell table:style-name="Default"/>
          <table:table-cell table:style-name="ce56" table:number-columns-repeated="5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7H00M00S">
            <text:p>05:00 PM</text:p>
          </table:table-cell>
          <table:table-cell table:style-name="ce56" table:number-columns-repeated="3"/>
          <table:covered-table-cell table:style-name="Default"/>
          <table:table-cell table:style-name="ce56"/>
          <table:covered-table-cell table:style-name="ce63"/>
          <table:covered-table-cell table:style-name="Default"/>
          <table:table-cell table:style-name="ce56" table:number-columns-repeated="10"/>
          <table:covered-table-cell table:style-name="Default"/>
          <table:table-cell table:style-name="ce56"/>
          <table:covered-table-cell table:number-columns-repeated="2" table:style-name="Default"/>
          <table:table-cell table:style-name="ce56" table:number-columns-repeated="4"/>
          <table:covered-table-cell table:style-name="Default"/>
          <table:table-cell table:style-name="ce56" table:number-columns-repeated="5"/>
          <table:table-cell table:style-name="ce77" table:number-columns-repeated="948"/>
          <table:table-cell table:number-columns-repeated="40"/>
        </table:table-row>
        <table:table-row table:style-name="ro10">
          <table:table-cell table:style-name="ce45" office:value-type="time" office:time-value="PT17H30M00S">
            <text:p>05:30 PM</text:p>
          </table:table-cell>
          <table:table-cell table:style-name="ce56" table:number-columns-repeated="31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7" office:value-type="string">
            <text:p>Note</text:p>
          </table:table-cell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48"/>
          <table:table-cell table:style-name="ce58" office:value-type="string">
            <text:p><text:s/>Daily</text:p>
          </table:table-cell>
          <table:table-cell table:style-name="ce57" table:number-columns-repeated="3"/>
          <table:table-cell table:style-name="Default"/>
          <table:table-cell table:style-name="ce57" table:number-columns-repeated="26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49"/>
          <table:table-cell table:style-name="ce58" office:value-type="string">
            <text:p><text:s/>Weekly </text:p>
          </table:table-cell>
          <table:table-cell table:style-name="ce57" table:number-columns-repeated="30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50"/>
          <table:table-cell table:style-name="ce58" office:value-type="string">
            <text:p>Bi – Weekly </text:p>
          </table:table-cell>
          <table:table-cell table:style-name="ce57" table:number-columns-repeated="30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51"/>
          <table:table-cell table:style-name="ce58" office:value-type="string">
            <text:p><text:s/>Suddenly </text:p>
          </table:table-cell>
          <table:table-cell table:style-name="ce57" table:number-columns-repeated="30"/>
          <table:table-cell table:style-name="ce77" table:number-columns-repeated="948"/>
          <table:table-cell table:number-columns-repeated="40"/>
        </table:table-row>
        <table:table-row table:style-name="ro2" table:number-rows-repeated="65394">
          <table:table-cell table:style-name="ce46"/>
          <table:table-cell table:style-name="ce57" table:number-columns-repeated="31"/>
          <table:table-cell table:style-name="ce77" table:number-columns-repeated="948"/>
          <table:table-cell table:number-columns-repeated="40"/>
        </table:table-row>
        <table:table-row table:style-name="ro2" table:number-rows-repeated="98314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eptember" table:style-name="ta3" table:print="false">
        <table:table-column table:style-name="co12" table:default-cell-style-name="ce41"/>
        <table:table-column table:style-name="co14" table:number-columns-repeated="30" table:default-cell-style-name="ce87"/>
        <table:table-column table:style-name="co7" table:number-columns-repeated="988" table:default-cell-style-name="Default"/>
        <table:table-row table:style-name="ro8">
          <table:table-cell/>
          <table:table-cell table:style-name="Default" table:number-columns-repeated="30"/>
          <table:table-cell table:style-name="ce75" table:number-columns-repeated="948"/>
          <table:table-cell table:style-name="ce78" table:number-columns-repeated="40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/>
          <table:table-cell table:style-name="ce12" table:number-columns-repeated="1011"/>
          <table:table-cell table:number-columns-repeated="6"/>
        </table:table-row>
        <table:table-row table:style-name="ro8">
          <table:table-cell table:style-name="ce42"/>
          <table:table-cell table:style-name="ce80" table:number-columns-repeated="8"/>
          <table:table-cell table:style-name="ce92" office:value-type="string" table:number-columns-spanned="2" table:number-rows-spanned="1">
            <text:p>Month</text:p>
          </table:table-cell>
          <table:covered-table-cell table:style-name="ce93"/>
          <table:table-cell table:style-name="ce94" table:content-validation-name="val1" office:value-type="float" office:value="9" table:number-columns-spanned="2" table:number-rows-spanned="1">
            <text:p>9</text:p>
          </table:table-cell>
          <table:covered-table-cell table:style-name="ce93"/>
          <table:table-cell table:style-name="ce92" office:value-type="string" table:number-columns-spanned="2" table:number-rows-spanned="1">
            <text:p>Year</text:p>
          </table:table-cell>
          <table:covered-table-cell table:style-name="ce93"/>
          <table:table-cell table:style-name="ce92" office:value-type="float" office:value="2015" table:number-columns-spanned="2" table:number-rows-spanned="1">
            <text:p>2015</text:p>
          </table:table-cell>
          <table:covered-table-cell table:style-name="ce97"/>
          <table:table-cell table:style-name="ce80" table:number-columns-repeated="14"/>
          <table:table-cell table:style-name="ce75" table:number-columns-repeated="948"/>
          <table:table-cell table:style-name="ce78" table:number-columns-repeated="40"/>
        </table:table-row>
        <table:table-row table:style-name="ro8">
          <table:table-cell table:style-name="ce43"/>
          <table:table-cell table:style-name="ce81" table:formula="of:=DATE([.$P$3];[.L3];1)" office:value-type="date" office:date-value="2015-09-01">
            <text:p>01</text:p>
          </table:table-cell>
          <table:table-cell table:style-name="ce81" table:formula="of:=[.B4]+1" office:value-type="date" office:date-value="2015-09-02">
            <office:annotation draw:style-name="gr2" draw:text-style-name="P1" svg:width="1.1413in" svg:height="0.2634in" svg:x="4.5339in" svg:y="0.2531in" draw:caption-point-x="-0.2402in" draw:caption-point-y="0.6in">
              <dc:date>2015-08-28T00:00:00</dc:date>
              <text:p text:style-name="P1"><text:span text:style-name="T1">Nghỉ lễ 2/9</text:span></text:p>
            </office:annotation>
            <text:p>02</text:p>
          </table:table-cell>
          <table:table-cell table:style-name="ce81" table:formula="of:=[.C4]+1" office:value-type="date" office:date-value="2015-09-03">
            <text:p>03</text:p>
          </table:table-cell>
          <table:table-cell table:style-name="ce81" table:formula="of:=[.D4]+1" office:value-type="date" office:date-value="2015-09-04">
            <text:p>04</text:p>
          </table:table-cell>
          <table:table-cell table:style-name="ce81" table:formula="of:=[.E4]+1" office:value-type="date" office:date-value="2015-09-05">
            <text:p>05</text:p>
          </table:table-cell>
          <table:table-cell table:style-name="ce81" table:formula="of:=[.F4]+1" office:value-type="date" office:date-value="2015-09-06">
            <text:p>06</text:p>
          </table:table-cell>
          <table:table-cell table:style-name="ce81" table:formula="of:=[.G4]+1" office:value-type="date" office:date-value="2015-09-07">
            <text:p>07</text:p>
          </table:table-cell>
          <table:table-cell table:style-name="ce81" table:formula="of:=[.H4]+1" office:value-type="date" office:date-value="2015-09-08">
            <text:p>08</text:p>
          </table:table-cell>
          <table:table-cell table:style-name="ce81" table:formula="of:=[.I4]+1" office:value-type="date" office:date-value="2015-09-09">
            <text:p>09</text:p>
          </table:table-cell>
          <table:table-cell table:style-name="ce81" table:formula="of:=[.J4]+1" office:value-type="date" office:date-value="2015-09-10">
            <text:p>10</text:p>
          </table:table-cell>
          <table:table-cell table:style-name="ce81" table:formula="of:=[.K4]+1" office:value-type="date" office:date-value="2015-09-11">
            <text:p>11</text:p>
          </table:table-cell>
          <table:table-cell table:style-name="ce81" table:formula="of:=[.L4]+1" office:value-type="date" office:date-value="2015-09-12">
            <text:p>12</text:p>
          </table:table-cell>
          <table:table-cell table:style-name="ce81" table:formula="of:=[.M4]+1" office:value-type="date" office:date-value="2015-09-13">
            <text:p>13</text:p>
          </table:table-cell>
          <table:table-cell table:style-name="ce81" table:formula="of:=[.N4]+1" office:value-type="date" office:date-value="2015-09-14">
            <text:p>14</text:p>
          </table:table-cell>
          <table:table-cell table:style-name="ce81" table:formula="of:=[.O4]+1" office:value-type="date" office:date-value="2015-09-15">
            <text:p>15</text:p>
          </table:table-cell>
          <table:table-cell table:style-name="ce81" table:formula="of:=[.P4]+1" office:value-type="date" office:date-value="2015-09-16">
            <text:p>16</text:p>
          </table:table-cell>
          <table:table-cell table:style-name="ce81" table:formula="of:=[.Q4]+1" office:value-type="date" office:date-value="2015-09-17">
            <text:p>17</text:p>
          </table:table-cell>
          <table:table-cell table:style-name="ce81" table:formula="of:=[.R4]+1" office:value-type="date" office:date-value="2015-09-18">
            <text:p>18</text:p>
          </table:table-cell>
          <table:table-cell table:style-name="ce81" table:formula="of:=[.S4]+1" office:value-type="date" office:date-value="2015-09-19">
            <text:p>19</text:p>
          </table:table-cell>
          <table:table-cell table:style-name="ce81" table:formula="of:=[.T4]+1" office:value-type="date" office:date-value="2015-09-20">
            <text:p>20</text:p>
          </table:table-cell>
          <table:table-cell table:style-name="ce81" table:formula="of:=[.U4]+1" office:value-type="date" office:date-value="2015-09-21">
            <text:p>21</text:p>
          </table:table-cell>
          <table:table-cell table:style-name="ce81" table:formula="of:=[.V4]+1" office:value-type="date" office:date-value="2015-09-22">
            <text:p>22</text:p>
          </table:table-cell>
          <table:table-cell table:style-name="ce81" table:formula="of:=[.W4]+1" office:value-type="date" office:date-value="2015-09-23">
            <text:p>23</text:p>
          </table:table-cell>
          <table:table-cell table:style-name="ce81" table:formula="of:=[.X4]+1" office:value-type="date" office:date-value="2015-09-24">
            <text:p>24</text:p>
          </table:table-cell>
          <table:table-cell table:style-name="ce81" table:formula="of:=[.Y4]+1" office:value-type="date" office:date-value="2015-09-25">
            <text:p>25</text:p>
          </table:table-cell>
          <table:table-cell table:style-name="ce81" table:formula="of:=[.Z4]+1" office:value-type="date" office:date-value="2015-09-26">
            <text:p>26</text:p>
          </table:table-cell>
          <table:table-cell table:style-name="ce81" table:formula="of:=[.AA4]+1" office:value-type="date" office:date-value="2015-09-27">
            <text:p>27</text:p>
          </table:table-cell>
          <table:table-cell table:style-name="ce81" table:formula="of:=[.AB4]+1" office:value-type="date" office:date-value="2015-09-28">
            <text:p>28</text:p>
          </table:table-cell>
          <table:table-cell table:style-name="ce81" table:formula="of:=[.AC4]+1" office:value-type="date" office:date-value="2015-09-29">
            <text:p>29</text:p>
          </table:table-cell>
          <table:table-cell table:style-name="ce81" table:formula="of:=[.AD4]+1" office:value-type="date" office:date-value="2015-09-30">
            <text:p>30</text:p>
          </table:table-cell>
          <table:table-cell table:style-name="ce75" table:number-columns-repeated="948"/>
          <table:table-cell table:style-name="ce78" table:number-columns-repeated="40"/>
        </table:table-row>
        <table:table-row table:style-name="ro8">
          <table:table-cell table:style-name="ce43"/>
          <table:table-cell table:style-name="ce82" table:formula="of:=CHOOSE(WEEKDAY([.B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C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D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number-columns-repeated="948"/>
          <table:table-cell table:style-name="ce78" table:number-columns-repeated="40"/>
        </table:table-row>
        <table:table-row table:style-name="ro7">
          <table:table-cell table:style-name="ce44" office:value-type="string">
            <text:p>Morning</text:p>
          </table:table-cell>
          <table:table-cell table:style-name="ce55" table:number-columns-repeated="30"/>
          <table:table-cell table:style-name="ce76" table:number-columns-repeated="984"/>
          <table:table-cell table:number-columns-repeated="4"/>
        </table:table-row>
        <table:table-row table:style-name="ro12">
          <table:table-cell table:style-name="ce45" office:value-type="time" office:time-value="PT08H00M00S">
            <text:p>08:00 AM</text:p>
          </table:table-cell>
          <table:table-cell table:style-name="ce83" table:number-columns-repeated="30"/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08H30M00S">
            <text:p>08:30 AM</text:p>
          </table:table-cell>
          <table:table-cell table:style-name="ce83" office:value-type="string">
            <text:p>Họp Team IOS</text:p>
          </table:table-cell>
          <table:table-cell table:style-name="ce83"/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table:number-columns-repeated="2"/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table:number-columns-repeated="2"/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table:number-columns-repeated="2"/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table:number-columns-repeated="2"/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83" office:value-type="string">
            <text:p>Họp Team IOS</text:p>
          </table:table-cell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09H00M00S">
            <text:p>09:00 AM</text:p>
          </table:table-cell>
          <table:table-cell table:style-name="ce51" office:value-type="string">
            <office:annotation draw:style-name="gr1" draw:text-style-name="P1" svg:width="1.1413in" svg:height="0.4484in" svg:x="2.9744in" svg:y="1.8142in" draw:caption-point-x="-0.2402in" draw:caption-point-y="0.6039in">
              <dc:date>2015-07-31T00:00:00</dc:date>
              <text:p text:style-name="P1"><text:span text:style-name="T1">Chị <text:s/>Bình</text:span></text:p>
            </office:annotation>
            <text:p>Phỏng vấn QC (Vòng 1)</text:p>
          </table:table-cell>
          <table:table-cell table:style-name="ce83"/>
          <table:table-cell table:style-name="ce51" office:value-type="string">
            <office:annotation draw:style-name="gr2" draw:text-style-name="P1" svg:width="1.1413in" svg:height="0.2634in" svg:x="6.0933in" svg:y="1.8173in" draw:caption-point-x="-0.2402in" draw:caption-point-y="0.6008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3"/>
          <table:table-cell table:style-name="ce51" office:value-type="string">
            <office:annotation draw:style-name="gr2" draw:text-style-name="P1" svg:width="1.1413in" svg:height="0.2634in" svg:x="12.3311in" svg:y="1.8165in" draw:caption-point-x="-0.2402in" draw:caption-point-y="0.6016in">
              <dc:date>2015-09-01T00:00:00</dc:date>
              <text:p text:style-name="P1"><text:span text:style-name="T1">A Hiến</text:span></text:p>
            </office:annotation>
            <text:p>Phỏng vấn Web dev (Vòng 2)</text:p>
          </table:table-cell>
          <table:table-cell table:style-name="ce83" table:number-columns-repeated="2"/>
          <table:table-cell table:style-name="ce88" office:value-type="string">
            <office:annotation draw:style-name="gr2" draw:text-style-name="P1" svg:width="1.1413in" svg:height="0.2634in" svg:x="17.0091in" svg:y="1.8173in" draw:caption-point-x="-0.2402in" draw:caption-point-y="0.6008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4"/>
          <table:table-cell table:style-name="ce96" office:value-type="string">
            <office:annotation draw:style-name="gr2" draw:text-style-name="P1" svg:width="1.1413in" svg:height="0.2634in" svg:x="24.8063in" svg:y="1.8169in" draw:caption-point-x="-0.2402in" draw:caption-point-y="0.6012in">
              <dc:date>2015-08-28T00:00:00</dc:date>
              <text:p text:style-name="P1"><text:span text:style-name="T1">A Năm</text:span></text:p>
            </office:annotation>
            <text:p>Phỏng vấn Web dev internship (Vòng 1)</text:p>
          </table:table-cell>
          <table:table-cell table:style-name="ce83" table:number-columns-repeated="6"/>
          <table:table-cell table:style-name="ce51" office:value-type="string">
            <office:annotation draw:style-name="gr2" draw:text-style-name="P1" svg:width="1.1413in" svg:height="0.2634in" svg:x="35.7224in" svg:y="1.8209in" draw:caption-point-x="-0.2402in" draw:caption-point-y="0.5972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83" table:number-columns-repeated="7"/>
          <table:table-cell table:style-name="ce51" office:value-type="string">
            <office:annotation draw:style-name="gr2" draw:text-style-name="P1" svg:width="1.1413in" svg:height="0.2634in" svg:x="48.1976in" svg:y="1.8209in" draw:caption-point-x="-0.2402in" draw:caption-point-y="0.5972in">
              <dc:date>2015-09-24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09H30M00S">
            <text:p>09:30 AM</text:p>
          </table:table-cell>
          <table:table-cell table:style-name="ce83" table:number-columns-repeated="14"/>
          <table:table-cell table:style-name="ce88" office:value-type="string">
            <office:annotation draw:style-name="gr2" draw:text-style-name="P1" svg:width="1.1413in" svg:height="0.2634in" svg:x="24.8063in" svg:y="2.2087in" draw:caption-point-x="-0.2402in" draw:caption-point-y="0.6016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15"/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10H00M00S">
            <text:p>10:00 AM</text:p>
          </table:table-cell>
          <table:table-cell table:style-name="ce51" office:value-type="string">
            <office:annotation draw:style-name="gr2" draw:text-style-name="P1" svg:width="1.1413in" svg:height="0.2634in" svg:x="2.9744in" svg:y="2.6016in" draw:caption-point-x="-0.2402in" draw:caption-point-y="0.6008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/>
          <table:table-cell table:style-name="ce51" office:value-type="string">
            <office:annotation draw:style-name="gr3" draw:text-style-name="P1" svg:width="1.1413in" svg:height="0.5457in" svg:x="6.0933in" svg:y="2.598in" draw:caption-point-x="-0.2402in" draw:caption-point-y="0.6043in">
              <dc:date>2015-09-03T00:00:00</dc:date>
              <text:p text:style-name="P1"><text:span text:style-name="T1">A Hiến</text:span></text:p>
            </office:annotation>
            <text:p>Phỏng vấn QC (Vòng 2)</text:p>
          </table:table-cell>
          <table:table-cell table:style-name="ce88" office:value-type="string">
            <office:annotation draw:style-name="gr3" draw:text-style-name="P1" svg:width="1.1413in" svg:height="0.5457in" svg:x="7.6528in" svg:y="2.598in" draw:caption-point-x="-0.2402in" draw:caption-point-y="0.6043in">
              <dc:date>2015-09-03T00:00:00</dc:date>
              <text:p text:style-name="P1"><text:span text:style-name="T1">A Hiến</text:span></text:p>
            </office:annotation>
            <text:p>Phỏng vấn QC (Vòng 2)</text:p>
          </table:table-cell>
          <table:table-cell table:style-name="ce83" table:number-columns-repeated="2"/>
          <table:table-cell table:style-name="ce51" office:value-type="string">
            <office:annotation draw:style-name="gr2" draw:text-style-name="P1" svg:width="1.1413in" svg:height="0.2634in" svg:x="12.3311in" svg:y="2.6008in" draw:caption-point-x="-0.2402in" draw:caption-point-y="0.6016in">
              <dc:date>2015-09-04T00:00:00</dc:date>
              <text:p text:style-name="P1"><text:span text:style-name="T1">A Hiến</text:span></text:p>
            </office:annotation>
            <text:p>Phỏng vấn QC (Vòng 2)</text:p>
          </table:table-cell>
          <table:table-cell table:style-name="ce83"/>
          <table:table-cell table:style-name="ce88" office:value-type="string">
            <office:annotation draw:style-name="gr2" draw:text-style-name="P1" svg:width="1.1413in" svg:height="0.2634in" svg:x="15.45in" svg:y="2.6016in" draw:caption-point-x="-0.2402in" draw:caption-point-y="0.6008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12"/>
          <table:table-cell table:style-name="ce51" office:value-type="string">
            <office:annotation draw:style-name="gr2" draw:text-style-name="P1" svg:width="1.1413in" svg:height="0.2634in" svg:x="35.7224in" svg:y="2.6051in" draw:caption-point-x="-0.2402in" draw:caption-point-y="0.5972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83" table:number-columns-repeated="8"/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10H30M00S">
            <text:p>10:30 AM</text:p>
          </table:table-cell>
          <table:table-cell table:style-name="ce83" table:number-columns-repeated="30"/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11H00M00S">
            <text:p>11:00 AM</text:p>
          </table:table-cell>
          <table:table-cell table:style-name="ce51" office:value-type="string">
            <office:annotation draw:style-name="gr2" draw:text-style-name="P1" svg:width="1.1413in" svg:height="0.2634in" svg:x="2.9744in" svg:y="3.3866in" draw:caption-point-x="-0.2402in" draw:caption-point-y="0.6004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29"/>
          <table:table-cell table:style-name="ce77" table:number-columns-repeated="948"/>
          <table:table-cell table:number-columns-repeated="40"/>
        </table:table-row>
        <table:table-row table:style-name="ro12">
          <table:table-cell table:style-name="ce45" office:value-type="time" office:time-value="PT11H30M00S">
            <text:p>11:30 AM</text:p>
          </table:table-cell>
          <table:table-cell table:style-name="ce83" table:number-columns-repeated="27"/>
          <table:table-cell table:number-columns-repeated="3" table:style-name="ce83" office:value-type="string">
            <text:p>Meeting trainers</text:p>
          </table:table-cell>
          <table:table-cell table:style-name="ce77"/>
          <table:table-cell table:style-name="ce83"/>
          <table:table-cell table:style-name="ce77" table:number-columns-repeated="946"/>
          <table:table-cell table:number-columns-repeated="40"/>
        </table:table-row>
        <table:table-row table:style-name="ro12">
          <table:table-cell table:style-name="ce45" office:value-type="time" office:time-value="PT00H00M00S">
            <text:p>12:00 AM</text:p>
          </table:table-cell>
          <table:table-cell table:style-name="ce83" table:number-columns-repeated="30"/>
          <table:table-cell table:style-name="ce77" table:number-columns-repeated="948"/>
          <table:table-cell table:number-columns-repeated="40"/>
        </table:table-row>
        <table:table-row table:style-name="ro7">
          <table:table-cell table:style-name="ce44" office:value-type="string">
            <text:p>Afternoon</text:p>
          </table:table-cell>
          <table:table-cell table:style-name="ce55" table:number-columns-repeated="30"/>
          <table:table-cell table:style-name="ce76" table:number-columns-repeated="984"/>
          <table:table-cell table:number-columns-repeated="4"/>
        </table:table-row>
        <table:table-row table:style-name="ro13">
          <table:table-cell table:style-name="ce45" office:value-type="time" office:time-value="PT13H30M00S">
            <text:p>01:30 PM</text:p>
          </table:table-cell>
          <table:table-cell table:style-name="ce84" office:value-type="string" table:number-columns-spanned="1" table:number-rows-spanned="3">
            <text:p>Dự án SD review code</text:p>
          </table:table-cell>
          <table:table-cell table:style-name="ce83"/>
          <table:table-cell table:style-name="ce84" office:value-type="string" table:number-columns-spanned="1" table:number-rows-spanned="3">
            <text:p>Dự án BBM review code</text:p>
          </table:table-cell>
          <table:table-cell table:style-name="ce89" office:value-type="string" table:number-columns-spanned="1" table:number-rows-spanned="3">
            <text:p>1. Dự án Jooto review code (phòng họp nhỏ)</text:p>
            <text:p>2. Dự án OC review code (Phòng họp lớn)</text:p>
          </table:table-cell>
          <table:table-cell table:style-name="ce83" table:number-columns-repeated="2"/>
          <table:table-cell table:style-name="ce89" office:value-type="string" table:number-columns-spanned="1" table:number-rows-spanned="3">
            <text:p>Dự án MT review code</text:p>
          </table:table-cell>
          <table:table-cell table:style-name="ce91" office:value-type="string" table:number-columns-spanned="1" table:number-rows-spanned="3">
            <text:p>Dự án SD review code</text:p>
          </table:table-cell>
          <table:table-cell table:style-name="ce83"/>
          <table:table-cell table:style-name="ce91" office:value-type="string" table:number-columns-spanned="1" table:number-rows-spanned="3">
            <text:p>Dự án BBM review code</text:p>
          </table:table-cell>
          <table:table-cell table:style-name="ce95" office:value-type="string" table:number-columns-spanned="1" table:number-rows-spanned="3">
            <text:p>1. Dự án Jooto review code (phòng họp nhỏ)</text:p>
          </table:table-cell>
          <table:table-cell table:style-name="ce83" table:number-columns-repeated="2"/>
          <table:table-cell table:style-name="ce95" office:value-type="string" table:number-columns-spanned="1" table:number-rows-spanned="3">
            <text:p>Dự án MT review code</text:p>
          </table:table-cell>
          <table:table-cell table:style-name="ce91" office:value-type="string" table:number-columns-spanned="1" table:number-rows-spanned="3">
            <text:p>Dự án SD review code</text:p>
          </table:table-cell>
          <table:table-cell table:style-name="ce50" office:value-type="string">
            <text:p>Dự án ASL review code</text:p>
          </table:table-cell>
          <table:table-cell table:style-name="ce91" office:value-type="string" table:number-columns-spanned="1" table:number-rows-spanned="3">
            <text:p>Dự án BBM review code</text:p>
          </table:table-cell>
          <table:table-cell table:style-name="ce95" office:value-type="string" table:number-columns-spanned="1" table:number-rows-spanned="3">
            <text:p>1. Dự án Jooto review code (phòng họp nhỏ)</text:p>
            <text:p>2. Dự án OC review code (Phòng họp lớn)</text:p>
          </table:table-cell>
          <table:table-cell table:style-name="ce83" table:number-columns-repeated="2"/>
          <table:table-cell table:style-name="ce89" office:value-type="string" table:number-columns-spanned="1" table:number-rows-spanned="3">
            <text:p>Dự án MT review code</text:p>
          </table:table-cell>
          <table:table-cell table:style-name="ce84" office:value-type="string" table:number-columns-spanned="1" table:number-rows-spanned="3">
            <text:p>Dự án SD review code</text:p>
          </table:table-cell>
          <table:table-cell table:style-name="ce83"/>
          <table:table-cell table:style-name="ce91" office:value-type="string" table:number-columns-spanned="1" table:number-rows-spanned="3">
            <text:p>Dự án BBM review code</text:p>
          </table:table-cell>
          <table:table-cell table:style-name="ce89" office:value-type="string" table:number-columns-spanned="1" table:number-rows-spanned="3">
            <text:p>1. Dự án Jooto review code (phòng họp nhỏ)</text:p>
          </table:table-cell>
          <table:table-cell table:style-name="ce83" table:number-columns-repeated="2"/>
          <table:table-cell table:style-name="ce79" office:value-type="string">
            <text:p>Dự án MT review code</text:p>
          </table:table-cell>
          <table:table-cell table:style-name="ce91" office:value-type="string" table:number-columns-spanned="1" table:number-rows-spanned="3">
            <text:p>Dự án SD review code</text:p>
          </table:table-cell>
          <table:table-cell table:style-name="ce99" office:value-type="string" table:number-columns-spanned="1" table:number-rows-spanned="3">
            <text:p>Dự án ASL review code</text:p>
          </table:table-cell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4H00M00S">
            <text:p>02:00 PM</text:p>
          </table:table-cell>
          <table:covered-table-cell table:style-name="Default"/>
          <table:table-cell table:style-name="ce83"/>
          <table:covered-table-cell table:style-name="Default"/>
          <table:covered-table-cell table:style-name="ce90"/>
          <table:table-cell table:style-name="ce83" table:number-columns-repeated="2"/>
          <table:covered-table-cell table:number-columns-repeated="2" table:style-name="Default"/>
          <table:table-cell table:style-name="ce83"/>
          <table:covered-table-cell table:style-name="Default"/>
          <table:covered-table-cell table:style-name="ce90"/>
          <table:table-cell table:style-name="ce83" table:number-columns-repeated="2"/>
          <table:covered-table-cell table:number-columns-repeated="2" table:style-name="Default"/>
          <table:table-cell table:style-name="ce88" office:value-type="string">
            <office:annotation draw:style-name="gr2" draw:text-style-name="P1" svg:width="1.1413in" svg:height="0.2634in" svg:x="26.3657in" svg:y="5.2433in" draw:caption-point-x="-0.2402in" draw:caption-point-y="0.6016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covered-table-cell table:style-name="Default"/>
          <table:covered-table-cell table:style-name="ce90"/>
          <table:table-cell table:style-name="ce83" table:number-columns-repeated="2"/>
          <table:covered-table-cell table:number-columns-repeated="2" table:style-name="Default"/>
          <table:table-cell table:style-name="ce83"/>
          <table:covered-table-cell table:style-name="Default"/>
          <table:covered-table-cell table:style-name="ce90"/>
          <table:table-cell table:style-name="ce83" table:number-columns-repeated="2"/>
          <table:table-cell table:style-name="ce79"/>
          <table:covered-table-cell table:style-name="Default"/>
          <table:covered-table-cell table:style-name="ce90"/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4H30M00S">
            <text:p>02:30 PM</text:p>
          </table:table-cell>
          <table:covered-table-cell table:style-name="Default"/>
          <table:table-cell table:style-name="ce83"/>
          <table:covered-table-cell table:style-name="Default"/>
          <table:covered-table-cell table:style-name="ce90"/>
          <table:table-cell table:style-name="ce83" table:number-columns-repeated="2"/>
          <table:covered-table-cell table:number-columns-repeated="2" table:style-name="Default"/>
          <table:table-cell table:style-name="ce83"/>
          <table:covered-table-cell table:style-name="Default"/>
          <table:covered-table-cell table:style-name="ce90"/>
          <table:table-cell table:style-name="ce83" table:number-columns-repeated="2"/>
          <table:covered-table-cell table:number-columns-repeated="2" table:style-name="Default"/>
          <table:table-cell table:style-name="ce50"/>
          <table:covered-table-cell table:style-name="Default"/>
          <table:covered-table-cell table:style-name="ce90"/>
          <table:table-cell table:style-name="ce83" table:number-columns-repeated="2"/>
          <table:covered-table-cell table:number-columns-repeated="2" table:style-name="Default"/>
          <table:table-cell table:style-name="ce83"/>
          <table:covered-table-cell table:style-name="Default"/>
          <table:covered-table-cell table:style-name="ce90"/>
          <table:table-cell table:style-name="ce83" table:number-columns-repeated="2"/>
          <table:table-cell table:style-name="ce79"/>
          <table:covered-table-cell table:style-name="Default"/>
          <table:covered-table-cell table:style-name="ce50"/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5H00M00S">
            <text:p>03:00 PM</text:p>
          </table:table-cell>
          <table:table-cell table:style-name="ce51" office:value-type="string">
            <office:annotation draw:style-name="gr1" draw:text-style-name="P1" svg:width="1.1413in" svg:height="0.4484in" svg:x="2.9744in" svg:y="6.1075in" draw:caption-point-x="-0.2402in" draw:caption-point-y="0.6035in">
              <dc:date>2015-07-31T00:00:00</dc:date>
              <text:p text:style-name="P1"><text:span text:style-name="T1">Chị <text:s/>Bình</text:span></text:p>
            </office:annotation>
            <text:p>Phỏng vấn QC (Vòng 1)</text:p>
          </table:table-cell>
          <table:table-cell table:style-name="ce83"/>
          <table:table-cell table:style-name="ce51" office:value-type="string">
            <office:annotation draw:style-name="gr3" draw:text-style-name="P1" svg:width="1.1413in" svg:height="0.5457in" svg:x="6.0933in" svg:y="6.1063in" draw:caption-point-x="-0.2402in" draw:caption-point-y="0.6047in">
              <dc:date>2015-09-01T00:00:00</dc:date>
              <text:p text:style-name="P1"><text:span text:style-name="T1">In:Chị <text:s/>Bình</text:span></text:p>
              <text:p text:style-name="P1"><text:span text:style-name="T1">Can: Doan Thi Dien</text:span></text:p>
            </office:annotation>
            <text:p>Phỏng vấn QC (Vòng 1)</text:p>
          </table:table-cell>
          <table:table-cell table:style-name="ce88" office:value-type="string">
            <office:annotation draw:style-name="gr2" draw:text-style-name="P1" svg:width="1.1413in" svg:height="0.2634in" svg:x="7.6528in" svg:y="6.1102in" draw:caption-point-x="-0.2402in" draw:caption-point-y="0.6008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2"/>
          <table:table-cell table:style-name="ce51" office:value-type="string">
            <office:annotation draw:style-name="gr3" draw:text-style-name="P1" svg:width="1.1413in" svg:height="0.5457in" svg:x="12.3311in" svg:y="6.1063in" draw:caption-point-x="-0.2402in" draw:caption-point-y="0.6047in">
              <dc:date>2015-09-01T00:00:00</dc:date>
              <text:p text:style-name="P1"><text:span text:style-name="T1">In:Chị <text:s/>Bình</text:span></text:p>
              <text:p text:style-name="P1"><text:span text:style-name="T1">Can: Doan Thi Dien</text:span></text:p>
            </office:annotation>
            <text:p>Phỏng vấn QC (Vòng 1)</text:p>
          </table:table-cell>
          <table:table-cell table:style-name="ce83" table:number-columns-repeated="10"/>
          <table:table-cell table:style-name="ce98"/>
          <table:table-cell table:style-name="ce83" table:number-columns-repeated="3"/>
          <table:table-cell table:style-name="ce51" office:value-type="string">
            <office:annotation draw:style-name="gr2" draw:text-style-name="P1" svg:width="1.1413in" svg:height="0.2634in" svg:x="35.7224in" svg:y="6.1138in" draw:caption-point-x="-0.2402in" draw:caption-point-y="0.5972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83" table:number-columns-repeated="2"/>
          <table:table-cell table:style-name="ce51" office:value-type="string">
            <office:annotation draw:style-name="gr2" draw:text-style-name="P1" svg:width="1.1413in" svg:height="0.2634in" svg:x="40.4008in" svg:y="6.1138in" draw:caption-point-x="-0.2402in" draw:caption-point-y="0.5972in">
              <dc:date>2015-09-24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5"/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5H30M00S">
            <text:p>03:30 PM</text:p>
          </table:table-cell>
          <table:table-cell table:style-name="ce83" table:number-columns-repeated="30"/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6H00M00S">
            <text:p>04:00 PM</text:p>
          </table:table-cell>
          <table:table-cell table:style-name="ce62" office:value-type="string">
            <text:p>Dự án Rally review code</text:p>
            <text:p/>
            <text:p/>
            <text:p>Phỏng Vấn Web dev (Vòng 1 – a Năm)</text:p>
          </table:table-cell>
          <table:table-cell table:style-name="ce83" table:number-columns-repeated="2"/>
          <table:table-cell table:style-name="ce62" office:value-type="string" table:number-columns-spanned="1" table:number-rows-spanned="3">
            <text:p>Dự án MYID review code</text:p>
          </table:table-cell>
          <table:table-cell table:style-name="ce83" table:number-columns-repeated="4"/>
          <table:table-cell table:style-name="ce91" office:value-type="string" table:number-columns-spanned="1" table:number-rows-spanned="3">
            <text:p>SingSquare review code</text:p>
          </table:table-cell>
          <table:table-cell table:style-name="ce83" table:number-columns-repeated="5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91" office:value-type="string" table:number-columns-spanned="1" table:number-rows-spanned="3">
            <text:p>SingSquare review code</text:p>
          </table:table-cell>
          <table:table-cell table:style-name="ce95" office:value-type="string" table:number-columns-spanned="1" table:number-rows-spanned="3">
            <text:p>Team IOS review code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83" table:number-columns-repeated="3"/>
          <table:table-cell table:style-name="ce51" office:value-type="string">
            <office:annotation draw:style-name="gr2" draw:text-style-name="P1" svg:width="1.1413in" svg:height="0.2634in" svg:x="35.7224in" svg:y="6.9799in" draw:caption-point-x="-0.2402in" draw:caption-point-y="0.5972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91" office:value-type="string" table:number-columns-spanned="1" table:number-rows-spanned="3">
            <text:p>SingSquare review code</text:p>
          </table:table-cell>
          <table:table-cell table:style-name="ce95" office:value-type="string" table:number-columns-spanned="1" table:number-rows-spanned="3">
            <text:p>Team IOS review code</text:p>
          </table:table-cell>
          <table:table-cell table:style-name="ce83" table:number-columns-repeated="4"/>
          <table:table-cell table:style-name="ce62" office:value-type="string" table:number-columns-spanned="1" table:number-rows-spanned="3">
            <text:p>Dự án Rally review code. </text:p>
            <text:p>Phỏng vấn Web dev</text:p>
          </table:table-cell>
          <table:table-cell table:style-name="ce91" office:value-type="string" table:number-columns-spanned="1" table:number-rows-spanned="3">
            <text:p>SingSquare review code</text:p>
          </table:table-cell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6H30M00S">
            <text:p>04:30 PM</text:p>
          </table:table-cell>
          <table:table-cell table:style-name="ce51" office:value-type="string">
            <office:annotation draw:style-name="gr2" draw:text-style-name="P1" svg:width="1.1413in" svg:height="0.2634in" svg:x="2.9744in" svg:y="7.4098in" draw:caption-point-x="-0.2402in" draw:caption-point-y="0.6004in">
              <dc:date>2015-08-28T00:00:00</dc:date>
              <text:p text:style-name="P1"><text:span text:style-name="T1">A Năm</text:span></text:p>
            </office:annotation>
            <text:p>Phỏng vấn Web dev (Vòng 1)</text:p>
          </table:table-cell>
          <table:table-cell table:style-name="ce83" table:number-columns-repeated="2"/>
          <table:covered-table-cell table:style-name="Default"/>
          <table:table-cell table:style-name="ce83" table:number-columns-repeated="4"/>
          <table:covered-table-cell table:style-name="Default"/>
          <table:table-cell table:style-name="ce83" table:number-columns-repeated="5"/>
          <table:covered-table-cell table:number-columns-repeated="4" table:style-name="Default"/>
          <table:table-cell table:style-name="ce83" table:number-columns-repeated="4"/>
          <table:covered-table-cell table:number-columns-repeated="2" table:style-name="Default"/>
          <table:table-cell table:style-name="ce83" table:number-columns-repeated="4"/>
          <table:covered-table-cell table:number-columns-repeated="2" table:style-name="Default"/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7H00M00S">
            <text:p>05:00 PM</text:p>
          </table:table-cell>
          <table:table-cell table:style-name="ce62"/>
          <table:table-cell table:style-name="ce83" table:number-columns-repeated="2"/>
          <table:covered-table-cell table:style-name="Default"/>
          <table:table-cell table:style-name="ce83" table:number-columns-repeated="4"/>
          <table:covered-table-cell table:style-name="Default"/>
          <table:table-cell table:style-name="ce83" table:number-columns-repeated="5"/>
          <table:covered-table-cell table:number-columns-repeated="4" table:style-name="Default"/>
          <table:table-cell table:style-name="ce83" table:number-columns-repeated="4"/>
          <table:covered-table-cell table:number-columns-repeated="2" table:style-name="Default"/>
          <table:table-cell table:style-name="ce83" table:number-columns-repeated="4"/>
          <table:covered-table-cell table:number-columns-repeated="2" table:style-name="Default"/>
          <table:table-cell table:style-name="ce77" table:number-columns-repeated="948"/>
          <table:table-cell table:number-columns-repeated="40"/>
        </table:table-row>
        <table:table-row table:style-name="ro13">
          <table:table-cell table:style-name="ce45" office:value-type="time" office:time-value="PT17H30M00S">
            <text:p>05:30 PM</text:p>
          </table:table-cell>
          <table:table-cell table:style-name="ce83" table:number-columns-repeated="30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7" office:value-type="string">
            <text:p>Note</text:p>
          </table:table-cell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48"/>
          <table:table-cell table:style-name="ce86" office:value-type="string">
            <text:p><text:s/>Daily</text:p>
          </table:table-cell>
          <table:table-cell table:style-name="ce85" table:number-columns-repeated="3"/>
          <table:table-cell table:style-name="Default"/>
          <table:table-cell table:style-name="ce85" table:number-columns-repeated="25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79"/>
          <table:table-cell table:style-name="ce86" office:value-type="string">
            <text:p><text:s/>Weekly </text:p>
          </table:table-cell>
          <table:table-cell table:style-name="ce85" table:number-columns-repeated="29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50"/>
          <table:table-cell table:style-name="ce86" office:value-type="string">
            <text:p>Bi – Weekly </text:p>
          </table:table-cell>
          <table:table-cell table:style-name="ce85" table:number-columns-repeated="29"/>
          <table:table-cell table:style-name="ce77" table:number-columns-repeated="948"/>
          <table:table-cell table:number-columns-repeated="40"/>
        </table:table-row>
        <table:table-row table:style-name="ro2">
          <table:table-cell table:style-name="ce46"/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11">
          <table:table-cell table:style-name="ce51"/>
          <table:table-cell table:style-name="ce86" office:value-type="string">
            <text:p><text:s/>Suddenly </text:p>
          </table:table-cell>
          <table:table-cell table:style-name="ce85" table:number-columns-repeated="29"/>
          <table:table-cell table:style-name="ce77" table:number-columns-repeated="948"/>
          <table:table-cell table:number-columns-repeated="40"/>
        </table:table-row>
        <table:table-row table:style-name="ro2" table:number-rows-repeated="65394">
          <table:table-cell table:style-name="ce46"/>
          <table:table-cell table:style-name="ce85" table:number-columns-repeated="30"/>
          <table:table-cell table:style-name="ce77" table:number-columns-repeated="948"/>
          <table:table-cell table:number-columns-repeated="40"/>
        </table:table-row>
        <table:table-row table:style-name="ro2" table:number-rows-repeated="983146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October" table:style-name="ta3" table:print="false">
        <table:table-column table:style-name="co12" table:default-cell-style-name="ce41"/>
        <table:table-column table:style-name="co15" table:number-columns-repeated="18" table:default-cell-style-name="ce111"/>
        <table:table-column table:style-name="co14" table:default-cell-style-name="ce111"/>
        <table:table-column table:style-name="co16" table:number-columns-repeated="43" table:default-cell-style-name="ce111"/>
        <table:table-column table:style-name="co7" table:number-columns-repeated="961" table:default-cell-style-name="Default"/>
        <table:table-row table:style-name="ro8">
          <table:table-cell/>
          <table:table-cell table:style-name="Default" table:number-columns-repeated="62"/>
          <table:table-cell table:style-name="ce75" table:number-columns-repeated="947"/>
          <table:table-cell table:style-name="ce78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21"/>
        </table:table-row>
        <table:table-row table:style-name="ro8">
          <table:table-cell table:style-name="ce42"/>
          <table:table-cell table:style-name="ce102" table:number-columns-repeated="16"/>
          <table:table-cell table:style-name="ce120" office:value-type="string" table:number-columns-spanned="3" table:number-rows-spanned="1">
            <text:p>Month</text:p>
          </table:table-cell>
          <table:covered-table-cell table:number-columns-repeated="2" table:style-name="ce121"/>
          <table:table-cell table:style-name="ce122"/>
          <table:table-cell table:style-name="ce123" table:content-validation-name="val1" office:value-type="float" office:value="10" table:number-columns-spanned="3" table:number-rows-spanned="1">
            <text:p>10</text:p>
          </table:table-cell>
          <table:covered-table-cell table:style-name="ce124" table:content-validation-name="val1"/>
          <table:covered-table-cell table:style-name="ce121"/>
          <table:table-cell table:style-name="ce122"/>
          <table:table-cell table:style-name="ce120" office:value-type="string" table:number-columns-spanned="3" table:number-rows-spanned="1">
            <text:p>Year</text:p>
          </table:table-cell>
          <table:covered-table-cell table:number-columns-repeated="2" table:style-name="ce121"/>
          <table:table-cell table:style-name="ce122"/>
          <table:table-cell table:style-name="ce120" office:value-type="float" office:value="2015" table:number-columns-spanned="3" table:number-rows-spanned="1">
            <text:p>2015</text:p>
          </table:table-cell>
          <table:covered-table-cell table:style-name="ce121"/>
          <table:covered-table-cell table:style-name="ce127"/>
          <table:table-cell table:style-name="ce102" table:number-columns-repeated="31"/>
          <table:table-cell table:style-name="ce75" table:number-columns-repeated="947"/>
          <table:table-cell table:style-name="ce78" table:number-columns-repeated="14"/>
        </table:table-row>
        <table:table-row table:style-name="ro8">
          <table:table-cell table:style-name="ce100"/>
          <table:table-cell table:style-name="ce103" table:formula="of:=DATE([.$AD$3];[.V3];1)" office:value-type="date" office:date-value="2015-10-01" table:number-columns-spanned="2" table:number-rows-spanned="1">
            <text:p>01</text:p>
          </table:table-cell>
          <table:covered-table-cell table:style-name="ce112"/>
          <table:table-cell table:style-name="ce103" table:formula="of:=[.B4]+1" office:value-type="date" office:date-value="2015-10-02" table:number-columns-spanned="2" table:number-rows-spanned="1">
            <office:annotation draw:style-name="gr2" draw:text-style-name="P1" svg:width="1.1413in" svg:height="0.2634in" svg:x="8.3803in" svg:y="0.3106in" draw:caption-point-x="-0.2402in" draw:caption-point-y="0.5425in">
              <dc:date>2015-08-28T00:00:00</dc:date>
              <text:p text:style-name="P1"><text:span text:style-name="T1">Nghỉ lễ 2/9</text:span></text:p>
            </office:annotation>
            <text:p>02</text:p>
          </table:table-cell>
          <table:covered-table-cell table:style-name="ce112"/>
          <table:table-cell table:style-name="ce103" table:formula="of:=[.D4]+1" office:value-type="date" office:date-value="2015-10-03" table:number-columns-spanned="2" table:number-rows-spanned="1">
            <text:p>03</text:p>
          </table:table-cell>
          <table:covered-table-cell table:style-name="ce112"/>
          <table:table-cell table:style-name="ce103" table:formula="of:=[.F4]+1" office:value-type="date" office:date-value="2015-10-04" table:number-columns-spanned="2" table:number-rows-spanned="1">
            <text:p>04</text:p>
          </table:table-cell>
          <table:covered-table-cell table:style-name="ce112"/>
          <table:table-cell table:style-name="ce103" table:formula="of:=[.H4]+1" office:value-type="date" office:date-value="2015-10-05" table:number-columns-spanned="2" table:number-rows-spanned="1">
            <text:p>05</text:p>
          </table:table-cell>
          <table:covered-table-cell table:style-name="ce112"/>
          <table:table-cell table:style-name="ce103" table:formula="of:=[.J4]+1" office:value-type="date" office:date-value="2015-10-06" table:number-columns-spanned="2" table:number-rows-spanned="1">
            <text:p>06</text:p>
          </table:table-cell>
          <table:covered-table-cell table:style-name="ce112"/>
          <table:table-cell table:style-name="ce103" table:formula="of:=[.L4]+1" office:value-type="date" office:date-value="2015-10-07" table:number-columns-spanned="2" table:number-rows-spanned="1">
            <text:p>07</text:p>
          </table:table-cell>
          <table:covered-table-cell table:style-name="ce112"/>
          <table:table-cell table:style-name="ce103" table:formula="of:=[.N4]+1" office:value-type="date" office:date-value="2015-10-08" table:number-columns-spanned="2" table:number-rows-spanned="1">
            <text:p>08</text:p>
          </table:table-cell>
          <table:covered-table-cell table:style-name="ce112"/>
          <table:table-cell table:style-name="ce103" table:formula="of:=[.P4]+1" office:value-type="date" office:date-value="2015-10-09" table:number-columns-spanned="2" table:number-rows-spanned="1">
            <text:p>09</text:p>
          </table:table-cell>
          <table:covered-table-cell table:style-name="ce112"/>
          <table:table-cell table:style-name="ce103" table:formula="of:=[.R4]+1" office:value-type="date" office:date-value="2015-10-10" table:number-columns-spanned="2" table:number-rows-spanned="1">
            <text:p>10</text:p>
          </table:table-cell>
          <table:covered-table-cell table:style-name="ce112"/>
          <table:table-cell table:style-name="ce103" table:formula="of:=[.T4]+1" office:value-type="date" office:date-value="2015-10-11" table:number-columns-spanned="2" table:number-rows-spanned="1">
            <text:p>11</text:p>
          </table:table-cell>
          <table:covered-table-cell table:style-name="ce112"/>
          <table:table-cell table:style-name="ce103" table:formula="of:=[.V4]+1" office:value-type="date" office:date-value="2015-10-12" table:number-columns-spanned="2" table:number-rows-spanned="1">
            <text:p>12</text:p>
          </table:table-cell>
          <table:covered-table-cell table:style-name="ce112"/>
          <table:table-cell table:style-name="ce103" table:formula="of:=[.X4]+1" office:value-type="date" office:date-value="2015-10-13" table:number-columns-spanned="2" table:number-rows-spanned="1">
            <text:p>13</text:p>
          </table:table-cell>
          <table:covered-table-cell table:style-name="ce112"/>
          <table:table-cell table:style-name="ce103" table:formula="of:=[.Z4]+1" office:value-type="date" office:date-value="2015-10-14" table:number-columns-spanned="2" table:number-rows-spanned="1">
            <text:p>14</text:p>
          </table:table-cell>
          <table:covered-table-cell table:style-name="ce112"/>
          <table:table-cell table:style-name="ce103" table:formula="of:=[.AB4]+1" office:value-type="date" office:date-value="2015-10-15" table:number-columns-spanned="2" table:number-rows-spanned="1">
            <text:p>15</text:p>
          </table:table-cell>
          <table:covered-table-cell table:style-name="ce112"/>
          <table:table-cell table:style-name="ce103" table:formula="of:=[.AD4]+1" office:value-type="date" office:date-value="2015-10-16" table:number-columns-spanned="2" table:number-rows-spanned="1">
            <text:p>16</text:p>
          </table:table-cell>
          <table:covered-table-cell table:style-name="ce112"/>
          <table:table-cell table:style-name="ce128" table:formula="of:=[.AF4]+1" office:value-type="date" office:date-value="2015-10-17">
            <text:p>17</text:p>
          </table:table-cell>
          <table:table-cell table:style-name="ce128"/>
          <table:table-cell table:style-name="ce103" table:formula="of:=[.AH4]+1" office:value-type="date" office:date-value="2015-10-18" table:number-columns-spanned="2" table:number-rows-spanned="1">
            <text:p>18</text:p>
          </table:table-cell>
          <table:covered-table-cell table:style-name="ce112"/>
          <table:table-cell table:style-name="ce103" table:formula="of:=[.AJ4]+1" office:value-type="date" office:date-value="2015-10-19" table:number-columns-spanned="2" table:number-rows-spanned="1">
            <text:p>19</text:p>
          </table:table-cell>
          <table:covered-table-cell table:style-name="ce112"/>
          <table:table-cell table:style-name="ce103" table:formula="of:=[.AL4]+1" office:value-type="date" office:date-value="2015-10-20" table:number-columns-spanned="2" table:number-rows-spanned="1">
            <text:p>20</text:p>
          </table:table-cell>
          <table:covered-table-cell table:style-name="ce112"/>
          <table:table-cell table:style-name="ce103" table:formula="of:=[.AN4]+1" office:value-type="date" office:date-value="2015-10-21" table:number-columns-spanned="2" table:number-rows-spanned="1">
            <text:p>21</text:p>
          </table:table-cell>
          <table:covered-table-cell table:style-name="ce112"/>
          <table:table-cell table:style-name="ce103" table:formula="of:=[.AP4]+1" office:value-type="date" office:date-value="2015-10-22" table:number-columns-spanned="2" table:number-rows-spanned="1">
            <text:p>22</text:p>
          </table:table-cell>
          <table:covered-table-cell table:style-name="ce112"/>
          <table:table-cell table:style-name="ce103" table:formula="of:=[.AR4]+1" office:value-type="date" office:date-value="2015-10-23" table:number-columns-spanned="2" table:number-rows-spanned="1">
            <text:p>23</text:p>
          </table:table-cell>
          <table:covered-table-cell table:style-name="ce112"/>
          <table:table-cell table:style-name="ce103" table:formula="of:=[.AT4]+1" office:value-type="date" office:date-value="2015-10-24" table:number-columns-spanned="2" table:number-rows-spanned="1">
            <text:p>24</text:p>
          </table:table-cell>
          <table:covered-table-cell table:style-name="ce112"/>
          <table:table-cell table:style-name="ce103" table:formula="of:=[.AV4]+1" office:value-type="date" office:date-value="2015-10-25" table:number-columns-spanned="2" table:number-rows-spanned="1">
            <text:p>25</text:p>
          </table:table-cell>
          <table:covered-table-cell table:style-name="ce112"/>
          <table:table-cell table:style-name="ce103" table:formula="of:=[.AX4]+1" office:value-type="date" office:date-value="2015-10-26" table:number-columns-spanned="2" table:number-rows-spanned="1">
            <text:p>26</text:p>
          </table:table-cell>
          <table:covered-table-cell table:style-name="ce112"/>
          <table:table-cell table:style-name="ce103" table:formula="of:=[.AZ4]+1" office:value-type="date" office:date-value="2015-10-27" table:number-columns-spanned="2" table:number-rows-spanned="1">
            <text:p>27</text:p>
          </table:table-cell>
          <table:covered-table-cell table:style-name="ce112"/>
          <table:table-cell table:style-name="ce103" table:formula="of:=[.BB4]+1" office:value-type="date" office:date-value="2015-10-28" table:number-columns-spanned="2" table:number-rows-spanned="1">
            <text:p>28</text:p>
          </table:table-cell>
          <table:covered-table-cell table:style-name="ce112"/>
          <table:table-cell table:style-name="ce103" table:formula="of:=[.BD4]+1" office:value-type="date" office:date-value="2015-10-29" table:number-columns-spanned="2" table:number-rows-spanned="1">
            <text:p>29</text:p>
          </table:table-cell>
          <table:covered-table-cell table:style-name="ce112"/>
          <table:table-cell table:style-name="ce103" table:formula="of:=[.BF4]+1" office:value-type="date" office:date-value="2015-10-30" table:number-columns-spanned="2" table:number-rows-spanned="1">
            <text:p>30</text:p>
          </table:table-cell>
          <table:covered-table-cell table:style-name="ce112"/>
          <table:table-cell table:style-name="ce103" table:formula="of:=[.BH4]+1" office:value-type="date" office:date-value="2015-10-31" table:number-columns-spanned="2" table:number-rows-spanned="1">
            <text:p>31</text:p>
          </table:table-cell>
          <table:covered-table-cell table:style-name="ce112"/>
          <table:table-cell table:style-name="ce130" table:number-columns-repeated="947"/>
          <table:table-cell table:style-name="ce131" table:number-columns-repeated="14"/>
        </table:table-row>
        <table:table-row table:style-name="ro8">
          <table:table-cell table:style-name="ce100"/>
          <table:table-cell table:style-name="ce104" table:formula="of:=CHOOSE(WEEKDAY([.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13"/>
          <table:table-cell table:style-name="ce104" table:formula="of:=CHOOSE(WEEKDAY([.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13"/>
          <table:table-cell table:style-name="ce104" table:formula="of:=CHOOSE(WEEKDAY([.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13"/>
          <table:table-cell table:style-name="ce104" table:formula="of:=CHOOSE(WEEKDAY([.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13"/>
          <table:table-cell table:style-name="ce104" table:formula="of:=CHOOSE(WEEKDAY([.J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13"/>
          <table:table-cell table:style-name="ce104" table:formula="of:=CHOOSE(WEEKDAY([.L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13"/>
          <table:table-cell table:style-name="ce104" table:formula="of:=CHOOSE(WEEKDAY([.N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13"/>
          <table:table-cell table:style-name="ce104" table:formula="of:=CHOOSE(WEEKDAY([.P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13"/>
          <table:table-cell table:style-name="ce104" table:formula="of:=CHOOSE(WEEKDAY([.R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13"/>
          <table:table-cell table:style-name="ce104" table:formula="of:=CHOOSE(WEEKDAY([.T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13"/>
          <table:table-cell table:style-name="ce104" table:formula="of:=CHOOSE(WEEKDAY([.V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13"/>
          <table:table-cell table:style-name="ce104" table:formula="of:=CHOOSE(WEEKDAY([.X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13"/>
          <table:table-cell table:style-name="ce104" table:formula="of:=CHOOSE(WEEKDAY([.Z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13"/>
          <table:table-cell table:style-name="ce104" table:formula="of:=CHOOSE(WEEKDAY([.A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13"/>
          <table:table-cell table:style-name="ce104" table:formula="of:=CHOOSE(WEEKDAY([.A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13"/>
          <table:table-cell table:style-name="ce104" table:formula="of:=CHOOSE(WEEKDAY([.A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13"/>
          <table:table-cell table:style-name="ce104" table:formula="of:=CHOOSE(WEEKDAY([.A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13"/>
          <table:table-cell table:style-name="ce104" table:formula="of:=CHOOSE(WEEKDAY([.AJ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13"/>
          <table:table-cell table:style-name="ce104" table:formula="of:=CHOOSE(WEEKDAY([.AL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13"/>
          <table:table-cell table:style-name="ce104" table:formula="of:=CHOOSE(WEEKDAY([.AN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13"/>
          <table:table-cell table:style-name="ce104" table:formula="of:=CHOOSE(WEEKDAY([.AP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13"/>
          <table:table-cell table:style-name="ce104" table:formula="of:=CHOOSE(WEEKDAY([.AR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13"/>
          <table:table-cell table:style-name="ce104" table:formula="of:=CHOOSE(WEEKDAY([.AT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13"/>
          <table:table-cell table:style-name="ce104" table:formula="of:=CHOOSE(WEEKDAY([.AV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13"/>
          <table:table-cell table:style-name="ce104" table:formula="of:=CHOOSE(WEEKDAY([.AX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13"/>
          <table:table-cell table:style-name="ce104" table:formula="of:=CHOOSE(WEEKDAY([.AZ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13"/>
          <table:table-cell table:style-name="ce104" table:formula="of:=CHOOSE(WEEKDAY([.B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13"/>
          <table:table-cell table:style-name="ce104" table:formula="of:=CHOOSE(WEEKDAY([.B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13"/>
          <table:table-cell table:style-name="ce104" table:formula="of:=CHOOSE(WEEKDAY([.B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13"/>
          <table:table-cell table:style-name="ce104" table:formula="of:=CHOOSE(WEEKDAY([.B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13"/>
          <table:table-cell table:style-name="ce104" table:formula="of:=CHOOSE(WEEKDAY([.BJ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13"/>
          <table:table-cell table:style-name="ce130" table:number-columns-repeated="947"/>
          <table:table-cell table:style-name="ce131" table:number-columns-repeated="14"/>
        </table:table-row>
        <table:table-row table:style-name="ro14">
          <table:table-cell table:style-name="ce44" office:value-type="string">
            <text:p>Morni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76" table:number-columns-repeated="961"/>
        </table:table-row>
        <table:table-row table:style-name="ro12">
          <table:table-cell table:style-name="ce45" office:value-type="time" office:time-value="PT08H00M00S">
            <text:p>08:00 AM</text:p>
          </table:table-cell>
          <table:table-cell table:style-name="ce106" table:number-columns-repeated="62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8H30M00S">
            <text:p>08:30 AM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table:number-columns-repeated="4"/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table:number-columns-repeated="4"/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table:number-columns-repeated="4"/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table:number-columns-repeated="4"/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office:value-type="string">
            <text:p>Họp Team OC</text:p>
          </table:table-cell>
          <table:table-cell table:style-name="ce106" office:value-type="string">
            <text:p>Họp Team IOS</text:p>
          </table:table-cell>
          <table:table-cell table:style-name="ce106" table:number-columns-repeated="2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9H00M00S">
            <text:p>09:00 AM</text:p>
          </table:table-cell>
          <table:table-cell table:style-name="ce106" table:number-columns-repeated="8"/>
          <table:table-cell table:style-name="ce88" office:value-type="string">
            <office:annotation draw:style-name="gr2" draw:text-style-name="P1" svg:width="1.1413in" svg:height="0.2634in" svg:x="17.0874in" svg:y="2.2244in" draw:caption-point-x="-0.2402in" draw:caption-point-y="0.599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20.5701in" svg:y="2.2244in" draw:caption-point-x="-0.2402in" draw:caption-point-y="0.599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24.0531in" svg:y="2.224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27.5358in" svg:y="2.224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88" office:value-type="string">
            <text:p>A Hiến meetings with cus</text:p>
          </table:table-cell>
          <table:table-cell table:style-name="ce88" office:value-type="string">
            <office:annotation draw:style-name="gr2" draw:text-style-name="P1" svg:width="1.1413in" svg:height="0.2634in" svg:x="31.0185in" svg:y="2.224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5"/>
          <table:table-cell table:style-name="ce88" office:value-type="string">
            <office:annotation draw:style-name="gr2" draw:text-style-name="P1" svg:width="1.1413in" svg:height="0.2634in" svg:x="41.5008in" svg:y="2.2232in" draw:caption-point-x="-0.2402in" draw:caption-point-y="0.6008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 table:number-columns-repeated="3"/>
          <table:table-cell table:style-name="ce51" office:value-type="string">
            <office:annotation draw:style-name="gr2" draw:text-style-name="P1" svg:width="1.1413in" svg:height="0.2634in" svg:x="48.6823in" svg:y="2.2236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/>
          <table:table-cell table:style-name="ce51" office:value-type="string">
            <office:annotation draw:style-name="gr2" draw:text-style-name="P1" svg:width="1.1413in" svg:height="0.2634in" svg:x="52.2728in" svg:y="2.2236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88" office:value-type="string">
            <office:annotation draw:style-name="gr2" draw:text-style-name="P1" svg:width="1.1413in" svg:height="0.2634in" svg:x="54.0681in" svg:y="2.2224in" draw:caption-point-x="-0.2402in" draw:caption-point-y="0.6016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88" office:value-type="string">
            <office:annotation draw:style-name="gr2" draw:text-style-name="P1" svg:width="1.1413in" svg:height="0.2634in" svg:x="55.8634in" svg:y="2.2232in" draw:caption-point-x="-0.2402in" draw:caption-point-y="0.6008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 table:number-columns-repeated="5"/>
          <table:table-cell table:style-name="ce88" office:value-type="string">
            <office:annotation draw:style-name="gr2" draw:text-style-name="P1" svg:width="1.1413in" svg:height="0.2634in" svg:x="66.6358in" svg:y="2.2228in" draw:caption-point-x="-0.2402in" draw:caption-point-y="0.6012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 table:number-columns-repeated="3"/>
          <table:table-cell table:style-name="ce88" office:value-type="string">
            <text:p>Phỏng vấn Internship</text:p>
          </table:table-cell>
          <table:table-cell table:style-name="ce106" table:number-columns-repeated="9"/>
          <table:table-cell table:style-name="ce88" office:value-type="string">
            <office:annotation draw:style-name="gr2" draw:text-style-name="P1" svg:width="1.1413in" svg:height="0.2634in" svg:x="91.7705in" svg:y="2.2224in" draw:caption-point-x="-0.2402in" draw:caption-point-y="0.6016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95.3614in" svg:y="2.2209in" draw:caption-point-x="-0.2402in" draw:caption-point-y="0.6031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98.952in" svg:y="2.2224in" draw:caption-point-x="-0.2402in" draw:caption-point-y="0.6016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 table:number-columns-repeated="3"/>
          <table:table-cell table:style-name="ce88" office:value-type="string">
            <office:annotation draw:style-name="gr2" draw:text-style-name="P1" svg:width="1.1413in" svg:height="0.2634in" svg:x="106.1335in" svg:y="2.2205in" draw:caption-point-x="-0.2402in" draw:caption-point-y="0.6035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3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9H30M00S">
            <text:p>09:30 AM</text:p>
          </table:table-cell>
          <table:table-cell table:style-name="ce106" table:number-columns-repeated="31"/>
          <table:table-cell table:style-name="ce119" office:value-type="string">
            <office:annotation draw:style-name="gr2" draw:text-style-name="P1" svg:width="1.1413in" svg:height="0.2634in" svg:x="57.6591in" svg:y="2.6161in" draw:caption-point-x="-0.2402in" draw:caption-point-y="0.6004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30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0H00M00S">
            <text:p>10:00 AM</text:p>
          </table:table-cell>
          <table:table-cell table:style-name="ce106" table:number-columns-repeated="8"/>
          <table:table-cell table:style-name="ce88" office:value-type="string">
            <office:annotation draw:style-name="gr2" draw:text-style-name="P1" svg:width="1.1413in" svg:height="0.2634in" svg:x="17.0874in" svg:y="3.0094in" draw:caption-point-x="-0.2402in" draw:caption-point-y="0.5992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20.5701in" svg:y="3.0091in" draw:caption-point-x="-0.2402in" draw:caption-point-y="0.599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3"/>
          <table:table-cell table:style-name="ce88" office:value-type="string">
            <office:annotation draw:style-name="gr2" draw:text-style-name="P1" svg:width="1.1413in" svg:height="0.2634in" svg:x="27.5358in" svg:y="3.0087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31.0185in" svg:y="3.0083in" draw:caption-point-x="-0.2402in" draw:caption-point-y="0.6004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 table:number-columns-repeated="5"/>
          <table:table-cell table:style-name="ce88" office:value-type="string">
            <office:annotation draw:style-name="gr2" draw:text-style-name="P1" svg:width="1.1413in" svg:height="0.2634in" svg:x="41.5008in" svg:y="3.0075in" draw:caption-point-x="-0.2402in" draw:caption-point-y="0.6012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/>
          <table:table-cell table:style-name="ce51" office:value-type="string">
            <office:annotation draw:style-name="gr2" draw:text-style-name="P1" svg:width="1.1413in" svg:height="0.2634in" svg:x="45.0913in" svg:y="3.0083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/>
          <table:table-cell table:style-name="ce51" office:value-type="string">
            <office:annotation draw:style-name="gr2" draw:text-style-name="P1" svg:width="1.1413in" svg:height="0.2634in" svg:x="48.6823in" svg:y="3.0083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52.2728in" svg:y="3.0087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 (cancel)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55.8634in" svg:y="3.0083in" draw:caption-point-x="-0.2402in" draw:caption-point-y="0.6004in">
              <dc:date>2015-10-15T00:00:00</dc:date>
              <text:p text:style-name="P1"><text:span text:style-name="T1">A Hiến</text:span></text:p>
            </office:annotation>
            <text:p>Phỏng vấn BA, Vòng 2</text:p>
          </table:table-cell>
          <table:table-cell table:style-name="ce106" table:number-columns-repeated="9"/>
          <table:table-cell table:style-name="ce88" office:value-type="string">
            <office:annotation draw:style-name="gr2" draw:text-style-name="P1" svg:width="1.1413in" svg:height="0.2634in" svg:x="73.8169in" svg:y="3.0063in" draw:caption-point-x="-0.2402in" draw:caption-point-y="0.6024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77.4079in" svg:y="3.0063in" draw:caption-point-x="-0.2402in" draw:caption-point-y="0.6024in">
              <dc:date>2015-10-22T00:00:00</dc:date>
              <text:p text:style-name="P1"><text:span text:style-name="T1">A Hiến</text:span></text:p>
            </office:annotation>
            <text:p>Phỏng vấn Web developer vòng 2</text:p>
          </table:table-cell>
          <table:table-cell table:style-name="ce106" table:number-columns-repeated="11"/>
          <table:table-cell table:style-name="ce88" office:value-type="string">
            <office:annotation draw:style-name="gr2" draw:text-style-name="P1" svg:width="1.1413in" svg:height="0.2634in" svg:x="98.952in" svg:y="3.0051in" draw:caption-point-x="-0.2402in" draw:caption-point-y="0.6035in">
              <dc:date>2015-10-27T00:00:00</dc:date>
              <text:p text:style-name="P1"><text:span text:style-name="T1">A Hiến</text:span></text:p>
            </office:annotation>
            <text:p>Phỏng vấn Web developer vòng 2</text:p>
          </table:table-cell>
          <table:table-cell table:style-name="ce106" table:number-columns-repeated="7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0H30M00S">
            <text:p>10:30 AM</text:p>
          </table:table-cell>
          <table:table-cell table:style-name="ce106" table:number-columns-repeated="31"/>
          <table:table-cell table:style-name="ce119" office:value-type="string">
            <office:annotation draw:style-name="gr2" draw:text-style-name="P1" svg:width="1.1413in" svg:height="0.2634in" svg:x="57.6591in" svg:y="3.4004in" draw:caption-point-x="-0.2402in" draw:caption-point-y="0.6004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30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1H00M00S">
            <text:p>11:00 AM</text:p>
          </table:table-cell>
          <table:table-cell table:style-name="ce106"/>
          <table:table-cell table:style-name="ce51" office:value-type="string">
            <text:p>Meeting with customers</text:p>
          </table:table-cell>
          <table:table-cell table:style-name="ce106" table:number-columns-repeated="28"/>
          <table:table-cell table:style-name="ce88" office:value-type="string">
            <office:annotation draw:style-name="gr2" draw:text-style-name="P1" svg:width="1.1413in" svg:height="0.2634in" svg:x="55.8634in" svg:y="3.7929in" draw:caption-point-x="-0.2402in" draw:caption-point-y="0.6004in">
              <dc:date>2015-10-15T00:00:00</dc:date>
              <text:p text:style-name="P1"><text:span text:style-name="T1">A Hiến</text:span></text:p>
            </office:annotation>
            <text:p>Phỏng vấn BA, Vòng 2</text:p>
          </table:table-cell>
          <table:table-cell table:style-name="ce106" table:number-columns-repeated="21"/>
          <table:table-cell table:style-name="ce88" office:value-type="string">
            <office:annotation draw:style-name="gr2" draw:text-style-name="P1" svg:width="1.1413in" svg:height="0.2634in" svg:x="95.3614in" svg:y="3.7917in" draw:caption-point-x="-0.2402in" draw:caption-point-y="0.6016in">
              <dc:date>2015-10-27T00:00:00</dc:date>
              <text:p text:style-name="P1"><text:span text:style-name="T1">A Hiến</text:span></text:p>
            </office:annotation>
            <text:p>Phỏng vấn BA vòng 2</text:p>
          </table:table-cell>
          <table:table-cell table:style-name="ce106" table:number-columns-repeated="2"/>
          <table:table-cell table:style-name="ce88" office:value-type="string">
            <office:annotation draw:style-name="gr2" draw:text-style-name="P1" svg:width="1.1413in" svg:height="0.2634in" svg:x="100.7472in" svg:y="3.7898in" draw:caption-point-x="-0.2402in" draw:caption-point-y="0.6035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6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1H30M00S">
            <text:p>11:30 AM</text:p>
          </table:table-cell>
          <table:table-cell table:style-name="ce106" office:value-type="string">
            <text:p>Meeting trainers</text:p>
          </table:table-cell>
          <table:table-cell table:style-name="ce51"/>
          <table:table-cell table:style-name="ce106"/>
          <table:table-cell table:style-name="ce106" office:value-type="string">
            <text:p>Meeting trainers</text:p>
          </table:table-cell>
          <table:table-cell table:style-name="ce106" table:number-columns-repeated="5"/>
          <table:table-cell table:style-name="ce117" office:value-type="string" table:number-columns-spanned="1" table:number-rows-spanned="2">
            <text:p>Technology Department meeting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 table:number-columns-repeated="5"/>
          <table:table-cell table:style-name="ce117" office:value-type="string" table:number-columns-spanned="1" table:number-rows-spanned="2">
            <text:p>Technology Department meeting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 table:number-columns-repeated="5"/>
          <table:table-cell table:style-name="ce117" office:value-type="string" table:number-columns-spanned="1" table:number-rows-spanned="2">
            <text:p>Technology Department meeting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 table:number-columns-repeated="5"/>
          <table:table-cell table:style-name="ce117" office:value-type="string" table:number-columns-spanned="1" table:number-rows-spanned="2">
            <text:p>Technology Department meeting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/>
          <table:table-cell table:style-name="ce106" office:value-type="string">
            <text:p>Meeting trainers</text:p>
          </table:table-cell>
          <table:table-cell table:style-name="ce106" table:number-columns-repeated="2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0H00M00S">
            <text:p>12:00 AM</text:p>
          </table:table-cell>
          <table:table-cell table:style-name="ce106"/>
          <table:table-cell table:style-name="ce51"/>
          <table:table-cell table:style-name="ce106" table:number-columns-repeated="7"/>
          <table:covered-table-cell table:style-name="ce115"/>
          <table:table-cell table:style-name="ce106" table:number-columns-repeated="13"/>
          <table:covered-table-cell table:style-name="Default"/>
          <table:table-cell table:style-name="ce106" table:number-columns-repeated="13"/>
          <table:covered-table-cell table:style-name="ce115"/>
          <table:table-cell table:style-name="ce106" table:number-columns-repeated="13"/>
          <table:covered-table-cell table:style-name="ce115"/>
          <table:table-cell table:style-name="ce106" table:number-columns-repeated="10"/>
          <table:table-cell table:style-name="ce77" table:number-columns-repeated="947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5" table:number-columns-repeated="62"/>
          <table:table-cell table:style-name="ce76" table:number-columns-repeated="961"/>
        </table:table-row>
        <table:table-row table:style-name="ro13">
          <table:table-cell table:style-name="ce45" office:value-type="time" office:time-value="PT13H30M00S">
            <text:p>01:30 PM</text:p>
          </table:table-cell>
          <table:table-cell table:style-name="ce107" office:value-type="string" table:number-columns-spanned="1" table:number-rows-spanned="3">
            <text:p>Dự án BBM review code</text:p>
          </table:table-cell>
          <table:table-cell table:style-name="ce106"/>
          <table:table-cell table:style-name="ce108" office:value-type="string" table:number-columns-spanned="1" table:number-rows-spanned="3">
            <text:p>Dự án Jooto review code</text:p>
          </table:table-cell>
          <table:table-cell table:style-name="ce66" office:value-type="string" table:number-columns-spanned="1" table:number-rows-spanned="3">
            <text:p>Dự án OC review code</text:p>
          </table:table-cell>
          <table:table-cell table:style-name="ce106" table:number-columns-repeated="4"/>
          <table:table-cell table:style-name="ce116" office:value-type="string" table:number-columns-spanned="1" table:number-rows-spanned="3">
            <text:p>Dự án MT review code</text:p>
          </table:table-cell>
          <table:table-cell table:style-name="ce106"/>
          <table:table-cell table:style-name="ce118" office:value-type="string" table:number-columns-spanned="1" table:number-rows-spanned="3">
            <text:p>Dự án SD review code</text:p>
          </table:table-cell>
          <table:table-cell table:style-name="ce106" table:number-columns-repeated="3"/>
          <table:table-cell table:style-name="ce107" office:value-type="string" table:number-columns-spanned="1" table:number-rows-spanned="3">
            <text:p>Dự án BBM review code</text:p>
          </table:table-cell>
          <table:table-cell table:style-name="ce106"/>
          <table:table-cell table:style-name="ce108" office:value-type="string" table:number-columns-spanned="1" table:number-rows-spanned="3">
            <text:p>Dự án Jooto review code</text:p>
          </table:table-cell>
          <table:table-cell table:style-name="ce106" table:number-columns-repeated="5"/>
          <table:table-cell table:style-name="ce108" office:value-type="string" table:number-columns-spanned="1" table:number-rows-spanned="3">
            <text:p>Dự án MT review code</text:p>
          </table:table-cell>
          <table:table-cell table:style-name="ce106" table:number-columns-repeated="2"/>
          <table:table-cell table:style-name="ce118" office:value-type="string" table:number-columns-spanned="1" table:number-rows-spanned="3">
            <text:p>Dự án SD review code</text:p>
          </table:table-cell>
          <table:table-cell table:style-name="ce50" office:value-type="string" table:number-columns-spanned="1" table:number-rows-spanned="3">
            <text:p>Dự án ASL review code </text:p>
          </table:table-cell>
          <table:table-cell table:style-name="ce106"/>
          <table:table-cell table:style-name="ce107" office:value-type="string" table:number-columns-spanned="1" table:number-rows-spanned="3">
            <text:p>Dự án BBM review code</text:p>
          </table:table-cell>
          <table:table-cell table:style-name="ce119" office:value-type="string" table:number-columns-spanned="1" table:number-rows-spanned="3">
            <text:p>Dự án OC: review app for suggestion.</text:p>
          </table:table-cell>
          <table:table-cell table:style-name="ce116" office:value-type="string" table:number-columns-spanned="1" table:number-rows-spanned="3">
            <text:p>Dự án Jooto review code</text:p>
          </table:table-cell>
          <table:table-cell table:style-name="ce66" office:value-type="string" table:number-columns-spanned="1" table:number-rows-spanned="3">
            <text:p>Dự án OC review code</text:p>
          </table:table-cell>
          <table:table-cell table:style-name="ce106" table:number-columns-repeated="4"/>
          <table:table-cell table:style-name="ce116" office:value-type="string" table:number-columns-spanned="1" table:number-rows-spanned="3">
            <text:p>Dự án MT review code</text:p>
          </table:table-cell>
          <table:table-cell table:style-name="ce106"/>
          <table:table-cell table:style-name="ce118" office:value-type="string" table:number-columns-spanned="1" table:number-rows-spanned="3">
            <text:p>Dự án SD review code</text:p>
          </table:table-cell>
          <table:table-cell table:style-name="ce106" table:number-columns-repeated="3"/>
          <table:table-cell table:style-name="ce107" office:value-type="string" table:number-columns-spanned="1" table:number-rows-spanned="3">
            <text:p>Dự án BBM review code</text:p>
          </table:table-cell>
          <table:table-cell table:style-name="ce106"/>
          <table:table-cell table:style-name="ce108" office:value-type="string" table:number-columns-spanned="1" table:number-rows-spanned="3">
            <text:p>Dự án Jooto review code</text:p>
          </table:table-cell>
          <table:table-cell table:style-name="ce88" office:value-type="string" table:number-columns-spanned="1" table:number-rows-spanned="3">
            <text:p>Dự án OC distribute new requirement</text:p>
          </table:table-cell>
          <table:table-cell table:style-name="ce106" table:number-columns-repeated="4"/>
          <table:table-cell table:style-name="ce116" office:value-type="string" table:number-columns-spanned="1" table:number-rows-spanned="3">
            <text:p>Dự án MT review code</text:p>
          </table:table-cell>
          <table:table-cell table:style-name="ce106"/>
          <table:table-cell table:style-name="ce107" office:value-type="string" table:number-columns-spanned="1" table:number-rows-spanned="3">
            <text:p>Dự án SD review code</text:p>
          </table:table-cell>
          <table:table-cell table:style-name="ce106"/>
          <table:table-cell table:style-name="ce50" office:value-type="string" table:number-columns-spanned="1" table:number-rows-spanned="3">
            <text:p>Dự án ASL review code Phỏng vấn Web dev (Vòng 1)</text:p>
          </table:table-cell>
          <table:table-cell table:style-name="ce106"/>
          <table:table-cell table:style-name="ce107" office:value-type="string" table:number-columns-spanned="1" table:number-rows-spanned="3">
            <text:p>Dự án BBM review code</text:p>
          </table:table-cell>
          <table:table-cell table:style-name="ce106"/>
          <table:table-cell table:style-name="ce108" office:value-type="string" table:number-columns-spanned="1" table:number-rows-spanned="3">
            <text:p>Dự án Jooto review code</text:p>
          </table:table-cell>
          <table:table-cell table:style-name="ce62" office:value-type="string" table:number-columns-spanned="1" table:number-rows-spanned="3">
            <text:p>Dự án OC review code</text:p>
          </table:table-cell>
          <table:table-cell table:style-name="ce106" table:number-columns-repeated="2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4H00M00S">
            <text:p>02:00 PM</text:p>
          </table:table-cell>
          <table:covered-table-cell table:style-name="Default"/>
          <table:table-cell table:style-name="ce106"/>
          <table:covered-table-cell table:number-columns-repeated="2" table:style-name="ce115"/>
          <table:table-cell table:style-name="ce106" table:number-columns-repeated="4"/>
          <table:covered-table-cell table:style-name="Default"/>
          <table:table-cell table:style-name="ce106"/>
          <table:covered-table-cell table:style-name="Default"/>
          <table:table-cell table:style-name="ce106" table:number-columns-repeated="3"/>
          <table:covered-table-cell table:style-name="Default"/>
          <table:table-cell table:style-name="ce119" office:value-type="string">
            <office:annotation draw:style-name="gr2" draw:text-style-name="P1" svg:width="1.1413in" svg:height="0.2634in" svg:x="29.2772in" svg:y="5.6508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covered-table-cell table:style-name="ce115"/>
          <table:table-cell table:style-name="ce106" table:number-columns-repeated="5"/>
          <table:covered-table-cell table:style-name="Default"/>
          <table:table-cell table:style-name="ce106"/>
          <table:table-cell table:style-name="ce51" office:value-type="string">
            <office:annotation draw:style-name="gr2" draw:text-style-name="P1" svg:width="1.1413in" svg:height="0.2634in" svg:x="45.0913in" svg:y="5.6504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covered-table-cell table:style-name="Default"/>
          <table:covered-table-cell table:style-name="ce88"/>
          <table:table-cell table:style-name="ce88" office:value-type="string">
            <office:annotation draw:style-name="gr2" draw:text-style-name="P1" svg:width="1.1413in" svg:height="0.2634in" svg:x="50.4776in" svg:y="5.6504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covered-table-cell table:style-name="Default"/>
          <table:covered-table-cell table:number-columns-repeated="3" table:style-name="ce115"/>
          <table:table-cell table:style-name="ce106" table:number-columns-repeated="4"/>
          <table:covered-table-cell table:style-name="Default"/>
          <table:table-cell table:style-name="ce106"/>
          <table:covered-table-cell table:style-name="Default"/>
          <table:table-cell table:style-name="ce106" table:number-columns-repeated="3"/>
          <table:covered-table-cell table:style-name="Default"/>
          <table:table-cell table:style-name="ce106"/>
          <table:covered-table-cell table:number-columns-repeated="2" table:style-name="ce115"/>
          <table:table-cell table:style-name="ce106" table:number-columns-repeated="4"/>
          <table:covered-table-cell table:style-name="Default"/>
          <table:table-cell table:style-name="ce88" office:value-type="string">
            <office:annotation draw:style-name="gr2" draw:text-style-name="P1" svg:width="1.1413in" svg:height="0.2634in" svg:x="93.5657in" svg:y="5.648in" draw:caption-point-x="-0.2402in" draw:caption-point-y="0.6028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covered-table-cell table:style-name="Default"/>
          <table:table-cell table:style-name="ce106"/>
          <table:covered-table-cell table:style-name="ce88"/>
          <table:table-cell table:style-name="ce106"/>
          <table:covered-table-cell table:style-name="Default"/>
          <table:table-cell table:style-name="ce106"/>
          <table:covered-table-cell table:number-columns-repeated="2" table:style-name="ce115"/>
          <table:table-cell table:style-name="ce106" table:number-columns-repeated="2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4H30M00S">
            <text:p>02:30 PM</text:p>
          </table:table-cell>
          <table:covered-table-cell table:style-name="Default"/>
          <table:table-cell table:style-name="ce106"/>
          <table:covered-table-cell table:number-columns-repeated="2" table:style-name="ce115"/>
          <table:table-cell table:style-name="ce106" table:number-columns-repeated="4"/>
          <table:covered-table-cell table:style-name="Default"/>
          <table:table-cell table:style-name="ce106"/>
          <table:covered-table-cell table:style-name="Default"/>
          <table:table-cell table:style-name="ce106" table:number-columns-repeated="3"/>
          <table:covered-table-cell table:style-name="Default"/>
          <table:table-cell table:style-name="ce106"/>
          <table:covered-table-cell table:style-name="ce115"/>
          <table:table-cell table:style-name="ce106" table:number-columns-repeated="5"/>
          <table:covered-table-cell table:style-name="Default"/>
          <table:table-cell table:style-name="ce106" table:number-columns-repeated="2"/>
          <table:covered-table-cell table:style-name="Default"/>
          <table:covered-table-cell table:style-name="ce50"/>
          <table:table-cell table:style-name="ce106"/>
          <table:covered-table-cell table:style-name="Default"/>
          <table:covered-table-cell table:number-columns-repeated="3" table:style-name="ce115"/>
          <table:table-cell table:style-name="ce106" table:number-columns-repeated="4"/>
          <table:covered-table-cell table:style-name="Default"/>
          <table:table-cell table:style-name="ce106"/>
          <table:covered-table-cell table:style-name="Default"/>
          <table:table-cell table:style-name="ce106" table:number-columns-repeated="3"/>
          <table:covered-table-cell table:style-name="Default"/>
          <table:table-cell table:style-name="ce106"/>
          <table:covered-table-cell table:number-columns-repeated="2" table:style-name="ce115"/>
          <table:table-cell table:style-name="ce106" table:number-columns-repeated="4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ce50"/>
          <table:table-cell table:style-name="ce106"/>
          <table:covered-table-cell table:style-name="Default"/>
          <table:table-cell table:style-name="ce106"/>
          <table:covered-table-cell table:number-columns-repeated="2" table:style-name="ce115"/>
          <table:table-cell table:style-name="ce106" table:number-columns-repeated="2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5H00M00S">
            <text:p>03:00 PM</text:p>
          </table:table-cell>
          <table:table-cell table:style-name="ce106" table:number-columns-repeated="8"/>
          <table:table-cell table:style-name="ce88" office:value-type="string">
            <office:annotation draw:style-name="gr2" draw:text-style-name="P1" svg:width="1.1413in" svg:height="0.2634in" svg:x="17.0874in" svg:y="6.5177in" draw:caption-point-x="-0.2402in" draw:caption-point-y="0.5992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20.5701in" svg:y="6.5173in" draw:caption-point-x="-0.2402in" draw:caption-point-y="0.599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4"/>
          <table:table-cell table:style-name="ce88" office:value-type="string">
            <office:annotation draw:style-name="gr2" draw:text-style-name="P1" svg:width="1.1413in" svg:height="0.2634in" svg:x="29.2772in" svg:y="6.5169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8"/>
          <table:table-cell table:style-name="ce88" office:value-type="string">
            <office:annotation draw:style-name="gr2" draw:text-style-name="P1" svg:width="1.1413in" svg:height="0.2634in" svg:x="45.0913in" svg:y="6.5154in" draw:caption-point-x="-0.2402in" draw:caption-point-y="0.6016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/>
          <table:table-cell table:style-name="ce125" office:value-type="string">
            <office:annotation draw:style-name="gr2" draw:text-style-name="P1" svg:width="1.1413in" svg:height="0.2634in" svg:x="48.6823in" svg:y="6.5165in" draw:caption-point-x="-0.2402in" draw:caption-point-y="0.6004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06"/>
          <table:table-cell table:style-name="ce126" office:value-type="string">
            <office:annotation draw:style-name="gr2" draw:text-style-name="P1" svg:width="1.1413in" svg:height="0.2634in" svg:x="52.2728in" svg:y="6.5169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55.8634in" svg:y="6.5165in" draw:caption-point-x="-0.2402in" draw:caption-point-y="0.6004in">
              <dc:date>2015-10-15T00:00:00</dc:date>
              <text:p text:style-name="P1"><text:span text:style-name="T1">A Hiến</text:span></text:p>
            </office:annotation>
            <text:p>Phỏng vấn BA, Vòng 2</text:p>
          </table:table-cell>
          <table:table-cell table:style-name="ce106" table:number-columns-repeated="19"/>
          <table:table-cell table:style-name="ce88" office:value-type="string">
            <office:annotation draw:style-name="gr2" draw:text-style-name="P1" svg:width="1.1413in" svg:height="0.2634in" svg:x="91.7705in" svg:y="6.5146in" draw:caption-point-x="-0.2402in" draw:caption-point-y="0.6024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 table:number-columns-repeated="2"/>
          <table:table-cell table:style-name="ce88" office:value-type="string">
            <office:annotation draw:style-name="gr2" draw:text-style-name="P1" svg:width="1.1413in" svg:height="0.2634in" svg:x="97.1567in" svg:y="6.5138in" draw:caption-point-x="-0.2402in" draw:caption-point-y="0.6031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table-cell table:style-name="ce106"/>
          <table:table-cell table:style-name="ce88" office:value-type="string">
            <text:p>Phỏng vấn IT Admin</text:p>
          </table:table-cell>
          <table:table-cell table:style-name="ce106"/>
          <table:table-cell table:style-name="ce88" office:value-type="string">
            <office:annotation draw:style-name="gr2" draw:text-style-name="P1" svg:width="1.1413in" svg:height="0.2634in" svg:x="104.3382in" svg:y="6.5134in" draw:caption-point-x="-0.2402in" draw:caption-point-y="0.6035in">
              <dc:date>2015-10-27T00:00:00</dc:date>
              <text:p text:style-name="P1"><text:span text:style-name="T1">A Hiến</text:span></text:p>
            </office:annotation>
            <text:p>Phỏng vấn Web developer vòng 2</text:p>
          </table:table-cell>
          <table:table-cell table:style-name="ce129"/>
          <table:table-cell table:style-name="ce106" table:number-columns-repeated="3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5H30M00S">
            <text:p>03:30 PM</text:p>
          </table:table-cell>
          <table:table-cell table:style-name="ce106" table:number-columns-repeated="62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6H00M00S">
            <text:p>04:00 PM</text:p>
          </table:table-cell>
          <table:table-cell table:style-name="ce108" office:value-type="string" table:number-columns-spanned="1" table:number-rows-spanned="3">
            <text:p>Team IOS review code</text:p>
          </table:table-cell>
          <table:table-cell table:style-name="ce106"/>
          <table:table-cell table:style-name="ce62" office:value-type="string" table:number-columns-spanned="1" table:number-rows-spanned="3">
            <text:p>Dự án MYID review code</text:p>
          </table:table-cell>
          <table:table-cell table:style-name="ce106" table:number-columns-repeated="5"/>
          <table:table-cell table:style-name="ce88" office:value-type="string">
            <office:annotation draw:style-name="gr2" draw:text-style-name="P1" svg:width="1.1413in" svg:height="0.2634in" svg:x="17.0874in" svg:y="7.3843in" draw:caption-point-x="-0.2402in" draw:caption-point-y="0.5988in">
              <dc:date>2015-10-02T00:00:00</dc:date>
              <text:p text:style-name="P1"><text:span text:style-name="T1">A Năm</text:span></text:p>
            </office:annotation>
            <text:p>Phỏng vấn Web dev</text:p>
          </table:table-cell>
          <table:table-cell table:style-name="ce106" table:number-columns-repeated="3"/>
          <table:table-cell table:style-name="ce107" office:value-type="string" table:number-columns-spanned="1" table:number-rows-spanned="3">
            <text:p>SingSquare review code</text:p>
          </table:table-cell>
          <table:table-cell table:style-name="ce106"/>
          <table:table-cell table:style-name="ce108" office:value-type="string" table:number-columns-spanned="1" table:number-rows-spanned="3">
            <text:p>Team IOS review code</text:p>
          </table:table-cell>
          <table:table-cell table:style-name="ce88" office:value-type="string">
            <office:annotation draw:style-name="gr2" draw:text-style-name="P1" svg:width="1.1413in" svg:height="0.2634in" svg:x="29.2772in" svg:y="7.3831in" draw:caption-point-x="-0.2402in" draw:caption-point-y="0.6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8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106"/>
          <table:table-cell table:style-name="ce107" office:value-type="string" table:number-columns-spanned="1" table:number-rows-spanned="3">
            <text:p>SingSquare review code</text:p>
          </table:table-cell>
          <table:table-cell table:style-name="ce106"/>
          <table:table-cell table:style-name="ce108" office:value-type="string" table:number-columns-spanned="1" table:number-rows-spanned="3">
            <text:p>Team IOS review code</text:p>
          </table:table-cell>
          <table:table-cell table:style-name="ce119" office:value-type="string">
            <office:annotation draw:style-name="gr2" draw:text-style-name="P1" svg:width="1.1413in" svg:height="0.2634in" svg:x="54.0681in" svg:y="7.3827in" draw:caption-point-x="-0.2402in" draw:caption-point-y="0.6004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119" office:value-type="string">
            <office:annotation draw:style-name="gr2" draw:text-style-name="P1" svg:width="1.1413in" svg:height="0.2634in" svg:x="57.6591in" svg:y="7.3827in" draw:caption-point-x="-0.2402in" draw:caption-point-y="0.6004in">
              <dc:date>2015-10-02T00:00:00</dc:date>
              <text:p text:style-name="P1"><text:span text:style-name="T1">A Năm</text:span></text:p>
            </office:annotation>
            <text:p>Phỏng vấn IT Admin</text:p>
          </table:table-cell>
          <table:table-cell table:style-name="ce106" table:number-columns-repeated="8"/>
          <table:table-cell table:style-name="ce107" office:value-type="string" table:number-columns-spanned="1" table:number-rows-spanned="3">
            <text:p>SingSquare review code</text:p>
          </table:table-cell>
          <table:table-cell table:style-name="ce106"/>
          <table:table-cell table:style-name="ce108" office:value-type="string" table:number-columns-spanned="1" table:number-rows-spanned="3">
            <text:p>Team IOS review code</text:p>
          </table:table-cell>
          <table:table-cell table:style-name="ce106" table:number-columns-repeated="9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106"/>
          <table:table-cell table:style-name="ce107" office:value-type="string" table:number-columns-spanned="1" table:number-rows-spanned="3">
            <text:p>SingSquare review code</text:p>
          </table:table-cell>
          <table:table-cell table:style-name="ce106"/>
          <table:table-cell table:style-name="ce108" office:value-type="string" table:number-columns-spanned="1" table:number-rows-spanned="3">
            <text:p>Team IOS review code</text:p>
          </table:table-cell>
          <table:table-cell table:style-name="ce106"/>
          <table:table-cell table:style-name="ce62" office:value-type="string" table:number-columns-spanned="1" table:number-rows-spanned="3">
            <text:p>Dự án MYID review code</text:p>
          </table:table-cell>
          <table:table-cell table:style-name="ce106" table:number-columns-repeated="3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6H30M00S">
            <text:p>04:30 PM</text:p>
          </table:table-cell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 table:number-columns-repeated="7"/>
          <table:table-cell table:style-name="ce88" office:value-type="string">
            <office:annotation draw:style-name="gr2" draw:text-style-name="P1" svg:width="1.1413in" svg:height="0.2634in" svg:x="91.7705in" svg:y="7.8146in" draw:caption-point-x="-0.2402in" draw:caption-point-y="0.6016in">
              <dc:date>2015-09-21T00:00:00</dc:date>
              <text:p text:style-name="P1"><text:span text:style-name="T1">Chị Bình</text:span></text:p>
            </office:annotation>
            <text:p>Phỏng vấn BA</text:p>
          </table:table-cell>
          <table:table-cell table:style-name="ce119" office:value-type="string">
            <office:annotation draw:style-name="gr2" draw:text-style-name="P1" svg:width="1.1413in" svg:height="0.2634in" svg:x="93.5657in" svg:y="7.8138in" draw:caption-point-x="-0.2402in" draw:caption-point-y="0.6024in">
              <dc:date>2015-10-02T00:00:00</dc:date>
              <text:p text:style-name="P1"><text:span text:style-name="T1">A Năm</text:span></text:p>
            </office:annotation>
            <text:p>Phỏng vấn Web developer</text:p>
          </table:table-cell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 table:number-columns-repeated="3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7H00M00S">
            <text:p>05:00 PM</text:p>
          </table:table-cell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 table:number-columns-repeated="9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/>
          <table:covered-table-cell table:style-name="Default"/>
          <table:table-cell table:style-name="ce106" table:number-columns-repeated="3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7H30M00S">
            <text:p>05:30 PM</text:p>
          </table:table-cell>
          <table:table-cell table:style-name="ce106" table:number-columns-repeated="6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48"/>
          <table:table-cell table:style-name="ce110" office:value-type="string">
            <text:p><text:s/>Daily</text:p>
          </table:table-cell>
          <table:table-cell table:style-name="ce110"/>
          <table:table-cell table:style-name="ce109" table:number-columns-repeated="6"/>
          <table:table-cell table:style-name="Default" table:number-columns-repeated="2"/>
          <table:table-cell table:style-name="ce109" table:number-columns-repeated="5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101"/>
          <table:table-cell table:style-name="ce110" office:value-type="string">
            <text:p><text:s/>Weekly </text:p>
          </table:table-cell>
          <table:table-cell table:style-name="ce110"/>
          <table:table-cell table:style-name="ce109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50"/>
          <table:table-cell table:style-name="ce110" office:value-type="string">
            <text:p>Bi – Weekly </text:p>
          </table:table-cell>
          <table:table-cell table:style-name="ce110"/>
          <table:table-cell table:style-name="ce109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51"/>
          <table:table-cell table:style-name="ce110" office:value-type="string">
            <text:p><text:s/>Suddenly </text:p>
          </table:table-cell>
          <table:table-cell table:style-name="ce110"/>
          <table:table-cell table:style-name="ce109" table:number-columns-repeated="60"/>
          <table:table-cell table:style-name="ce77" table:number-columns-repeated="947"/>
          <table:table-cell table:number-columns-repeated="14"/>
        </table:table-row>
        <table:table-row table:style-name="ro2" table:number-rows-repeated="65394">
          <table:table-cell table:style-name="ce46"/>
          <table:table-cell table:style-name="ce109" table:number-columns-repeated="62"/>
          <table:table-cell table:style-name="ce77" table:number-columns-repeated="947"/>
          <table:table-cell table:number-columns-repeated="14"/>
        </table:table-row>
        <table:table-row table:style-name="ro2" table:number-rows-repeated="9831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er" table:style-name="ta3" table:print="false">
        <table:table-column table:style-name="co12" table:default-cell-style-name="ce41"/>
        <table:table-column table:style-name="co15" table:number-columns-repeated="18" table:default-cell-style-name="ce139"/>
        <table:table-column table:style-name="co14" table:default-cell-style-name="ce139"/>
        <table:table-column table:style-name="co16" table:number-columns-repeated="41" table:default-cell-style-name="ce139"/>
        <table:table-column table:style-name="co7" table:number-columns-repeated="961" table:default-cell-style-name="Default"/>
        <table:table-row table:style-name="ro8">
          <table:table-cell/>
          <table:table-cell table:style-name="Default" table:number-columns-repeated="60"/>
          <table:table-cell table:style-name="ce75" table:number-columns-repeated="947"/>
          <table:table-cell table:style-name="ce78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9"/>
        </table:table-row>
        <table:table-row table:style-name="ro8">
          <table:table-cell table:style-name="ce42"/>
          <table:table-cell table:style-name="ce133" table:number-columns-repeated="16"/>
          <table:table-cell table:style-name="ce148" office:value-type="string" table:number-columns-spanned="3" table:number-rows-spanned="1">
            <text:p>Month</text:p>
          </table:table-cell>
          <table:covered-table-cell table:number-columns-repeated="2" table:style-name="ce149"/>
          <table:table-cell table:style-name="ce150"/>
          <table:table-cell table:style-name="ce151" table:content-validation-name="val1" office:value-type="float" office:value="11" table:number-columns-spanned="3" table:number-rows-spanned="1">
            <text:p>11</text:p>
          </table:table-cell>
          <table:covered-table-cell table:style-name="ce152" table:content-validation-name="val1"/>
          <table:covered-table-cell table:style-name="ce149"/>
          <table:table-cell table:style-name="ce150"/>
          <table:table-cell table:style-name="ce148" office:value-type="string" table:number-columns-spanned="3" table:number-rows-spanned="1">
            <text:p>Year</text:p>
          </table:table-cell>
          <table:covered-table-cell table:number-columns-repeated="2" table:style-name="ce149"/>
          <table:table-cell table:style-name="ce150"/>
          <table:table-cell table:style-name="ce148" office:value-type="float" office:value="2015" table:number-columns-spanned="3" table:number-rows-spanned="1">
            <text:p>2015</text:p>
          </table:table-cell>
          <table:covered-table-cell table:style-name="ce149"/>
          <table:covered-table-cell table:style-name="ce154"/>
          <table:table-cell table:style-name="ce133" table:number-columns-repeated="29"/>
          <table:table-cell table:style-name="ce75" table:number-columns-repeated="947"/>
          <table:table-cell table:style-name="ce78" table:number-columns-repeated="14"/>
        </table:table-row>
        <table:table-row table:style-name="ro8">
          <table:table-cell table:style-name="ce100"/>
          <table:table-cell table:style-name="ce134" table:formula="of:=DATE([.$AD$3];[.V3];1)" office:value-type="date" office:date-value="2015-11-01" table:number-columns-spanned="2" table:number-rows-spanned="1">
            <text:p>01</text:p>
          </table:table-cell>
          <table:covered-table-cell table:style-name="ce140"/>
          <table:table-cell table:style-name="ce134" table:formula="of:=[.B4]+1" office:value-type="date" office:date-value="2015-11-02" table:number-columns-spanned="2" table:number-rows-spanned="1">
            <office:annotation draw:style-name="gr2" draw:text-style-name="P1" svg:width="1.1413in" svg:height="0.2634in" svg:x="8.3803in" svg:y="0.3146in" draw:caption-point-x="-0.2402in" draw:caption-point-y="0.5386in">
              <dc:date>2015-08-28T00:00:00</dc:date>
              <text:p text:style-name="P1"><text:span text:style-name="T1">Nghỉ lễ 2/9</text:span></text:p>
            </office:annotation>
            <text:p>02</text:p>
          </table:table-cell>
          <table:covered-table-cell table:style-name="ce140"/>
          <table:table-cell table:style-name="ce134" table:formula="of:=[.D4]+1" office:value-type="date" office:date-value="2015-11-03" table:number-columns-spanned="2" table:number-rows-spanned="1">
            <text:p>03</text:p>
          </table:table-cell>
          <table:covered-table-cell table:style-name="ce140"/>
          <table:table-cell table:style-name="ce134" table:formula="of:=[.F4]+1" office:value-type="date" office:date-value="2015-11-04" table:number-columns-spanned="2" table:number-rows-spanned="1">
            <text:p>04</text:p>
          </table:table-cell>
          <table:covered-table-cell table:style-name="ce140"/>
          <table:table-cell table:style-name="ce134" table:formula="of:=[.H4]+1" office:value-type="date" office:date-value="2015-11-05" table:number-columns-spanned="2" table:number-rows-spanned="1">
            <text:p>05</text:p>
          </table:table-cell>
          <table:covered-table-cell table:style-name="ce140"/>
          <table:table-cell table:style-name="ce134" table:formula="of:=[.J4]+1" office:value-type="date" office:date-value="2015-11-06" table:number-columns-spanned="2" table:number-rows-spanned="1">
            <text:p>06</text:p>
          </table:table-cell>
          <table:covered-table-cell table:style-name="ce140"/>
          <table:table-cell table:style-name="ce134" table:formula="of:=[.L4]+1" office:value-type="date" office:date-value="2015-11-07" table:number-columns-spanned="2" table:number-rows-spanned="1">
            <text:p>07</text:p>
          </table:table-cell>
          <table:covered-table-cell table:style-name="ce140"/>
          <table:table-cell table:style-name="ce134" table:formula="of:=[.N4]+1" office:value-type="date" office:date-value="2015-11-08" table:number-columns-spanned="2" table:number-rows-spanned="1">
            <text:p>08</text:p>
          </table:table-cell>
          <table:covered-table-cell table:style-name="ce140"/>
          <table:table-cell table:style-name="ce134" table:formula="of:=[.P4]+1" office:value-type="date" office:date-value="2015-11-09" table:number-columns-spanned="2" table:number-rows-spanned="1">
            <text:p>09</text:p>
          </table:table-cell>
          <table:covered-table-cell table:style-name="ce140"/>
          <table:table-cell table:style-name="ce134" table:formula="of:=[.R4]+1" office:value-type="date" office:date-value="2015-11-10" table:number-columns-spanned="2" table:number-rows-spanned="1">
            <text:p>10</text:p>
          </table:table-cell>
          <table:covered-table-cell table:style-name="ce140"/>
          <table:table-cell table:style-name="ce134" table:formula="of:=[.T4]+1" office:value-type="date" office:date-value="2015-11-11" table:number-columns-spanned="2" table:number-rows-spanned="1">
            <text:p>11</text:p>
          </table:table-cell>
          <table:covered-table-cell table:style-name="ce140"/>
          <table:table-cell table:style-name="ce134" table:formula="of:=[.V4]+1" office:value-type="date" office:date-value="2015-11-12" table:number-columns-spanned="2" table:number-rows-spanned="1">
            <text:p>12</text:p>
          </table:table-cell>
          <table:covered-table-cell table:style-name="ce140"/>
          <table:table-cell table:style-name="ce134" table:formula="of:=[.X4]+1" office:value-type="date" office:date-value="2015-11-13" table:number-columns-spanned="2" table:number-rows-spanned="1">
            <text:p>13</text:p>
          </table:table-cell>
          <table:covered-table-cell table:style-name="ce140"/>
          <table:table-cell table:style-name="ce134" table:formula="of:=[.Z4]+1" office:value-type="date" office:date-value="2015-11-14" table:number-columns-spanned="2" table:number-rows-spanned="1">
            <text:p>14</text:p>
          </table:table-cell>
          <table:covered-table-cell table:style-name="ce140"/>
          <table:table-cell table:style-name="ce134" table:formula="of:=[.AB4]+1" office:value-type="date" office:date-value="2015-11-15" table:number-columns-spanned="2" table:number-rows-spanned="1">
            <text:p>15</text:p>
          </table:table-cell>
          <table:covered-table-cell table:style-name="ce140"/>
          <table:table-cell table:style-name="ce134" table:formula="of:=[.AD4]+1" office:value-type="date" office:date-value="2015-11-16" table:number-columns-spanned="2" table:number-rows-spanned="1">
            <text:p>16</text:p>
          </table:table-cell>
          <table:covered-table-cell table:style-name="ce140"/>
          <table:table-cell table:style-name="ce155" table:formula="of:=[.AF4]+1" office:value-type="date" office:date-value="2015-11-17">
            <text:p>17</text:p>
          </table:table-cell>
          <table:table-cell table:style-name="ce155"/>
          <table:table-cell table:style-name="ce134" table:formula="of:=[.AH4]+1" office:value-type="date" office:date-value="2015-11-18" table:number-columns-spanned="2" table:number-rows-spanned="1">
            <text:p>18</text:p>
          </table:table-cell>
          <table:covered-table-cell table:style-name="ce140"/>
          <table:table-cell table:style-name="ce134" table:formula="of:=[.AJ4]+1" office:value-type="date" office:date-value="2015-11-19" table:number-columns-spanned="2" table:number-rows-spanned="1">
            <text:p>19</text:p>
          </table:table-cell>
          <table:covered-table-cell table:style-name="ce140"/>
          <table:table-cell table:style-name="ce134" table:formula="of:=[.AL4]+1" office:value-type="date" office:date-value="2015-11-20" table:number-columns-spanned="2" table:number-rows-spanned="1">
            <text:p>20</text:p>
          </table:table-cell>
          <table:covered-table-cell table:style-name="ce140"/>
          <table:table-cell table:style-name="ce134" table:formula="of:=[.AN4]+1" office:value-type="date" office:date-value="2015-11-21" table:number-columns-spanned="2" table:number-rows-spanned="1">
            <text:p>21</text:p>
          </table:table-cell>
          <table:covered-table-cell table:style-name="ce140"/>
          <table:table-cell table:style-name="ce134" table:formula="of:=[.AP4]+1" office:value-type="date" office:date-value="2015-11-22" table:number-columns-spanned="2" table:number-rows-spanned="1">
            <text:p>22</text:p>
          </table:table-cell>
          <table:covered-table-cell table:style-name="ce140"/>
          <table:table-cell table:style-name="ce134" table:formula="of:=[.AR4]+1" office:value-type="date" office:date-value="2015-11-23" table:number-columns-spanned="2" table:number-rows-spanned="1">
            <text:p>23</text:p>
          </table:table-cell>
          <table:covered-table-cell table:style-name="ce140"/>
          <table:table-cell table:style-name="ce134" table:formula="of:=[.AT4]+1" office:value-type="date" office:date-value="2015-11-24" table:number-columns-spanned="2" table:number-rows-spanned="1">
            <text:p>24</text:p>
          </table:table-cell>
          <table:covered-table-cell table:style-name="ce140"/>
          <table:table-cell table:style-name="ce134" table:formula="of:=[.AV4]+1" office:value-type="date" office:date-value="2015-11-25" table:number-columns-spanned="2" table:number-rows-spanned="1">
            <text:p>25</text:p>
          </table:table-cell>
          <table:covered-table-cell table:style-name="ce140"/>
          <table:table-cell table:style-name="ce134" table:formula="of:=[.AX4]+1" office:value-type="date" office:date-value="2015-11-26" table:number-columns-spanned="2" table:number-rows-spanned="1">
            <text:p>26</text:p>
          </table:table-cell>
          <table:covered-table-cell table:style-name="ce140"/>
          <table:table-cell table:style-name="ce134" table:formula="of:=[.AZ4]+1" office:value-type="date" office:date-value="2015-11-27" table:number-columns-spanned="2" table:number-rows-spanned="1">
            <text:p>27</text:p>
          </table:table-cell>
          <table:covered-table-cell table:style-name="ce140"/>
          <table:table-cell table:style-name="ce134" table:formula="of:=[.BB4]+1" office:value-type="date" office:date-value="2015-11-28" table:number-columns-spanned="2" table:number-rows-spanned="1">
            <text:p>28</text:p>
          </table:table-cell>
          <table:covered-table-cell table:style-name="ce140"/>
          <table:table-cell table:style-name="ce134" table:formula="of:=[.BD4]+1" office:value-type="date" office:date-value="2015-11-29" table:number-columns-spanned="2" table:number-rows-spanned="1">
            <text:p>29</text:p>
          </table:table-cell>
          <table:covered-table-cell table:style-name="ce140"/>
          <table:table-cell table:style-name="ce134" table:formula="of:=[.BF4]+1" office:value-type="date" office:date-value="2015-11-30" table:number-columns-spanned="2" table:number-rows-spanned="1">
            <text:p>30</text:p>
          </table:table-cell>
          <table:covered-table-cell table:style-name="ce140"/>
          <table:table-cell table:style-name="ce130" table:number-columns-repeated="947"/>
          <table:table-cell table:style-name="ce131" table:number-columns-repeated="14"/>
        </table:table-row>
        <table:table-row table:style-name="ro8">
          <table:table-cell table:style-name="ce100"/>
          <table:table-cell table:style-name="ce135" table:formula="of:=CHOOSE(WEEKDAY([.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1"/>
          <table:table-cell table:style-name="ce135" table:formula="of:=CHOOSE(WEEKDAY([.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1"/>
          <table:table-cell table:style-name="ce135" table:formula="of:=CHOOSE(WEEKDAY([.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1"/>
          <table:table-cell table:style-name="ce135" table:formula="of:=CHOOSE(WEEKDAY([.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1"/>
          <table:table-cell table:style-name="ce135" table:formula="of:=CHOOSE(WEEKDAY([.J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1"/>
          <table:table-cell table:style-name="ce135" table:formula="of:=CHOOSE(WEEKDAY([.L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1"/>
          <table:table-cell table:style-name="ce135" table:formula="of:=CHOOSE(WEEKDAY([.N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1"/>
          <table:table-cell table:style-name="ce135" table:formula="of:=CHOOSE(WEEKDAY([.P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1"/>
          <table:table-cell table:style-name="ce135" table:formula="of:=CHOOSE(WEEKDAY([.R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1"/>
          <table:table-cell table:style-name="ce135" table:formula="of:=CHOOSE(WEEKDAY([.T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1"/>
          <table:table-cell table:style-name="ce135" table:formula="of:=CHOOSE(WEEKDAY([.V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1"/>
          <table:table-cell table:style-name="ce135" table:formula="of:=CHOOSE(WEEKDAY([.X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1"/>
          <table:table-cell table:style-name="ce135" table:formula="of:=CHOOSE(WEEKDAY([.Z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1"/>
          <table:table-cell table:style-name="ce135" table:formula="of:=CHOOSE(WEEKDAY([.AB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1"/>
          <table:table-cell table:style-name="ce135" table:formula="of:=CHOOSE(WEEKDAY([.AD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1"/>
          <table:table-cell table:style-name="ce135" table:formula="of:=CHOOSE(WEEKDAY([.AF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1"/>
          <table:table-cell table:style-name="ce135" table:formula="of:=CHOOSE(WEEKDAY([.AH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1"/>
          <table:table-cell table:style-name="ce135" table:formula="of:=CHOOSE(WEEKDAY([.AJ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1"/>
          <table:table-cell table:style-name="ce135" table:formula="of:=CHOOSE(WEEKDAY([.AL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1"/>
          <table:table-cell table:style-name="ce135" table:formula="of:=CHOOSE(WEEKDAY([.AN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1"/>
          <table:table-cell table:style-name="ce135" table:formula="of:=CHOOSE(WEEKDAY([.AP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1"/>
          <table:table-cell table:style-name="ce135" table:formula="of:=CHOOSE(WEEKDAY([.AR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1"/>
          <table:table-cell table:style-name="ce135" table:formula="of:=CHOOSE(WEEKDAY([.AT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1"/>
          <table:table-cell table:style-name="ce135" table:formula="of:=CHOOSE(WEEKDAY([.AV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1"/>
          <table:table-cell table:style-name="ce135" table:formula="of:=CHOOSE(WEEKDAY([.AX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1"/>
          <table:table-cell table:style-name="ce135" table:formula="of:=CHOOSE(WEEKDAY([.AZ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1"/>
          <table:table-cell table:style-name="ce135" table:formula="of:=CHOOSE(WEEKDAY([.B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1"/>
          <table:table-cell table:style-name="ce135" table:formula="of:=CHOOSE(WEEKDAY([.B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1"/>
          <table:table-cell table:style-name="ce135" table:formula="of:=CHOOSE(WEEKDAY([.B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1"/>
          <table:table-cell table:style-name="ce135" table:formula="of:=CHOOSE(WEEKDAY([.B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1"/>
          <table:table-cell table:style-name="ce130" table:number-columns-repeated="947"/>
          <table:table-cell table:style-name="ce131" table:number-columns-repeated="14"/>
        </table:table-row>
        <table:table-row table:style-name="ro14">
          <table:table-cell table:style-name="ce44" office:value-type="string">
            <text:p>Morni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76" table:number-columns-repeated="961"/>
        </table:table-row>
        <table:table-row table:style-name="ro12">
          <table:table-cell table:style-name="ce45" office:value-type="time" office:time-value="PT08H00M00S">
            <text:p>08:00 AM</text:p>
          </table:table-cell>
          <table:table-cell table:style-name="ce136" table:number-columns-repeated="60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8H30M00S">
            <text:p>08:30 AM</text:p>
          </table:table-cell>
          <table:table-cell table:style-name="ce136" table:number-columns-repeated="2"/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table:number-columns-repeated="4"/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table:number-columns-repeated="4"/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table:number-columns-repeated="4"/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136" table:number-columns-repeated="4"/>
          <table:table-cell table:style-name="ce136" office:value-type="string">
            <text:p>Họp Team OC</text:p>
          </table:table-cell>
          <table:table-cell table:style-name="ce136" office:value-type="string">
            <text:p>Họp Team IOS</text:p>
          </table:table-cell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9H00M00S">
            <text:p>09:00 AM</text:p>
          </table:table-cell>
          <table:table-cell table:style-name="ce136" table:number-columns-repeated="11"/>
          <table:table-cell table:style-name="ce88" office:value-type="string">
            <text:p>Phỏng vấn web dev</text:p>
          </table:table-cell>
          <table:table-cell table:style-name="ce136" table:number-columns-repeated="8"/>
          <table:table-cell table:style-name="ce88" office:value-type="string">
            <text:p>Phỏng vấn BA</text:p>
          </table:table-cell>
          <table:table-cell table:style-name="ce136"/>
          <table:table-cell table:style-name="ce88" office:value-type="string">
            <text:p>Phỏng vấn BA</text:p>
          </table:table-cell>
          <table:table-cell table:style-name="ce136"/>
          <table:table-cell table:style-name="ce88" office:value-type="string">
            <text:p>Phỏng vấn BA</text:p>
          </table:table-cell>
          <table:table-cell table:style-name="ce136" table:number-columns-repeated="5"/>
          <table:table-cell table:style-name="ce88" office:value-type="string">
            <text:p>Phỏng vấn BA</text:p>
          </table:table-cell>
          <table:table-cell table:style-name="ce136" table:number-columns-repeated="29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9H30M00S">
            <text:p>09:30 AM</text:p>
          </table:table-cell>
          <table:table-cell table:style-name="ce136" table:number-columns-repeated="19"/>
          <table:table-cell table:style-name="ce51" office:value-type="string">
            <text:p>Dự án OC distribute requirement</text:p>
          </table:table-cell>
          <table:table-cell table:style-name="ce136" table:number-columns-repeated="40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0H00M00S">
            <text:p>10:00 AM</text:p>
          </table:table-cell>
          <table:table-cell table:style-name="ce136" table:number-columns-repeated="11"/>
          <table:table-cell table:style-name="ce88" office:value-type="string" table:number-columns-spanned="1" table:number-rows-spanned="2">
            <text:p>Meeting with customner</text:p>
          </table:table-cell>
          <table:table-cell table:style-name="ce136" table:number-columns-repeated="7"/>
          <table:table-cell table:style-name="ce51"/>
          <table:table-cell table:style-name="ce88" office:value-type="string">
            <text:p>Phỏng vấn BA</text:p>
          </table:table-cell>
          <table:table-cell table:style-name="ce136" table:number-columns-repeated="9"/>
          <table:table-cell table:style-name="ce88" office:value-type="string">
            <text:p>Phỏng vấn BA vòng 2</text:p>
          </table:table-cell>
          <table:table-cell table:style-name="ce136"/>
          <table:table-cell table:style-name="ce88" office:value-type="string">
            <text:p>Phỏng vấn BA vòng 2</text:p>
          </table:table-cell>
          <table:table-cell table:style-name="ce136" table:number-columns-repeated="27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0H30M00S">
            <text:p>10:30 AM</text:p>
          </table:table-cell>
          <table:table-cell table:style-name="ce136" table:number-columns-repeated="11"/>
          <table:covered-table-cell table:style-name="ce147"/>
          <table:table-cell table:style-name="ce136" table:number-columns-repeated="7"/>
          <table:table-cell table:style-name="ce51"/>
          <table:table-cell table:style-name="ce136" table:number-columns-repeated="4"/>
          <table:table-cell table:style-name="ce143" office:value-type="string" table:number-columns-spanned="1" table:number-rows-spanned="3">
            <text:p>Dự án Jooto review code</text:p>
          </table:table-cell>
          <table:table-cell table:style-name="ce88" office:value-type="string">
            <text:p>Phỏng vấn BA</text:p>
          </table:table-cell>
          <table:table-cell table:style-name="ce136" table:number-columns-repeated="13"/>
          <table:table-cell table:style-name="ce146" office:value-type="string" table:number-columns-spanned="1" table:number-rows-spanned="3">
            <text:p>Dự án Jooto review code</text:p>
          </table:table-cell>
          <table:table-cell table:style-name="ce136" table:number-columns-repeated="12"/>
          <table:table-cell table:style-name="ce143" office:value-type="string" table:number-columns-spanned="1" table:number-rows-spanned="3">
            <text:p>Dự án Jooto review code</text:p>
          </table:table-cell>
          <table:table-cell table:style-name="ce136" table:number-columns-repeated="7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1H00M00S">
            <text:p>11:00 AM</text:p>
          </table:table-cell>
          <table:table-cell table:style-name="ce136" table:number-columns-repeated="19"/>
          <table:table-cell table:style-name="ce51"/>
          <table:table-cell table:style-name="ce136" table:number-columns-repeated="4"/>
          <table:covered-table-cell table:style-name="Default"/>
          <table:table-cell table:style-name="ce136" table:number-columns-repeated="5"/>
          <table:table-cell table:style-name="ce88" office:value-type="string">
            <text:p>Phỏng vấn BA vòng 2</text:p>
          </table:table-cell>
          <table:table-cell table:style-name="ce136"/>
          <table:table-cell table:style-name="ce88" office:value-type="string">
            <text:p>Phỏng vấn BA vòng 2</text:p>
          </table:table-cell>
          <table:table-cell table:style-name="ce136" table:number-columns-repeated="6"/>
          <table:covered-table-cell table:style-name="Default"/>
          <table:table-cell table:style-name="ce136" table:number-columns-repeated="12"/>
          <table:covered-table-cell table:style-name="Default"/>
          <table:table-cell table:style-name="ce136" table:number-columns-repeated="7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1H30M00S">
            <text:p>11:30 AM</text:p>
          </table:table-cell>
          <table:table-cell table:style-name="ce136" table:number-columns-repeated="3"/>
          <table:table-cell table:style-name="ce142" office:value-type="string" table:number-columns-spanned="1" table:number-rows-spanned="2">
            <text:p>Technology Department meeting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 table:number-columns-repeated="5"/>
          <table:table-cell table:style-name="ce142" office:value-type="string" table:number-columns-spanned="1" table:number-rows-spanned="2">
            <text:p>Technology Department meeting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covered-table-cell table:style-name="Default"/>
          <table:table-cell table:style-name="ce136" office:value-type="string">
            <text:p>Meeting trainers</text:p>
          </table:table-cell>
          <table:table-cell table:style-name="ce136" table:number-columns-repeated="5"/>
          <table:table-cell table:style-name="ce142" office:value-type="string" table:number-columns-spanned="1" table:number-rows-spanned="2">
            <text:p>Technology Department meeting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number-columns-repeated="2" table:style-name="ce136" office:value-type="string">
            <text:p>Meeting trainers</text:p>
          </table:table-cell>
          <table:covered-table-cell table:style-name="Default"/>
          <table:table-cell table:style-name="ce136" table:number-columns-repeated="5"/>
          <table:table-cell table:style-name="ce142" office:value-type="string" table:number-columns-spanned="1" table:number-rows-spanned="2">
            <text:p>Technology Department meeting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table-cell table:style-name="ce136"/>
          <table:table-cell table:style-name="ce136" office:value-type="string">
            <text:p>Meeting trainers</text:p>
          </table:table-cell>
          <table:covered-table-cell table:style-name="Default"/>
          <table:table-cell table:style-name="ce136" office:value-type="string">
            <text:p>Meeting trainers</text:p>
          </table:table-cell>
          <table:table-cell table:style-name="ce136" table:number-columns-repeated="4"/>
          <table:table-cell table:style-name="ce142" office:value-type="string" table:number-columns-spanned="1" table:number-rows-spanned="2">
            <text:p>Technology Department meeting</text:p>
          </table:table-cell>
          <table:table-cell table:style-name="ce136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0H00M00S">
            <text:p>12:00 AM</text:p>
          </table:table-cell>
          <table:table-cell table:style-name="ce136" table:number-columns-repeated="3"/>
          <table:covered-table-cell table:style-name="Default"/>
          <table:table-cell table:style-name="ce136" table:number-columns-repeated="13"/>
          <table:covered-table-cell table:style-name="Default"/>
          <table:table-cell table:style-name="ce136" table:number-columns-repeated="13"/>
          <table:covered-table-cell table:style-name="Default"/>
          <table:table-cell table:style-name="ce136" table:number-columns-repeated="13"/>
          <table:covered-table-cell table:style-name="Default"/>
          <table:table-cell table:style-name="ce136" table:number-columns-repeated="12"/>
          <table:covered-table-cell table:style-name="Default"/>
          <table:table-cell table:style-name="ce136"/>
          <table:table-cell table:style-name="ce77" table:number-columns-repeated="947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5" table:number-columns-repeated="60"/>
          <table:table-cell table:style-name="ce76" table:number-columns-repeated="961"/>
        </table:table-row>
        <table:table-row table:style-name="ro13">
          <table:table-cell table:style-name="ce45" office:value-type="time" office:time-value="PT13H30M00S">
            <text:p>01:30 PM</text:p>
          </table:table-cell>
          <table:table-cell table:style-name="ce136" table:number-columns-repeated="3"/>
          <table:table-cell table:style-name="ce143" office:value-type="string" table:number-columns-spanned="1" table:number-rows-spanned="3">
            <text:p>Dự án MT review code</text:p>
          </table:table-cell>
          <table:table-cell table:style-name="ce136"/>
          <table:table-cell table:style-name="ce144" office:value-type="string" table:number-columns-spanned="1" table:number-rows-spanned="3">
            <text:p>Dự án SD review code</text:p>
          </table:table-cell>
          <table:table-cell table:style-name="ce136" table:number-columns-repeated="3"/>
          <table:table-cell table:style-name="ce145" office:value-type="string" table:number-columns-spanned="1" table:number-rows-spanned="3">
            <text:p>Dự án BBM review code</text:p>
          </table:table-cell>
          <table:table-cell table:style-name="ce136"/>
          <table:table-cell table:style-name="ce146" office:value-type="string" table:number-columns-spanned="1" table:number-rows-spanned="3">
            <text:p>Dự án Jooto review code</text:p>
          </table:table-cell>
          <table:table-cell table:style-name="ce136" table:number-columns-repeated="5"/>
          <table:table-cell table:style-name="ce146" office:value-type="string" table:number-columns-spanned="1" table:number-rows-spanned="3">
            <text:p>Dự án MT review code</text:p>
          </table:table-cell>
          <table:table-cell table:style-name="ce136"/>
          <table:table-cell table:style-name="ce144" office:value-type="string" table:number-columns-spanned="1" table:number-rows-spanned="3">
            <text:p>Dự án SD review code</text:p>
          </table:table-cell>
          <table:table-cell table:style-name="ce136"/>
          <table:table-cell table:style-name="ce50" office:value-type="string" table:number-columns-spanned="1" table:number-rows-spanned="3">
            <text:p>Dự án ASL review code </text:p>
          </table:table-cell>
          <table:table-cell table:style-name="ce136"/>
          <table:table-cell table:style-name="ce145" office:value-type="string" table:number-columns-spanned="1" table:number-rows-spanned="3">
            <text:p>Dự án BBM review code</text:p>
          </table:table-cell>
          <table:table-cell table:style-name="ce136"/>
          <table:table-cell table:style-name="ce66" office:value-type="string" table:number-columns-spanned="1" table:number-rows-spanned="3">
            <text:p>Dự án OC review code</text:p>
          </table:table-cell>
          <table:table-cell table:style-name="ce136" table:number-columns-repeated="5"/>
          <table:table-cell table:style-name="ce143" office:value-type="string" table:number-columns-spanned="1" table:number-rows-spanned="3">
            <text:p>Dự án MT review code</text:p>
          </table:table-cell>
          <table:table-cell table:style-name="ce136"/>
          <table:table-cell table:style-name="ce144" office:value-type="string" table:number-columns-spanned="1" table:number-rows-spanned="3">
            <text:p>Dự án SD review code</text:p>
          </table:table-cell>
          <table:table-cell table:style-name="ce136" table:number-columns-repeated="3"/>
          <table:table-cell table:style-name="ce145" office:value-type="string" table:number-columns-spanned="1" table:number-rows-spanned="3">
            <text:p>Dự án BBM review code</text:p>
          </table:table-cell>
          <table:table-cell table:style-name="ce136" table:number-columns-repeated="7"/>
          <table:table-cell table:style-name="ce146" office:value-type="string" table:number-columns-spanned="1" table:number-rows-spanned="3">
            <text:p>Dự án MT review code</text:p>
          </table:table-cell>
          <table:table-cell table:style-name="ce136"/>
          <table:table-cell table:style-name="ce144" office:value-type="string" table:number-columns-spanned="1" table:number-rows-spanned="3">
            <text:p>Dự án SD review code</text:p>
          </table:table-cell>
          <table:table-cell table:style-name="ce136"/>
          <table:table-cell table:style-name="ce50" office:value-type="string" table:number-columns-spanned="1" table:number-rows-spanned="3">
            <text:p>Dự án ASL review code </text:p>
          </table:table-cell>
          <table:table-cell table:style-name="ce136"/>
          <table:table-cell table:style-name="ce145" office:value-type="string" table:number-columns-spanned="1" table:number-rows-spanned="3">
            <text:p>Dự án BBM review code</text:p>
          </table:table-cell>
          <table:table-cell table:style-name="ce136"/>
          <table:table-cell table:style-name="ce66" office:value-type="string" table:number-columns-spanned="1" table:number-rows-spanned="3">
            <text:p>Dự án OC review code</text:p>
          </table:table-cell>
          <table:table-cell table:style-name="ce136" table:number-columns-repeated="5"/>
          <table:table-cell table:style-name="ce153" office:value-type="string" table:number-columns-spanned="1" table:number-rows-spanned="3">
            <text:p>Dự án MT review code</text:p>
          </table:table-cell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4H00M00S">
            <text:p>02:00 PM</text:p>
          </table:table-cell>
          <table:table-cell table:style-name="ce136" table:number-columns-repeated="3"/>
          <table:covered-table-cell table:style-name="Default"/>
          <table:table-cell table:style-name="ce136"/>
          <table:covered-table-cell table:style-name="Default"/>
          <table:table-cell table:style-name="ce136" table:number-columns-repeated="3"/>
          <table:covered-table-cell table:style-name="Default"/>
          <table:table-cell table:style-name="ce136"/>
          <table:covered-table-cell table:style-name="Default"/>
          <table:table-cell table:style-name="ce136" table:number-columns-repeated="5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88" office:value-type="string">
            <text:p>Phỏng vấn Web dev</text:p>
          </table:table-cell>
          <table:covered-table-cell table:style-name="ce147"/>
          <table:table-cell table:style-name="ce136" table:number-columns-repeated="5"/>
          <table:covered-table-cell table:style-name="Default"/>
          <table:table-cell table:style-name="ce88" office:value-type="string">
            <text:p>Phỏng vấn BA</text:p>
          </table:table-cell>
          <table:covered-table-cell table:style-name="Default"/>
          <table:table-cell table:style-name="ce136" table:number-columns-repeated="3"/>
          <table:covered-table-cell table:style-name="Default"/>
          <table:table-cell table:style-name="ce136" table:number-columns-repeated="7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ce147"/>
          <table:table-cell table:style-name="ce136" table:number-columns-repeated="5"/>
          <table:covered-table-cell table:style-name="Default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4H30M00S">
            <text:p>02:30 PM</text:p>
          </table:table-cell>
          <table:table-cell table:style-name="ce136" table:number-columns-repeated="3"/>
          <table:covered-table-cell table:style-name="Default"/>
          <table:table-cell table:style-name="ce136"/>
          <table:covered-table-cell table:style-name="Default"/>
          <table:table-cell table:style-name="ce136" table:number-columns-repeated="3"/>
          <table:covered-table-cell table:style-name="Default"/>
          <table:table-cell table:style-name="ce136"/>
          <table:covered-table-cell table:style-name="Default"/>
          <table:table-cell table:style-name="ce136" table:number-columns-repeated="5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ce147"/>
          <table:table-cell table:style-name="ce136" table:number-columns-repeated="5"/>
          <table:covered-table-cell table:style-name="Default"/>
          <table:table-cell table:style-name="ce136"/>
          <table:covered-table-cell table:style-name="Default"/>
          <table:table-cell table:style-name="ce136" table:number-columns-repeated="3"/>
          <table:covered-table-cell table:style-name="Default"/>
          <table:table-cell table:style-name="ce136" table:number-columns-repeated="7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Default"/>
          <table:table-cell table:style-name="ce136"/>
          <table:covered-table-cell table:style-name="ce147"/>
          <table:table-cell table:style-name="ce136" table:number-columns-repeated="5"/>
          <table:covered-table-cell table:style-name="Default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5H00M00S">
            <text:p>03:00 PM</text:p>
          </table:table-cell>
          <table:table-cell table:style-name="ce136" table:number-columns-repeated="20"/>
          <table:table-cell table:style-name="ce88" office:value-type="string">
            <text:p>Phỏng vấn BA</text:p>
          </table:table-cell>
          <table:table-cell table:style-name="ce136" table:number-columns-repeated="9"/>
          <table:table-cell table:style-name="ce88" office:value-type="string">
            <text:p>Phỏng vấn BA</text:p>
          </table:table-cell>
          <table:table-cell table:style-name="ce136" table:number-columns-repeated="29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5H30M00S">
            <text:p>03:30 PM</text:p>
          </table:table-cell>
          <table:table-cell table:style-name="ce136" table:number-columns-repeated="60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6H00M00S">
            <text:p>04:00 PM</text:p>
          </table:table-cell>
          <table:table-cell table:style-name="ce136" table:number-columns-repeated="7"/>
          <table:table-cell table:style-name="ce145" office:value-type="string" table:number-columns-spanned="1" table:number-rows-spanned="3">
            <text:p>SingSquare review code</text:p>
          </table:table-cell>
          <table:table-cell table:style-name="ce136"/>
          <table:table-cell table:style-name="ce146" office:value-type="string" table:number-columns-spanned="1" table:number-rows-spanned="3">
            <text:p>Team IOS review code</text:p>
          </table:table-cell>
          <table:table-cell table:style-name="ce136" table:number-columns-repeated="8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136" table:number-columns-repeated="3"/>
          <table:table-cell table:style-name="ce145" office:value-type="string" table:number-columns-spanned="1" table:number-rows-spanned="3">
            <text:p>SingSquare review code</text:p>
          </table:table-cell>
          <table:table-cell table:style-name="ce153" office:value-type="string" table:number-columns-spanned="1" table:number-rows-spanned="3">
            <text:p>Team IOS review code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136" table:number-columns-repeated="11"/>
          <table:table-cell table:style-name="ce145" office:value-type="string" table:number-columns-spanned="1" table:number-rows-spanned="3">
            <text:p>SingSquare review code</text:p>
          </table:table-cell>
          <table:table-cell table:style-name="ce146" office:value-type="string" table:number-columns-spanned="1" table:number-rows-spanned="3">
            <text:p>Team IOS review code</text:p>
          </table:table-cell>
          <table:table-cell table:style-name="ce136" table:number-columns-repeated="8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136" table:number-columns-repeated="3"/>
          <table:table-cell table:style-name="ce145" office:value-type="string" table:number-columns-spanned="1" table:number-rows-spanned="3">
            <text:p>SingSquare review code</text:p>
          </table:table-cell>
          <table:table-cell table:style-name="ce153" office:value-type="string" table:number-columns-spanned="1" table:number-rows-spanned="3">
            <text:p>Team IOS review code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136" table:number-columns-repeated="7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6H30M00S">
            <text:p>04:30 PM</text:p>
          </table:table-cell>
          <table:table-cell table:style-name="ce136" table:number-columns-repeated="7"/>
          <table:covered-table-cell table:style-name="Default"/>
          <table:table-cell table:style-name="ce136"/>
          <table:covered-table-cell table:style-name="Default"/>
          <table:table-cell table:style-name="ce136" table:number-columns-repeated="8"/>
          <table:covered-table-cell table:style-name="Default"/>
          <table:table-cell table:style-name="ce136" table:number-columns-repeated="3"/>
          <table:covered-table-cell table:number-columns-repeated="3" table:style-name="Default"/>
          <table:table-cell table:style-name="ce136" table:number-columns-repeated="11"/>
          <table:covered-table-cell table:number-columns-repeated="2" table:style-name="Default"/>
          <table:table-cell table:style-name="ce136" table:number-columns-repeated="8"/>
          <table:covered-table-cell table:style-name="Default"/>
          <table:table-cell table:style-name="ce136" table:number-columns-repeated="3"/>
          <table:covered-table-cell table:number-columns-repeated="3" table:style-name="Default"/>
          <table:table-cell table:style-name="ce136" table:number-columns-repeated="7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7H00M00S">
            <text:p>05:00 PM</text:p>
          </table:table-cell>
          <table:table-cell table:style-name="ce136" table:number-columns-repeated="7"/>
          <table:covered-table-cell table:style-name="Default"/>
          <table:table-cell table:style-name="ce136"/>
          <table:covered-table-cell table:style-name="Default"/>
          <table:table-cell table:style-name="ce136" table:number-columns-repeated="8"/>
          <table:covered-table-cell table:style-name="Default"/>
          <table:table-cell table:style-name="ce136" table:number-columns-repeated="3"/>
          <table:covered-table-cell table:number-columns-repeated="3" table:style-name="Default"/>
          <table:table-cell table:style-name="ce136" table:number-columns-repeated="11"/>
          <table:covered-table-cell table:number-columns-repeated="2" table:style-name="Default"/>
          <table:table-cell table:style-name="ce136" table:number-columns-repeated="8"/>
          <table:covered-table-cell table:style-name="Default"/>
          <table:table-cell table:style-name="ce136" table:number-columns-repeated="3"/>
          <table:covered-table-cell table:number-columns-repeated="3" table:style-name="Default"/>
          <table:table-cell table:style-name="ce136" table:number-columns-repeated="7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7H30M00S">
            <text:p>05:30 PM</text:p>
          </table:table-cell>
          <table:table-cell table:style-name="ce136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48"/>
          <table:table-cell table:style-name="ce138" office:value-type="string">
            <text:p><text:s/>Daily</text:p>
          </table:table-cell>
          <table:table-cell table:style-name="ce138"/>
          <table:table-cell table:style-name="ce137" table:number-columns-repeated="6"/>
          <table:table-cell table:style-name="Default" table:number-columns-repeated="2"/>
          <table:table-cell table:style-name="ce137" table:number-columns-repeated="5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132"/>
          <table:table-cell table:style-name="ce138" office:value-type="string">
            <text:p><text:s/>Weekly </text:p>
          </table:table-cell>
          <table:table-cell table:style-name="ce138"/>
          <table:table-cell table:style-name="ce137" table:number-columns-repeated="58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50"/>
          <table:table-cell table:style-name="ce138" office:value-type="string">
            <text:p>Bi – Weekly </text:p>
          </table:table-cell>
          <table:table-cell table:style-name="ce138"/>
          <table:table-cell table:style-name="ce137" table:number-columns-repeated="58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51"/>
          <table:table-cell table:style-name="ce138" office:value-type="string">
            <text:p><text:s/>Suddenly </text:p>
          </table:table-cell>
          <table:table-cell table:style-name="ce138"/>
          <table:table-cell table:style-name="ce137" table:number-columns-repeated="58"/>
          <table:table-cell table:style-name="ce77" table:number-columns-repeated="947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137" table:number-columns-repeated="60"/>
          <table:table-cell table:style-name="ce77" table:number-columns-repeated="947"/>
          <table:table-cell table:number-columns-repeated="14"/>
        </table:table-row>
        <table:table-row table:style-name="ro2" table:number-rows-repeated="9">
          <table:table-cell table:style-name="ce46"/>
          <table:table-cell table:style-name="ce137" table:number-columns-repeated="51"/>
          <table:table-cell/>
          <table:table-cell table:style-name="ce137" table:number-columns-repeated="8"/>
          <table:table-cell table:style-name="ce77" table:number-columns-repeated="947"/>
          <table:table-cell table:number-columns-repeated="14"/>
        </table:table-row>
        <table:table-row table:style-name="ro2" table:number-rows-repeated="9831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cember" table:style-name="ta3" table:print="false">
        <office:forms form:automatic-focus="false" form:apply-design-mode="false"/>
        <table:table-column table:style-name="co12" table:default-cell-style-name="ce41"/>
        <table:table-column table:style-name="co15" table:number-columns-repeated="18" table:default-cell-style-name="ce163"/>
        <table:table-column table:style-name="co14" table:default-cell-style-name="ce163"/>
        <table:table-column table:style-name="co16" table:number-columns-repeated="41" table:default-cell-style-name="ce163"/>
        <table:table-column table:style-name="co17" table:number-columns-repeated="2" table:default-cell-style-name="ce163"/>
        <table:table-column table:style-name="co7" table:number-columns-repeated="961" table:default-cell-style-name="Default"/>
        <table:table-row table:style-name="ro8">
          <table:table-cell/>
          <table:table-cell table:style-name="Default" table:number-columns-repeated="62"/>
          <table:table-cell table:style-name="ce75" table:number-columns-repeated="947"/>
          <table:table-cell table:style-name="ce78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21"/>
        </table:table-row>
        <table:table-row table:style-name="ro8">
          <table:table-cell table:style-name="ce42"/>
          <table:table-cell table:style-name="ce157" table:number-columns-repeated="16"/>
          <table:table-cell table:style-name="ce169" office:value-type="string" table:number-columns-spanned="3" table:number-rows-spanned="1">
            <text:p>Month</text:p>
          </table:table-cell>
          <table:covered-table-cell table:number-columns-repeated="2" table:style-name="ce170"/>
          <table:table-cell table:style-name="ce171"/>
          <table:table-cell table:style-name="ce173" table:content-validation-name="val1" office:value-type="float" office:value="12" table:number-columns-spanned="3" table:number-rows-spanned="1">
            <text:p>12</text:p>
          </table:table-cell>
          <table:covered-table-cell table:style-name="ce174" table:content-validation-name="val1"/>
          <table:covered-table-cell table:style-name="ce170"/>
          <table:table-cell table:style-name="ce171"/>
          <table:table-cell table:style-name="ce169" office:value-type="string" table:number-columns-spanned="3" table:number-rows-spanned="1">
            <text:p>Year</text:p>
          </table:table-cell>
          <table:covered-table-cell table:number-columns-repeated="2" table:style-name="ce170"/>
          <table:table-cell table:style-name="ce171"/>
          <table:table-cell table:style-name="ce169" office:value-type="float" office:value="2015" table:number-columns-spanned="3" table:number-rows-spanned="1">
            <text:p>2015</text:p>
          </table:table-cell>
          <table:covered-table-cell table:style-name="ce170"/>
          <table:covered-table-cell table:style-name="ce177"/>
          <table:table-cell table:style-name="ce157" table:number-columns-repeated="31"/>
          <table:table-cell table:style-name="ce75" table:number-columns-repeated="947"/>
          <table:table-cell table:style-name="ce78" table:number-columns-repeated="14"/>
        </table:table-row>
        <table:table-row table:style-name="ro8">
          <table:table-cell table:style-name="ce100"/>
          <table:table-cell table:style-name="ce158" table:formula="of:=DATE([.$AD$3];[.V3];1)" office:value-type="date" office:date-value="2015-12-01" table:number-columns-spanned="2" table:number-rows-spanned="1">
            <text:p>01</text:p>
          </table:table-cell>
          <table:covered-table-cell table:style-name="ce164"/>
          <table:table-cell table:style-name="ce158" table:formula="of:=[.B4]+1" office:value-type="date" office:date-value="2015-12-02" table:number-columns-spanned="2" table:number-rows-spanned="1">
            <office:annotation draw:style-name="gr2" draw:text-style-name="P1" svg:width="1.1413in" svg:height="0.2634in" svg:x="8.3803in" svg:y="0.3134in" draw:caption-point-x="-0.2402in" draw:caption-point-y="0.5398in">
              <dc:date>2015-08-28T00:00:00</dc:date>
              <text:p text:style-name="P1"><text:span text:style-name="T1">Nghỉ lễ 2/9</text:span></text:p>
            </office:annotation>
            <text:p>02</text:p>
          </table:table-cell>
          <table:covered-table-cell table:style-name="ce164"/>
          <table:table-cell table:style-name="ce158" table:formula="of:=[.D4]+1" office:value-type="date" office:date-value="2015-12-03" table:number-columns-spanned="2" table:number-rows-spanned="1">
            <text:p>03</text:p>
          </table:table-cell>
          <table:covered-table-cell table:style-name="ce164"/>
          <table:table-cell table:style-name="ce158" table:formula="of:=[.F4]+1" office:value-type="date" office:date-value="2015-12-04" table:number-columns-spanned="2" table:number-rows-spanned="1">
            <text:p>04</text:p>
          </table:table-cell>
          <table:covered-table-cell table:style-name="ce164"/>
          <table:table-cell table:style-name="ce158" table:formula="of:=[.H4]+1" office:value-type="date" office:date-value="2015-12-05" table:number-columns-spanned="2" table:number-rows-spanned="1">
            <text:p>05</text:p>
          </table:table-cell>
          <table:covered-table-cell table:style-name="ce164"/>
          <table:table-cell table:style-name="ce158" table:formula="of:=[.J4]+1" office:value-type="date" office:date-value="2015-12-06" table:number-columns-spanned="2" table:number-rows-spanned="1">
            <text:p>06</text:p>
          </table:table-cell>
          <table:covered-table-cell table:style-name="ce164"/>
          <table:table-cell table:style-name="ce158" table:formula="of:=[.L4]+1" office:value-type="date" office:date-value="2015-12-07" table:number-columns-spanned="2" table:number-rows-spanned="1">
            <text:p>07</text:p>
          </table:table-cell>
          <table:covered-table-cell table:style-name="ce164"/>
          <table:table-cell table:style-name="ce158" table:formula="of:=[.N4]+1" office:value-type="date" office:date-value="2015-12-08" table:number-columns-spanned="2" table:number-rows-spanned="1">
            <text:p>08</text:p>
          </table:table-cell>
          <table:covered-table-cell table:style-name="ce164"/>
          <table:table-cell table:style-name="ce158" table:formula="of:=[.P4]+1" office:value-type="date" office:date-value="2015-12-09" table:number-columns-spanned="2" table:number-rows-spanned="1">
            <text:p>09</text:p>
          </table:table-cell>
          <table:covered-table-cell table:style-name="ce164"/>
          <table:table-cell table:style-name="ce158" table:formula="of:=[.R4]+1" office:value-type="date" office:date-value="2015-12-10" table:number-columns-spanned="2" table:number-rows-spanned="1">
            <text:p>10</text:p>
          </table:table-cell>
          <table:covered-table-cell table:style-name="ce164"/>
          <table:table-cell table:style-name="ce158" table:formula="of:=[.T4]+1" office:value-type="date" office:date-value="2015-12-11" table:number-columns-spanned="2" table:number-rows-spanned="1">
            <text:p>11</text:p>
          </table:table-cell>
          <table:covered-table-cell table:style-name="ce164"/>
          <table:table-cell table:style-name="ce158" table:formula="of:=[.V4]+1" office:value-type="date" office:date-value="2015-12-12" table:number-columns-spanned="2" table:number-rows-spanned="1">
            <text:p>12</text:p>
          </table:table-cell>
          <table:covered-table-cell table:style-name="ce164"/>
          <table:table-cell table:style-name="ce158" table:formula="of:=[.X4]+1" office:value-type="date" office:date-value="2015-12-13" table:number-columns-spanned="2" table:number-rows-spanned="1">
            <text:p>13</text:p>
          </table:table-cell>
          <table:covered-table-cell table:style-name="ce164"/>
          <table:table-cell table:style-name="ce158" table:formula="of:=[.Z4]+1" office:value-type="date" office:date-value="2015-12-14" table:number-columns-spanned="2" table:number-rows-spanned="1">
            <text:p>14</text:p>
          </table:table-cell>
          <table:covered-table-cell table:style-name="ce164"/>
          <table:table-cell table:style-name="ce158" table:formula="of:=[.AB4]+1" office:value-type="date" office:date-value="2015-12-15" table:number-columns-spanned="2" table:number-rows-spanned="1">
            <text:p>15</text:p>
          </table:table-cell>
          <table:covered-table-cell table:style-name="ce164"/>
          <table:table-cell table:style-name="ce158" table:formula="of:=[.AD4]+1" office:value-type="date" office:date-value="2015-12-16" table:number-columns-spanned="2" table:number-rows-spanned="1">
            <text:p>16</text:p>
          </table:table-cell>
          <table:covered-table-cell table:style-name="ce164"/>
          <table:table-cell table:style-name="ce178" table:formula="of:=[.AF4]+1" office:value-type="date" office:date-value="2015-12-17">
            <text:p>17</text:p>
          </table:table-cell>
          <table:table-cell table:style-name="ce178"/>
          <table:table-cell table:style-name="ce158" table:formula="of:=[.AH4]+1" office:value-type="date" office:date-value="2015-12-18" table:number-columns-spanned="2" table:number-rows-spanned="1">
            <text:p>18</text:p>
          </table:table-cell>
          <table:covered-table-cell table:style-name="ce164"/>
          <table:table-cell table:style-name="ce158" table:formula="of:=[.AJ4]+1" office:value-type="date" office:date-value="2015-12-19" table:number-columns-spanned="2" table:number-rows-spanned="1">
            <text:p>19</text:p>
          </table:table-cell>
          <table:covered-table-cell table:style-name="ce164"/>
          <table:table-cell table:style-name="ce158" table:formula="of:=[.AL4]+1" office:value-type="date" office:date-value="2015-12-20" table:number-columns-spanned="2" table:number-rows-spanned="1">
            <text:p>20</text:p>
          </table:table-cell>
          <table:covered-table-cell table:style-name="ce164"/>
          <table:table-cell table:style-name="ce158" table:formula="of:=[.AN4]+1" office:value-type="date" office:date-value="2015-12-21" table:number-columns-spanned="2" table:number-rows-spanned="1">
            <text:p>21</text:p>
          </table:table-cell>
          <table:covered-table-cell table:style-name="ce164"/>
          <table:table-cell table:style-name="ce158" table:formula="of:=[.AP4]+1" office:value-type="date" office:date-value="2015-12-22" table:number-columns-spanned="2" table:number-rows-spanned="1">
            <text:p>22</text:p>
          </table:table-cell>
          <table:covered-table-cell table:style-name="ce164"/>
          <table:table-cell table:style-name="ce158" table:formula="of:=[.AR4]+1" office:value-type="date" office:date-value="2015-12-23" table:number-columns-spanned="2" table:number-rows-spanned="1">
            <text:p>23</text:p>
          </table:table-cell>
          <table:covered-table-cell table:style-name="ce164"/>
          <table:table-cell table:style-name="ce158" table:formula="of:=[.AT4]+1" office:value-type="date" office:date-value="2015-12-24" table:number-columns-spanned="2" table:number-rows-spanned="1">
            <text:p>24</text:p>
          </table:table-cell>
          <table:covered-table-cell table:style-name="ce164"/>
          <table:table-cell table:style-name="ce158" table:formula="of:=[.AV4]+1" office:value-type="date" office:date-value="2015-12-25" table:number-columns-spanned="2" table:number-rows-spanned="1">
            <text:p>25</text:p>
          </table:table-cell>
          <table:covered-table-cell table:style-name="ce164"/>
          <table:table-cell table:style-name="ce158" table:formula="of:=[.AX4]+1" office:value-type="date" office:date-value="2015-12-26" table:number-columns-spanned="2" table:number-rows-spanned="1">
            <text:p>26</text:p>
          </table:table-cell>
          <table:covered-table-cell table:style-name="ce164"/>
          <table:table-cell table:style-name="ce158" table:formula="of:=[.AZ4]+1" office:value-type="date" office:date-value="2015-12-27" table:number-columns-spanned="2" table:number-rows-spanned="1">
            <text:p>27</text:p>
          </table:table-cell>
          <table:covered-table-cell table:style-name="ce164"/>
          <table:table-cell table:style-name="ce158" table:formula="of:=[.BB4]+1" office:value-type="date" office:date-value="2015-12-28" table:number-columns-spanned="2" table:number-rows-spanned="1">
            <text:p>28</text:p>
          </table:table-cell>
          <table:covered-table-cell table:style-name="ce164"/>
          <table:table-cell table:style-name="ce158" table:formula="of:=[.BD4]+1" office:value-type="date" office:date-value="2015-12-29" table:number-columns-spanned="2" table:number-rows-spanned="1">
            <text:p>29</text:p>
          </table:table-cell>
          <table:covered-table-cell table:style-name="ce164"/>
          <table:table-cell table:style-name="ce158" table:formula="of:=[.BF4]+1" office:value-type="date" office:date-value="2015-12-30" table:number-columns-spanned="2" table:number-rows-spanned="1">
            <text:p>30</text:p>
          </table:table-cell>
          <table:covered-table-cell table:style-name="ce164" table:formula="of:=[.BG4]+1" office:value-type="date" office:date-value="1899-12-31">
            <text:p>31</text:p>
          </table:covered-table-cell>
          <table:table-cell table:style-name="ce158" table:formula="of:=[.BH4]+1" office:value-type="date" office:date-value="2015-12-31" table:number-columns-spanned="2" table:number-rows-spanned="1">
            <text:p>31</text:p>
          </table:table-cell>
          <table:covered-table-cell table:style-name="ce164"/>
          <table:table-cell table:style-name="ce130" table:number-columns-repeated="947"/>
          <table:table-cell table:style-name="ce131" table:number-columns-repeated="14"/>
        </table:table-row>
        <table:table-row table:style-name="ro8">
          <table:table-cell table:style-name="ce100"/>
          <table:table-cell table:style-name="ce159" table:formula="of:=CHOOSE(WEEKDAY([.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5"/>
          <table:table-cell table:style-name="ce159" table:formula="of:=CHOOSE(WEEKDAY([.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5"/>
          <table:table-cell table:style-name="ce159" table:formula="of:=CHOOSE(WEEKDAY([.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5"/>
          <table:table-cell table:style-name="ce159" table:formula="of:=CHOOSE(WEEKDAY([.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5"/>
          <table:table-cell table:style-name="ce159" table:formula="of:=CHOOSE(WEEKDAY([.J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5"/>
          <table:table-cell table:style-name="ce159" table:formula="of:=CHOOSE(WEEKDAY([.L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5"/>
          <table:table-cell table:style-name="ce159" table:formula="of:=CHOOSE(WEEKDAY([.N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5"/>
          <table:table-cell table:style-name="ce159" table:formula="of:=CHOOSE(WEEKDAY([.P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5"/>
          <table:table-cell table:style-name="ce159" table:formula="of:=CHOOSE(WEEKDAY([.R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5"/>
          <table:table-cell table:style-name="ce159" table:formula="of:=CHOOSE(WEEKDAY([.T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5"/>
          <table:table-cell table:style-name="ce159" table:formula="of:=CHOOSE(WEEKDAY([.V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5"/>
          <table:table-cell table:style-name="ce159" table:formula="of:=CHOOSE(WEEKDAY([.X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5"/>
          <table:table-cell table:style-name="ce159" table:formula="of:=CHOOSE(WEEKDAY([.Z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5"/>
          <table:table-cell table:style-name="ce159" table:formula="of:=CHOOSE(WEEKDAY([.A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5"/>
          <table:table-cell table:style-name="ce159" table:formula="of:=CHOOSE(WEEKDAY([.A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5"/>
          <table:table-cell table:style-name="ce159" table:formula="of:=CHOOSE(WEEKDAY([.A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5"/>
          <table:table-cell table:style-name="ce159" table:formula="of:=CHOOSE(WEEKDAY([.A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5"/>
          <table:table-cell table:style-name="ce159" table:formula="of:=CHOOSE(WEEKDAY([.AJ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5"/>
          <table:table-cell table:style-name="ce159" table:formula="of:=CHOOSE(WEEKDAY([.AL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5"/>
          <table:table-cell table:style-name="ce159" table:formula="of:=CHOOSE(WEEKDAY([.AN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5"/>
          <table:table-cell table:style-name="ce159" table:formula="of:=CHOOSE(WEEKDAY([.AP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5"/>
          <table:table-cell table:style-name="ce159" table:formula="of:=CHOOSE(WEEKDAY([.AR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5"/>
          <table:table-cell table:style-name="ce159" table:formula="of:=CHOOSE(WEEKDAY([.AT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5"/>
          <table:table-cell table:style-name="ce159" table:formula="of:=CHOOSE(WEEKDAY([.AV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5"/>
          <table:table-cell table:style-name="ce159" table:formula="of:=CHOOSE(WEEKDAY([.AX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5"/>
          <table:table-cell table:style-name="ce159" table:formula="of:=CHOOSE(WEEKDAY([.AZ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5"/>
          <table:table-cell table:style-name="ce159" table:formula="of:=CHOOSE(WEEKDAY([.B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5"/>
          <table:table-cell table:style-name="ce159" table:formula="of:=CHOOSE(WEEKDAY([.B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5"/>
          <table:table-cell table:style-name="ce159" table:formula="of:=CHOOSE(WEEKDAY([.B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5"/>
          <table:table-cell table:style-name="ce159" table:formula="of:=CHOOSE(WEEKDAY([.B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5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159" office:value-type="string" table:number-columns-spanned="2" table:number-rows-spanned="1">
            <text:p>Thur </text:p>
          </table:table-cell>
          <table:covered-table-cell table:style-name="ce165"/>
          <table:table-cell table:style-name="ce130" table:number-columns-repeated="947"/>
          <table:table-cell table:style-name="ce131" table:number-columns-repeated="14"/>
        </table:table-row>
        <table:table-row table:style-name="ro14">
          <table:table-cell table:style-name="ce44" office:value-type="string">
            <text:p>Morni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105" office:value-type="string">
            <text:p>Thiệu Cô Đơn</text:p>
          </table:table-cell>
          <table:table-cell table:style-name="ce114" office:value-type="string">
            <text:p>Việt Vững Vàng</text:p>
          </table:table-cell>
          <table:table-cell table:style-name="ce76" table:number-columns-repeated="961"/>
        </table:table-row>
        <table:table-row table:style-name="ro12">
          <table:table-cell table:style-name="ce45" office:value-type="time" office:time-value="PT08H00M00S">
            <text:p>08:00 AM</text:p>
          </table:table-cell>
          <table:table-cell table:style-name="ce160" table:number-columns-repeated="62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8H30M00S">
            <text:p>08:30 AM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table:number-columns-repeated="4"/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table:number-columns-repeated="4"/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table:number-columns-repeated="4"/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table:number-columns-repeated="4"/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160" office:value-type="string">
            <text:p>Họp Team OC</text:p>
          </table:table-cell>
          <table:table-cell table:style-name="ce160" office:value-type="string">
            <text:p>Họp Team IOS</text:p>
          </table:table-cell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9H00M00S">
            <text:p>09:00 AM</text:p>
          </table:table-cell>
          <table:table-cell table:style-name="ce160" table:number-columns-repeated="26"/>
          <table:table-cell table:style-name="ce88" office:value-type="string">
            <text:p>Phỏng vấn BA</text:p>
          </table:table-cell>
          <table:table-cell table:style-name="ce160"/>
          <table:table-cell table:style-name="ce88" office:value-type="string">
            <text:p>Phỏng vấn BA</text:p>
          </table:table-cell>
          <table:table-cell table:style-name="ce160"/>
          <table:table-cell table:style-name="ce88" office:value-type="string">
            <text:p>Phỏng vấn BA</text:p>
          </table:table-cell>
          <table:table-cell table:style-name="ce160" table:number-columns-repeated="9"/>
          <table:table-cell table:style-name="ce88" office:value-type="string">
            <text:p>Phỏng vấn BA</text:p>
          </table:table-cell>
          <table:table-cell table:style-name="ce160" table:number-columns-repeated="13"/>
          <table:table-cell table:style-name="ce88" office:value-type="string">
            <office:annotation draw:style-name="gr2" draw:text-style-name="P1" svg:width="1.1413in" svg:height="0.2634in" svg:x="98.952in" svg:y="2.2287in" draw:caption-point-x="-0.2402in" draw:caption-point-y="0.5949in">
              <dc:date>2015-12-28T00:00:00</dc:date>
              <text:p text:style-name="P1">Cancel</text:p>
            </office:annotation>
            <text:p>Phỏng vấn Web dev</text:p>
          </table:table-cell>
          <table:table-cell table:style-name="ce160" table:number-columns-repeated="7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9H30M00S">
            <text:p>09:30 AM</text:p>
          </table:table-cell>
          <table:table-cell table:style-name="ce160" table:number-columns-repeated="62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0H00M00S">
            <text:p>10:00 AM</text:p>
          </table:table-cell>
          <table:table-cell table:style-name="ce160" table:number-columns-repeated="30"/>
          <table:table-cell table:style-name="ce88" office:value-type="string">
            <text:p>Phỏng vấn vòng 2</text:p>
          </table:table-cell>
          <table:table-cell table:style-name="ce160"/>
          <table:table-cell table:style-name="ce88" office:value-type="string">
            <text:p>Phỏng vấn BA</text:p>
          </table:table-cell>
          <table:table-cell table:style-name="ce160" table:number-columns-repeated="29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0H30M00S">
            <text:p>10:30 AM</text:p>
          </table:table-cell>
          <table:table-cell table:style-name="ce160" table:number-columns-repeated="7"/>
          <table:table-cell table:style-name="ce168" office:value-type="string" table:number-columns-spanned="1" table:number-rows-spanned="3">
            <text:p>Dự án Jooto review code</text:p>
          </table:table-cell>
          <table:table-cell table:style-name="ce160" table:number-columns-repeated="13"/>
          <table:table-cell table:style-name="ce175" office:value-type="string" table:number-columns-spanned="1" table:number-rows-spanned="3">
            <text:p>Dự án Jooto review code</text:p>
          </table:table-cell>
          <table:table-cell table:style-name="ce160" table:number-columns-repeated="13"/>
          <table:table-cell table:style-name="ce168" office:value-type="string" table:number-columns-spanned="1" table:number-rows-spanned="3">
            <text:p>Dự án Jooto review code</text:p>
          </table:table-cell>
          <table:table-cell table:style-name="ce160" table:number-columns-repeated="11"/>
          <table:table-cell table:style-name="ce119" office:value-type="string" table:number-columns-spanned="1" table:number-rows-spanned="3">
            <text:p>Dự án MyID review code</text:p>
          </table:table-cell>
          <table:table-cell table:style-name="ce160" table:number-columns-repeated="9"/>
          <table:table-cell table:style-name="ce119" office:value-type="string" table:number-columns-spanned="1" table:number-rows-spanned="3">
            <text:p>Dự án MyID review code</text:p>
          </table:table-cell>
          <table:table-cell table:style-name="ce160" table:number-columns-repeated="4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1H00M00S">
            <text:p>11:00 AM</text:p>
          </table:table-cell>
          <table:table-cell table:style-name="ce160" table:number-columns-repeated="7"/>
          <table:covered-table-cell table:style-name="Default"/>
          <table:table-cell table:style-name="ce160" table:number-columns-repeated="13"/>
          <table:covered-table-cell table:style-name="Default"/>
          <table:table-cell table:style-name="ce160" table:number-columns-repeated="4"/>
          <table:table-cell table:style-name="ce88" office:value-type="string">
            <text:p>Họp review bugs OC</text:p>
          </table:table-cell>
          <table:table-cell table:style-name="ce160" table:number-columns-repeated="3"/>
          <table:table-cell table:style-name="ce88" office:value-type="string">
            <text:p>Phỏng vấn vòng 2</text:p>
          </table:table-cell>
          <table:table-cell table:style-name="ce160" table:number-columns-repeated="4"/>
          <table:covered-table-cell table:style-name="Default"/>
          <table:table-cell table:style-name="ce160" table:number-columns-repeated="11"/>
          <table:covered-table-cell table:style-name="Default"/>
          <table:table-cell table:style-name="ce160" table:number-columns-repeated="9"/>
          <table:covered-table-cell table:style-name="Default"/>
          <table:table-cell table:style-name="ce160" table:number-columns-repeated="4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1H30M00S">
            <text:p>11:30 AM</text:p>
          </table:table-cell>
          <table:table-cell table:style-name="ce160" table:number-columns-repeated="7"/>
          <table:covered-table-cell table:style-name="Default"/>
          <table:table-cell table:style-name="ce160" table:number-columns-repeated="13"/>
          <table:covered-table-cell table:style-name="Default"/>
          <table:table-cell table:style-name="ce160" table:number-columns-repeated="4"/>
          <table:table-cell table:style-name="ce88"/>
          <table:table-cell table:style-name="ce160" table:number-columns-repeated="8"/>
          <table:covered-table-cell table:style-name="Default"/>
          <table:table-cell table:style-name="ce160" table:number-columns-repeated="11"/>
          <table:covered-table-cell table:style-name="Default"/>
          <table:table-cell table:style-name="ce160" table:number-columns-repeated="9"/>
          <table:covered-table-cell table:style-name="Default"/>
          <table:table-cell table:style-name="ce160" table:number-columns-repeated="4"/>
          <table:table-cell table:style-name="ce77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00H00M00S">
            <text:p>12:00 AM</text:p>
          </table:table-cell>
          <table:table-cell table:style-name="ce160" table:number-columns-repeated="26"/>
          <table:table-cell table:style-name="ce88"/>
          <table:table-cell table:style-name="ce160" table:number-columns-repeated="35"/>
          <table:table-cell table:style-name="ce77" table:number-columns-repeated="947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5" table:number-columns-repeated="62"/>
          <table:table-cell table:style-name="ce76" table:number-columns-repeated="961"/>
        </table:table-row>
        <table:table-row table:style-name="ro13">
          <table:table-cell table:style-name="ce45" office:value-type="time" office:time-value="PT13H30M00S">
            <text:p>01:30 PM</text:p>
          </table:table-cell>
          <table:table-cell table:style-name="ce160"/>
          <table:table-cell table:style-name="ce166" office:value-type="string" table:number-columns-spanned="1" table:number-rows-spanned="3">
            <text:p>Dự án SD review code</text:p>
          </table:table-cell>
          <table:table-cell table:style-name="ce160" table:number-columns-repeated="3"/>
          <table:table-cell table:style-name="ce167" office:value-type="string" table:number-columns-spanned="1" table:number-rows-spanned="3">
            <text:p>Dự án BBM review code</text:p>
          </table:table-cell>
          <table:table-cell table:style-name="ce160" table:number-columns-repeated="7"/>
          <table:table-cell table:style-name="ce168" office:value-type="string" table:number-columns-spanned="1" table:number-rows-spanned="3">
            <text:p>Dự án MT review code</text:p>
          </table:table-cell>
          <table:table-cell table:style-name="ce160"/>
          <table:table-cell table:style-name="ce166" office:value-type="string" table:number-columns-spanned="1" table:number-rows-spanned="3">
            <text:p>Dự án SD review code</text:p>
          </table:table-cell>
          <table:table-cell table:style-name="ce160"/>
          <table:table-cell table:style-name="ce50" office:value-type="string" table:number-columns-spanned="1" table:number-rows-spanned="3">
            <text:p>Dự án ASL review code </text:p>
          </table:table-cell>
          <table:table-cell table:style-name="ce160"/>
          <table:table-cell table:style-name="ce167" office:value-type="string" table:number-columns-spanned="1" table:number-rows-spanned="3">
            <text:p>Dự án BBM review code</text:p>
          </table:table-cell>
          <table:table-cell table:style-name="ce160"/>
          <table:table-cell table:style-name="ce66" office:value-type="string" table:number-columns-spanned="1" table:number-rows-spanned="3">
            <text:p>Dự án OC review code</text:p>
          </table:table-cell>
          <table:table-cell table:style-name="ce160" table:number-columns-repeated="5"/>
          <table:table-cell table:style-name="ce66" office:value-type="string" table:number-columns-spanned="1" table:number-rows-spanned="3">
            <text:p>Dự án MT review code</text:p>
          </table:table-cell>
          <table:table-cell table:style-name="ce160"/>
          <table:table-cell table:style-name="ce166" office:value-type="string" table:number-columns-spanned="1" table:number-rows-spanned="3">
            <text:p>Dự án SD review code</text:p>
          </table:table-cell>
          <table:table-cell table:style-name="ce160" table:number-columns-repeated="3"/>
          <table:table-cell table:style-name="ce167" office:value-type="string" table:number-columns-spanned="1" table:number-rows-spanned="3">
            <text:p>Dự án BBM review code</text:p>
          </table:table-cell>
          <table:table-cell table:style-name="ce160" table:number-columns-repeated="8"/>
          <table:table-cell table:style-name="ce168" office:value-type="string" table:number-columns-spanned="1" table:number-rows-spanned="3">
            <text:p>Dự án Jooto review code</text:p>
          </table:table-cell>
          <table:table-cell table:style-name="ce166" office:value-type="string" table:number-columns-spanned="1" table:number-rows-spanned="3">
            <text:p>Dự án SD review code</text:p>
          </table:table-cell>
          <table:table-cell table:style-name="ce119" office:value-type="string" table:number-columns-spanned="1" table:number-rows-spanned="3">
            <text:p>Dự án Magnate review code</text:p>
          </table:table-cell>
          <table:table-cell table:style-name="ce50" office:value-type="string" table:number-columns-spanned="1" table:number-rows-spanned="3">
            <text:p>Dự án ASL review code </text:p>
          </table:table-cell>
          <table:table-cell table:style-name="ce160"/>
          <table:table-cell table:style-name="ce167" office:value-type="string" table:number-columns-spanned="1" table:number-rows-spanned="3">
            <text:p>Dự án BBM review code</text:p>
          </table:table-cell>
          <table:table-cell table:style-name="ce160"/>
          <table:table-cell table:style-name="ce66" office:value-type="string" table:number-columns-spanned="1" table:number-rows-spanned="3">
            <text:p>Dự án OC review code</text:p>
          </table:table-cell>
          <table:table-cell table:style-name="ce160" table:number-columns-repeated="5"/>
          <table:table-cell table:style-name="ce66" office:value-type="string" table:number-columns-spanned="1" table:number-rows-spanned="3">
            <text:p>Dự án MT review code</text:p>
          </table:table-cell>
          <table:table-cell table:style-name="ce168" office:value-type="string" table:number-columns-spanned="1" table:number-rows-spanned="3">
            <text:p>Dự án Jooto review code</text:p>
          </table:table-cell>
          <table:table-cell table:style-name="ce166" office:value-type="string" table:number-columns-spanned="1" table:number-rows-spanned="3">
            <text:p>Dự án SD review code</text:p>
          </table:table-cell>
          <table:table-cell table:style-name="ce160" table:number-columns-repeated="4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4H00M00S">
            <text:p>02:00 PM</text:p>
          </table:table-cell>
          <table:table-cell table:style-name="ce160"/>
          <table:covered-table-cell table:style-name="Default"/>
          <table:table-cell table:style-name="ce160" table:number-columns-repeated="3"/>
          <table:covered-table-cell table:style-name="Default"/>
          <table:table-cell table:style-name="ce160" table:number-columns-repeated="7"/>
          <table:covered-table-cell table:style-name="Default"/>
          <table:table-cell table:style-name="ce160"/>
          <table:covered-table-cell table:style-name="Default"/>
          <table:table-cell table:style-name="ce160"/>
          <table:covered-table-cell table:style-name="Default"/>
          <table:table-cell table:style-name="ce160"/>
          <table:covered-table-cell table:style-name="Default"/>
          <table:table-cell table:style-name="ce88" office:value-type="string">
            <text:p>Phỏng vấn Web dev</text:p>
          </table:table-cell>
          <table:covered-table-cell table:style-name="ce176"/>
          <table:table-cell table:style-name="ce160" table:number-columns-repeated="5"/>
          <table:covered-table-cell table:style-name="Default"/>
          <table:table-cell table:style-name="ce160"/>
          <table:covered-table-cell table:style-name="Default"/>
          <table:table-cell table:style-name="ce88" office:value-type="string">
            <text:p>Phỏng vấn BA</text:p>
          </table:table-cell>
          <table:table-cell table:style-name="ce160" table:number-columns-repeated="2"/>
          <table:covered-table-cell table:style-name="Default"/>
          <table:table-cell table:style-name="ce160" table:number-columns-repeated="8"/>
          <table:covered-table-cell table:number-columns-repeated="4" table:style-name="Default"/>
          <table:table-cell table:style-name="ce160"/>
          <table:covered-table-cell table:style-name="Default"/>
          <table:table-cell table:style-name="ce160"/>
          <table:covered-table-cell table:style-name="ce176"/>
          <table:table-cell table:style-name="ce160" table:number-columns-repeated="5"/>
          <table:covered-table-cell table:number-columns-repeated="3" table:style-name="Default"/>
          <table:table-cell table:style-name="ce160" table:number-columns-repeated="4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4H30M00S">
            <text:p>02:30 PM</text:p>
          </table:table-cell>
          <table:table-cell table:style-name="ce160"/>
          <table:covered-table-cell table:style-name="Default"/>
          <table:table-cell table:style-name="ce160" table:number-columns-repeated="3"/>
          <table:covered-table-cell table:style-name="Default"/>
          <table:table-cell table:style-name="ce160" table:number-columns-repeated="7"/>
          <table:covered-table-cell table:style-name="Default"/>
          <table:table-cell table:style-name="ce160"/>
          <table:covered-table-cell table:style-name="Default"/>
          <table:table-cell table:style-name="ce160"/>
          <table:covered-table-cell table:style-name="Default"/>
          <table:table-cell table:style-name="ce160"/>
          <table:covered-table-cell table:style-name="Default"/>
          <table:table-cell table:style-name="ce160"/>
          <table:covered-table-cell table:style-name="ce176"/>
          <table:table-cell table:style-name="ce160" table:number-columns-repeated="5"/>
          <table:covered-table-cell table:style-name="Default"/>
          <table:table-cell table:style-name="ce160"/>
          <table:covered-table-cell table:style-name="Default"/>
          <table:table-cell table:style-name="ce160" table:number-columns-repeated="3"/>
          <table:covered-table-cell table:style-name="Default"/>
          <table:table-cell table:style-name="ce160" table:number-columns-repeated="8"/>
          <table:covered-table-cell table:number-columns-repeated="4" table:style-name="Default"/>
          <table:table-cell table:style-name="ce160"/>
          <table:covered-table-cell table:style-name="Default"/>
          <table:table-cell table:style-name="ce160"/>
          <table:covered-table-cell table:style-name="ce176"/>
          <table:table-cell table:style-name="ce160" table:number-columns-repeated="5"/>
          <table:covered-table-cell table:number-columns-repeated="3" table:style-name="Default"/>
          <table:table-cell table:style-name="ce160" table:number-columns-repeated="4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5H00M00S">
            <text:p>03:00 PM</text:p>
          </table:table-cell>
          <table:table-cell table:style-name="ce160" table:number-columns-repeated="26"/>
          <table:table-cell table:style-name="ce88" office:value-type="string">
            <text:p>Phỏng vấn BA</text:p>
          </table:table-cell>
          <table:table-cell table:style-name="ce160"/>
          <table:table-cell table:style-name="ce88" office:value-type="string">
            <text:p>Phỏng vấn BA</text:p>
          </table:table-cell>
          <table:table-cell table:style-name="ce160" table:number-columns-repeated="33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5H30M00S">
            <text:p>03:30 PM</text:p>
          </table:table-cell>
          <table:table-cell table:style-name="ce160" table:number-columns-repeated="62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6H00M00S">
            <text:p>04:00 PM</text:p>
          </table:table-cell>
          <table:table-cell table:style-name="ce160" table:number-columns-repeated="4"/>
          <table:table-cell table:style-name="ce167" office:value-type="string" table:number-columns-spanned="1" table:number-rows-spanned="3">
            <text:p>SingSquare review code</text:p>
          </table:table-cell>
          <table:table-cell table:style-name="ce168" office:value-type="string" table:number-columns-spanned="1" table:number-rows-spanned="3">
            <text:p>Team IOS review code</text:p>
          </table:table-cell>
          <table:table-cell table:style-name="ce160" table:number-columns-repeated="8"/>
          <table:table-cell table:style-name="ce62" office:value-type="string" table:number-columns-spanned="1" table:number-rows-spanned="3">
            <text:p>Dự án Rally review code</text:p>
          </table:table-cell>
          <table:table-cell table:style-name="ce160" table:number-columns-repeated="3"/>
          <table:table-cell table:style-name="ce167" office:value-type="string" table:number-columns-spanned="1" table:number-rows-spanned="3">
            <text:p>SingSquare review code</text:p>
          </table:table-cell>
          <table:table-cell table:style-name="ce172" office:value-type="string" table:number-columns-spanned="1" table:number-rows-spanned="3">
            <text:p>Team IOS review code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160" table:number-columns-repeated="11"/>
          <table:table-cell table:style-name="ce167" office:value-type="string" table:number-columns-spanned="1" table:number-rows-spanned="3">
            <text:p>SingSquare review code</text:p>
          </table:table-cell>
          <table:table-cell table:style-name="ce168" office:value-type="string" table:number-columns-spanned="1" table:number-rows-spanned="3">
            <text:p>Team IOS review code</text:p>
          </table:table-cell>
          <table:table-cell table:style-name="ce160" table:number-columns-repeated="12"/>
          <table:table-cell table:style-name="ce167" office:value-type="string" table:number-columns-spanned="1" table:number-rows-spanned="3">
            <text:p>SingSquare review code</text:p>
          </table:table-cell>
          <table:table-cell table:style-name="ce172" office:value-type="string" table:number-columns-spanned="1" table:number-rows-spanned="3">
            <text:p>Team IOS review code</text:p>
          </table:table-cell>
          <table:table-cell table:style-name="ce62" office:value-type="string" table:number-columns-spanned="1" table:number-rows-spanned="3">
            <text:p>Dự án MYID review code</text:p>
          </table:table-cell>
          <table:table-cell table:style-name="ce160" table:number-columns-repeated="8"/>
          <table:table-cell table:style-name="ce179" office:value-type="string" table:number-columns-spanned="1" table:number-rows-spanned="3">
            <text:p>Dự án MyID web review performance</text:p>
          </table:table-cell>
          <table:table-cell table:style-name="ce160" table:number-columns-repeated="2"/>
          <table:table-cell table:style-name="ce167" office:value-type="string" table:number-columns-spanned="1" table:number-rows-spanned="3">
            <text:p>SingSquare review code</text:p>
          </table:table-cell>
          <table:table-cell table:style-name="ce172" office:value-type="string" table:number-columns-spanned="1" table:number-rows-spanned="3">
            <text:p>Team IOS review code</text:p>
          </table:table-cell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6H30M00S">
            <text:p>04:30 PM</text:p>
          </table:table-cell>
          <table:table-cell table:style-name="ce160" table:number-columns-repeated="4"/>
          <table:covered-table-cell table:number-columns-repeated="2" table:style-name="Default"/>
          <table:table-cell table:style-name="ce160" table:number-columns-repeated="8"/>
          <table:covered-table-cell table:style-name="Default"/>
          <table:table-cell table:style-name="ce160" table:number-columns-repeated="3"/>
          <table:covered-table-cell table:number-columns-repeated="3" table:style-name="Default"/>
          <table:table-cell table:style-name="ce160" table:number-columns-repeated="11"/>
          <table:covered-table-cell table:number-columns-repeated="2" table:style-name="Default"/>
          <table:table-cell table:style-name="ce160" table:number-columns-repeated="11"/>
          <table:table-cell table:style-name="ce96" office:value-type="string" table:number-columns-spanned="1" table:number-rows-spanned="3">
            <text:p>Dự án Pinopox performance review</text:p>
          </table:table-cell>
          <table:covered-table-cell table:number-columns-repeated="3" table:style-name="Default"/>
          <table:table-cell table:style-name="ce179" office:value-type="string" table:number-columns-spanned="1" table:number-rows-spanned="3">
            <text:p>Dự án MyID web review performance</text:p>
          </table:table-cell>
          <table:table-cell table:style-name="ce160" table:number-columns-repeated="7"/>
          <table:covered-table-cell table:style-name="Default"/>
          <table:table-cell table:style-name="ce160" table:number-columns-repeated="2"/>
          <table:covered-table-cell table:number-columns-repeated="2" table:style-name="Default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7H00M00S">
            <text:p>05:00 PM</text:p>
          </table:table-cell>
          <table:table-cell table:style-name="ce160" table:number-columns-repeated="4"/>
          <table:covered-table-cell table:number-columns-repeated="2" table:style-name="Default"/>
          <table:table-cell table:style-name="ce160" table:number-columns-repeated="8"/>
          <table:covered-table-cell table:style-name="Default"/>
          <table:table-cell table:style-name="ce160" table:number-columns-repeated="3"/>
          <table:covered-table-cell table:number-columns-repeated="3" table:style-name="Default"/>
          <table:table-cell table:style-name="ce160" table:number-columns-repeated="11"/>
          <table:covered-table-cell table:number-columns-repeated="2" table:style-name="Default"/>
          <table:table-cell table:style-name="ce160" table:number-columns-repeated="11"/>
          <table:covered-table-cell table:number-columns-repeated="5" table:style-name="Default"/>
          <table:table-cell table:style-name="ce160" table:number-columns-repeated="7"/>
          <table:covered-table-cell table:style-name="Default"/>
          <table:table-cell table:style-name="ce160" table:number-columns-repeated="2"/>
          <table:covered-table-cell table:number-columns-repeated="2" table:style-name="Default"/>
          <table:table-cell table:style-name="ce77" table:number-columns-repeated="947"/>
          <table:table-cell table:number-columns-repeated="14"/>
        </table:table-row>
        <table:table-row table:style-name="ro13">
          <table:table-cell table:style-name="ce45" office:value-type="time" office:time-value="PT17H30M00S">
            <text:p>05:30 PM</text:p>
          </table:table-cell>
          <table:table-cell table:style-name="ce160" table:number-columns-repeated="45"/>
          <table:covered-table-cell table:style-name="Default"/>
          <table:table-cell table:style-name="ce160" table:number-columns-repeated="3"/>
          <table:covered-table-cell table:style-name="Default"/>
          <table:table-cell table:style-name="ce160" table:number-columns-repeated="1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61" table:number-columns-repeated="44"/>
          <table:table-cell table:style-name="Default" table:number-columns-repeated="7"/>
          <table:table-cell table:style-name="ce161" table:number-columns-repeated="11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61" table:number-columns-repeated="6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61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48"/>
          <table:table-cell table:style-name="ce162" office:value-type="string">
            <text:p><text:s/>Daily</text:p>
          </table:table-cell>
          <table:table-cell table:style-name="ce162"/>
          <table:table-cell table:style-name="ce161" table:number-columns-repeated="6"/>
          <table:table-cell table:style-name="Default" table:number-columns-repeated="2"/>
          <table:table-cell table:style-name="ce161" table:number-columns-repeated="52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61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156"/>
          <table:table-cell table:style-name="ce162" office:value-type="string">
            <text:p><text:s/>Weekly </text:p>
          </table:table-cell>
          <table:table-cell table:style-name="ce162"/>
          <table:table-cell table:style-name="ce161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61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50"/>
          <table:table-cell table:style-name="ce162" office:value-type="string">
            <text:p>Bi – Weekly </text:p>
          </table:table-cell>
          <table:table-cell table:style-name="ce162"/>
          <table:table-cell table:style-name="ce161" table:number-columns-repeated="60"/>
          <table:table-cell table:style-name="ce77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161" table:number-columns-repeated="62"/>
          <table:table-cell table:style-name="ce77" table:number-columns-repeated="947"/>
          <table:table-cell table:number-columns-repeated="14"/>
        </table:table-row>
        <table:table-row table:style-name="ro11">
          <table:table-cell table:style-name="ce51"/>
          <table:table-cell table:style-name="ce162" office:value-type="string">
            <text:p><text:s/>Suddenly </text:p>
          </table:table-cell>
          <table:table-cell table:style-name="ce162"/>
          <table:table-cell table:style-name="ce161" table:number-columns-repeated="60"/>
          <table:table-cell table:style-name="ce77" table:number-columns-repeated="947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161" table:number-columns-repeated="62"/>
          <table:table-cell table:style-name="ce77" table:number-columns-repeated="947"/>
          <table:table-cell table:number-columns-repeated="14"/>
        </table:table-row>
        <table:table-row table:style-name="ro2" table:number-rows-repeated="9">
          <table:table-cell table:style-name="ce46"/>
          <table:table-cell table:style-name="ce161" table:number-columns-repeated="51"/>
          <table:table-cell/>
          <table:table-cell table:style-name="ce161" table:number-columns-repeated="10"/>
          <table:table-cell table:style-name="ce77" table:number-columns-repeated="947"/>
          <table:table-cell table:number-columns-repeated="14"/>
        </table:table-row>
        <table:table-row table:style-name="ro2" table:number-rows-repeated="98314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October.A2:October.BJ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Untitled1" style:family="table-cell" style:parent-style-name="Default">
      <style:table-cell-properties fo:background-color="#99ffff"/>
    </style:style>
    <style:style style:name="Untitled2" style:family="table-cell" style:parent-style-name="Default">
      <style:table-cell-properties fo:background-color="#3399ff"/>
    </style:style>
    <style:style style:name="Untitled3" style:family="table-cell" style:parent-style-name="Default">
      <style:table-cell-properties fo:background-color="#00ccff"/>
    </style:style>
    <style:style style:name="Untitled4" style:family="table-cell" style:parent-style-name="Default">
      <style:table-cell-properties fo:background-color="#ffff99"/>
    </style:style>
    <style:style style:name="Untitled5" style:family="table-cell" style:parent-style-name="Default">
      <style:table-cell-properties fo:background-color="#0066ff"/>
    </style:style>
    <style:style style:name="Untitled6" style:family="table-cell" style:parent-style-name="Default">
      <style:table-cell-properties fo:background-color="#ccff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1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2-28">12/28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05:09.73</meta:creation-date>
    <meta:editing-cycles>148</meta:editing-cycles>
    <meta:editing-duration>P2DT20H45M53S</meta:editing-duration>
    <meta:generator>OpenOffice/4.1.1$Win32 OpenOffice.org_project/411m6$Build-9775</meta:generator>
    <dc:date>2015-12-28T11:27:18.10</dc:date>
    <meta:document-statistic meta:table-count="7" meta:cell-count="1169" meta:object-count="0"/>
    <meta:user-defined meta:name="Info 1"/>
    <meta:user-defined meta:name="Info 2"/>
    <meta:user-defined meta:name="Info 3"/>
    <meta:user-defined meta:name="Info 4"/>
  </office:meta>
</office:document-meta>
</file>